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5"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6" style:family="paragraph" style:parent-style-name="Text_20_body">
      <style:text-properties fo:font-style="normal" officeooo:rsid="02ba682a" officeooo:paragraph-rsid="02ba682a" style:font-style-asian="normal" style:font-style-complex="normal"/>
    </style:style>
    <style:style style:name="P7" style:family="paragraph" style:parent-style-name="Text_20_body">
      <style:text-properties fo:font-style="normal" officeooo:rsid="02bacf5f" officeooo:paragraph-rsid="02bacf5f" style:font-style-asian="normal" style:font-style-complex="normal"/>
    </style:style>
    <style:style style:name="P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 style:family="paragraph" style:parent-style-name="Text_20_body">
      <style:text-properties fo:font-style="normal" officeooo:rsid="02bacf5f" officeooo:paragraph-rsid="037e52cd" style:font-style-asian="normal" style:font-style-complex="normal"/>
    </style:style>
    <style:style style:name="P1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 style:family="paragraph" style:parent-style-name="Text_20_body">
      <style:text-properties fo:font-style="normal" officeooo:rsid="02bbdeae" officeooo:paragraph-rsid="02bbdeae" style:font-style-asian="normal" style:font-style-complex="normal"/>
    </style:style>
    <style:style style:name="P12"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13" style:family="paragraph" style:parent-style-name="Text_20_body">
      <style:text-properties fo:font-style="normal" officeooo:rsid="037f57f7" officeooo:paragraph-rsid="037f57f7" style:font-style-asian="normal" style:font-style-complex="normal"/>
    </style:style>
    <style:style style:name="P14" style:family="paragraph" style:parent-style-name="Text_20_body">
      <style:text-properties fo:font-style="normal" officeooo:rsid="037ecc9a" officeooo:paragraph-rsid="037ecc9a" style:font-style-asian="normal" style:font-style-complex="normal"/>
    </style:style>
    <style:style style:name="P15" style:family="paragraph" style:parent-style-name="Text_20_body">
      <style:text-properties fo:font-style="normal" officeooo:rsid="037ecc9a" officeooo:paragraph-rsid="04247803" style:font-style-asian="normal" style:font-style-complex="normal"/>
    </style:style>
    <style:style style:name="P1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 style:family="paragraph" style:parent-style-name="Text_20_body">
      <style:text-properties fo:font-style="normal" officeooo:rsid="0397ee97" officeooo:paragraph-rsid="0398453a" style:font-style-asian="normal" style:font-style-complex="normal"/>
    </style:style>
    <style:style style:name="P1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2"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3"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5"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6" style:family="paragraph" style:parent-style-name="Text_20_body">
      <style:paragraph-properties fo:text-align="start" style:justify-single-word="false"/>
      <style:text-properties officeooo:rsid="0215e482" officeooo:paragraph-rsid="0256eb57"/>
    </style:style>
    <style:style style:name="P27" style:family="paragraph" style:parent-style-name="Text_20_body">
      <style:paragraph-properties fo:text-align="start" style:justify-single-word="false"/>
      <style:text-properties officeooo:rsid="0215e482" officeooo:paragraph-rsid="03cb452e"/>
    </style:style>
    <style:style style:name="P28" style:family="paragraph" style:parent-style-name="Text_20_body">
      <style:paragraph-properties fo:text-align="start" style:justify-single-word="false"/>
      <style:text-properties officeooo:rsid="021c9192" officeooo:paragraph-rsid="021c9192"/>
    </style:style>
    <style:style style:name="P29" style:family="paragraph" style:parent-style-name="Text_20_body">
      <style:paragraph-properties fo:text-align="start" style:justify-single-word="false"/>
      <style:text-properties officeooo:rsid="022dd57a" officeooo:paragraph-rsid="022dd57a"/>
    </style:style>
    <style:style style:name="P30" style:family="paragraph" style:parent-style-name="Text_20_body">
      <style:paragraph-properties fo:text-align="start" style:justify-single-word="false"/>
      <style:text-properties officeooo:rsid="0234f9ab" officeooo:paragraph-rsid="0234f9ab"/>
    </style:style>
    <style:style style:name="P31" style:family="paragraph" style:parent-style-name="Text_20_body">
      <style:paragraph-properties fo:text-align="start" style:justify-single-word="false"/>
      <style:text-properties officeooo:rsid="01eac53b" officeooo:paragraph-rsid="01eac53b"/>
    </style:style>
    <style:style style:name="P32" style:family="paragraph" style:parent-style-name="Text_20_body">
      <style:paragraph-properties fo:text-align="start" style:justify-single-word="false"/>
      <style:text-properties officeooo:rsid="01eac53b" officeooo:paragraph-rsid="0437f040"/>
    </style:style>
    <style:style style:name="P33" style:family="paragraph" style:parent-style-name="Text_20_body">
      <style:paragraph-properties fo:text-align="start" style:justify-single-word="false"/>
      <style:text-properties officeooo:rsid="01e58295" officeooo:paragraph-rsid="01e7e9f2"/>
    </style:style>
    <style:style style:name="P34" style:family="paragraph" style:parent-style-name="Text_20_body">
      <style:paragraph-properties fo:text-align="start" style:justify-single-word="false"/>
      <style:text-properties officeooo:rsid="02396f46" officeooo:paragraph-rsid="02396f46"/>
    </style:style>
    <style:style style:name="P35"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36"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37"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38"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39"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40"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41"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42"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43" style:family="paragraph" style:parent-style-name="Text_20_body">
      <style:text-properties style:font-name="Courier 10 Pitch" fo:font-size="10pt" officeooo:rsid="031f540b" officeooo:paragraph-rsid="031f540b" style:font-size-asian="10pt" style:font-size-complex="10pt"/>
    </style:style>
    <style:style style:name="P44" style:family="paragraph" style:parent-style-name="Text_20_body">
      <style:text-properties style:font-name="Courier 10 Pitch" fo:font-size="10pt" officeooo:rsid="031f540b" officeooo:paragraph-rsid="03da49f9" style:font-size-asian="10pt" style:font-size-complex="10pt"/>
    </style:style>
    <style:style style:name="P45" style:family="paragraph" style:parent-style-name="Text_20_body">
      <style:text-properties style:font-name="Courier 10 Pitch" fo:font-size="10pt" officeooo:rsid="031f540b" officeooo:paragraph-rsid="03f421d4" style:font-size-asian="10pt" style:font-size-complex="10pt"/>
    </style:style>
    <style:style style:name="P46" style:family="paragraph" style:parent-style-name="Text_20_body">
      <style:text-properties style:font-name="Courier 10 Pitch" fo:font-size="10pt" officeooo:rsid="031f540b" officeooo:paragraph-rsid="03f82533" style:font-size-asian="10pt" style:font-size-complex="10pt"/>
    </style:style>
    <style:style style:name="P47" style:family="paragraph" style:parent-style-name="Text_20_body">
      <style:text-properties style:font-name="Courier 10 Pitch" fo:font-size="10pt" officeooo:rsid="031f540b" officeooo:paragraph-rsid="04ec8584" style:font-size-asian="10pt" style:font-size-complex="10pt"/>
    </style:style>
    <style:style style:name="P48" style:family="paragraph" style:parent-style-name="Text_20_body">
      <style:text-properties style:font-name="Courier 10 Pitch" fo:font-size="10pt" officeooo:rsid="031f540b" officeooo:paragraph-rsid="04fb96a0" style:font-size-asian="10pt" style:font-size-complex="10pt"/>
    </style:style>
    <style:style style:name="P49" style:family="paragraph" style:parent-style-name="Text_20_body">
      <style:text-properties style:font-name="Courier 10 Pitch" fo:font-size="10pt" officeooo:rsid="031f540b" officeooo:paragraph-rsid="0523d8e6" style:font-size-asian="10pt" style:font-size-complex="10pt"/>
    </style:style>
    <style:style style:name="P50" style:family="paragraph" style:parent-style-name="Text_20_body">
      <style:text-properties style:font-name="Courier 10 Pitch" fo:font-size="10pt" officeooo:rsid="031f540b" officeooo:paragraph-rsid="0541a501" style:font-size-asian="10pt" style:font-size-complex="10pt"/>
    </style:style>
    <style:style style:name="P51" style:family="paragraph" style:parent-style-name="Text_20_body">
      <style:text-properties style:font-name="Courier 10 Pitch" fo:font-size="10pt" officeooo:rsid="0320165d" officeooo:paragraph-rsid="0320165d" style:font-size-asian="10pt" style:font-size-complex="10pt"/>
    </style:style>
    <style:style style:name="P52" style:family="paragraph" style:parent-style-name="Text_20_body">
      <style:text-properties style:font-name="Courier 10 Pitch" fo:font-size="10pt" officeooo:rsid="0320165d" officeooo:paragraph-rsid="04ef623b" style:font-size-asian="10pt" style:font-size-complex="10pt"/>
    </style:style>
    <style:style style:name="P53" style:family="paragraph" style:parent-style-name="Text_20_body">
      <style:text-properties style:font-name="Courier 10 Pitch" fo:font-size="10pt" officeooo:rsid="0320165d" officeooo:paragraph-rsid="0524bbb3" style:font-size-asian="10pt" style:font-size-complex="10pt"/>
    </style:style>
    <style:style style:name="P54" style:family="paragraph" style:parent-style-name="Text_20_body">
      <style:text-properties style:font-name="Courier 10 Pitch" fo:font-size="10pt" officeooo:rsid="03225488" officeooo:paragraph-rsid="03225488" style:font-size-asian="10pt" style:font-size-complex="10pt"/>
    </style:style>
    <style:style style:name="P55" style:family="paragraph" style:parent-style-name="Text_20_body">
      <style:text-properties style:font-name="Courier 10 Pitch" fo:font-size="10pt" officeooo:rsid="03225488" officeooo:paragraph-rsid="04211c04" style:font-size-asian="10pt" style:font-size-complex="10pt"/>
    </style:style>
    <style:style style:name="P56" style:family="paragraph" style:parent-style-name="Text_20_body">
      <style:text-properties style:font-name="Courier 10 Pitch" fo:font-size="10pt" officeooo:rsid="03236833" officeooo:paragraph-rsid="03236833" style:font-size-asian="10pt" style:font-size-complex="10pt"/>
    </style:style>
    <style:style style:name="P57" style:family="paragraph" style:parent-style-name="Text_20_body">
      <style:text-properties style:font-name="Courier 10 Pitch" fo:font-size="10pt" officeooo:rsid="03236833" officeooo:paragraph-rsid="053d916c" style:font-size-asian="10pt" style:font-size-complex="10pt"/>
    </style:style>
    <style:style style:name="P58" style:family="paragraph" style:parent-style-name="Text_20_body">
      <style:text-properties style:font-name="Courier 10 Pitch" fo:font-size="10pt" officeooo:rsid="0326e8d2" officeooo:paragraph-rsid="0326e8d2" style:font-size-asian="10pt" style:font-size-complex="10pt"/>
    </style:style>
    <style:style style:name="P59" style:family="paragraph" style:parent-style-name="Text_20_body">
      <style:text-properties style:font-name="Courier 10 Pitch" fo:font-size="10pt" officeooo:rsid="0326e8d2" officeooo:paragraph-rsid="03e45e83" style:font-size-asian="10pt" style:font-size-complex="10pt"/>
    </style:style>
    <style:style style:name="P60" style:family="paragraph" style:parent-style-name="Text_20_body">
      <style:text-properties style:font-name="Courier 10 Pitch" fo:font-size="10pt" officeooo:rsid="0326e8d2" officeooo:paragraph-rsid="04ec8584" style:font-size-asian="10pt" style:font-size-complex="10pt"/>
    </style:style>
    <style:style style:name="P61" style:family="paragraph" style:parent-style-name="Text_20_body">
      <style:text-properties style:font-name="Courier 10 Pitch" fo:font-size="10pt" officeooo:rsid="0326e8d2" officeooo:paragraph-rsid="04fb96a0" style:font-size-asian="10pt" style:font-size-complex="10pt"/>
    </style:style>
    <style:style style:name="P62" style:family="paragraph" style:parent-style-name="Text_20_body">
      <style:text-properties style:font-name="Courier 10 Pitch" fo:font-size="10pt" officeooo:rsid="0326e8d2" officeooo:paragraph-rsid="0541a501" style:font-size-asian="10pt" style:font-size-complex="10pt"/>
    </style:style>
    <style:style style:name="P63" style:family="paragraph" style:parent-style-name="Text_20_body">
      <style:text-properties style:font-name="Courier 10 Pitch" fo:font-size="10pt" officeooo:rsid="0327e025" officeooo:paragraph-rsid="0327e025" style:font-size-asian="10pt" style:font-size-complex="10pt"/>
    </style:style>
    <style:style style:name="P64" style:family="paragraph" style:parent-style-name="Text_20_body">
      <style:text-properties style:font-name="Courier 10 Pitch" fo:font-size="10pt" officeooo:rsid="0327e025" officeooo:paragraph-rsid="0418b527" style:font-size-asian="10pt" style:font-size-complex="10pt"/>
    </style:style>
    <style:style style:name="P65" style:family="paragraph" style:parent-style-name="Text_20_body">
      <style:text-properties style:font-name="Courier 10 Pitch" fo:font-size="10pt" officeooo:rsid="0327e025" officeooo:paragraph-rsid="041b81c1" style:font-size-asian="10pt" style:font-size-complex="10pt"/>
    </style:style>
    <style:style style:name="P66" style:family="paragraph" style:parent-style-name="Text_20_body">
      <style:text-properties style:font-name="Courier 10 Pitch" fo:font-size="10pt" officeooo:rsid="0328ac2b" officeooo:paragraph-rsid="0328ac2b" style:font-size-asian="10pt" style:font-size-complex="10pt"/>
    </style:style>
    <style:style style:name="P67" style:family="paragraph" style:parent-style-name="Text_20_body">
      <style:text-properties style:font-name="Courier 10 Pitch" fo:font-size="10pt" officeooo:rsid="0329a59c" officeooo:paragraph-rsid="0329a59c" style:font-size-asian="10pt" style:font-size-complex="10pt"/>
    </style:style>
    <style:style style:name="P68" style:family="paragraph" style:parent-style-name="Text_20_body">
      <style:text-properties style:font-name="Courier 10 Pitch" fo:font-size="10pt" officeooo:rsid="032bbb2b" officeooo:paragraph-rsid="032bbb2b" style:font-size-asian="10pt" style:font-size-complex="10pt"/>
    </style:style>
    <style:style style:name="P69" style:family="paragraph" style:parent-style-name="Text_20_body">
      <style:text-properties style:font-name="Courier 10 Pitch" fo:font-size="10pt" officeooo:rsid="032bbb2b" officeooo:paragraph-rsid="03a1518e" style:font-size-asian="10pt" style:font-size-complex="10pt"/>
    </style:style>
    <style:style style:name="P70" style:family="paragraph" style:parent-style-name="Text_20_body">
      <style:text-properties style:font-name="Courier 10 Pitch" fo:font-size="10pt" officeooo:rsid="032bbb2b" officeooo:paragraph-rsid="03f02129" style:font-size-asian="10pt" style:font-size-complex="10pt"/>
    </style:style>
    <style:style style:name="P71" style:family="paragraph" style:parent-style-name="Text_20_body">
      <style:text-properties style:font-name="Courier 10 Pitch" fo:font-size="10pt" officeooo:rsid="04fe10f2" officeooo:paragraph-rsid="04fe10f2" style:font-size-asian="10pt" style:font-size-complex="10pt"/>
    </style:style>
    <style:style style:name="P72" style:family="paragraph" style:parent-style-name="Text_20_body">
      <style:paragraph-properties fo:text-align="start" style:justify-single-word="false"/>
      <style:text-properties officeooo:rsid="02467069" officeooo:paragraph-rsid="02467069"/>
    </style:style>
    <style:style style:name="P73" style:family="paragraph" style:parent-style-name="Text_20_body">
      <style:paragraph-properties fo:text-align="start" style:justify-single-word="false"/>
      <style:text-properties officeooo:rsid="0247e5fd" officeooo:paragraph-rsid="0247e5fd"/>
    </style:style>
    <style:style style:name="P74" style:family="paragraph" style:parent-style-name="Text_20_body">
      <style:text-properties officeooo:rsid="0251bdbe" officeooo:paragraph-rsid="0251bdbe"/>
    </style:style>
    <style:style style:name="P75" style:family="paragraph" style:parent-style-name="Subtitle">
      <style:text-properties officeooo:rsid="0251bdbe" officeooo:paragraph-rsid="0251bdbe"/>
    </style:style>
    <style:style style:name="P76" style:family="paragraph" style:parent-style-name="Title">
      <style:text-properties officeooo:rsid="0251bdbe" officeooo:paragraph-rsid="0251bdbe"/>
    </style:style>
    <style:style style:name="P77" style:family="paragraph" style:parent-style-name="Text_20_body">
      <style:text-properties officeooo:rsid="025c94a4" officeooo:paragraph-rsid="025c94a4"/>
    </style:style>
    <style:style style:name="P78" style:family="paragraph" style:parent-style-name="Text_20_body">
      <style:text-properties style:font-name="Liberation Serif" fo:font-size="12pt" officeooo:rsid="031fc242" officeooo:paragraph-rsid="031fc242" style:font-size-asian="10.5pt" style:font-size-complex="12pt"/>
    </style:style>
    <style:style style:name="P79" style:family="paragraph" style:parent-style-name="Text_20_body">
      <style:text-properties style:font-name="Liberation Serif" fo:font-size="12pt" officeooo:rsid="031fc242" officeooo:paragraph-rsid="03f82533" style:font-size-asian="10.5pt" style:font-size-complex="12pt"/>
    </style:style>
    <style:style style:name="P80" style:family="paragraph" style:parent-style-name="Text_20_body">
      <style:text-properties style:font-name="Liberation Serif" fo:font-size="12pt" officeooo:rsid="0320a8a2" officeooo:paragraph-rsid="0320a8a2" style:font-size-asian="10.5pt" style:font-size-complex="12pt"/>
    </style:style>
    <style:style style:name="P81" style:family="paragraph" style:parent-style-name="Text_20_body">
      <style:text-properties style:font-name="Liberation Serif" fo:font-size="12pt" officeooo:rsid="03236833" officeooo:paragraph-rsid="03236833" style:font-size-asian="10.5pt" style:font-size-complex="12pt"/>
    </style:style>
    <style:style style:name="P82" style:family="paragraph" style:parent-style-name="Text_20_body">
      <style:text-properties style:font-name="Liberation Serif" fo:font-size="12pt" officeooo:rsid="03236833" officeooo:paragraph-rsid="04211c04" style:font-size-asian="10.5pt" style:font-size-complex="12pt"/>
    </style:style>
    <style:style style:name="P83" style:family="paragraph" style:parent-style-name="Text_20_body">
      <style:text-properties style:font-name="Liberation Serif" fo:font-size="12pt" officeooo:rsid="03236833" officeooo:paragraph-rsid="053d916c" style:font-size-asian="10.5pt" style:font-size-complex="12pt"/>
    </style:style>
    <style:style style:name="P84" style:family="paragraph" style:parent-style-name="Text_20_body">
      <style:text-properties style:font-name="Liberation Serif" fo:font-size="12pt" officeooo:rsid="032511ad" officeooo:paragraph-rsid="032511ad" style:font-size-asian="10.5pt" style:font-size-complex="12pt"/>
    </style:style>
    <style:style style:name="P85" style:family="paragraph" style:parent-style-name="Text_20_body">
      <style:text-properties style:font-name="Liberation Serif" fo:font-size="12pt" officeooo:rsid="032511ad" officeooo:paragraph-rsid="03e45e83" style:font-size-asian="10.5pt" style:font-size-complex="12pt"/>
    </style:style>
    <style:style style:name="P86" style:family="paragraph" style:parent-style-name="Text_20_body">
      <style:text-properties style:font-name="Liberation Serif" fo:font-size="12pt" officeooo:rsid="0326f512" officeooo:paragraph-rsid="0326f512" style:font-size-asian="10.5pt" style:font-size-complex="12pt"/>
    </style:style>
    <style:style style:name="P87" style:family="paragraph" style:parent-style-name="Text_20_body">
      <style:text-properties style:font-name="Liberation Serif" fo:font-size="12pt" officeooo:rsid="0327e025" officeooo:paragraph-rsid="0327e025" style:font-size-asian="10.5pt" style:font-size-complex="12pt"/>
    </style:style>
    <style:style style:name="P88" style:family="paragraph" style:parent-style-name="Text_20_body">
      <style:text-properties style:font-name="Liberation Serif" fo:font-size="12pt" officeooo:rsid="0328ac2b" officeooo:paragraph-rsid="0328ac2b" style:font-size-asian="10.5pt" style:font-size-complex="12pt"/>
    </style:style>
    <style:style style:name="P89" style:family="paragraph" style:parent-style-name="Text_20_body">
      <style:text-properties style:font-name="Liberation Serif" fo:font-size="12pt" officeooo:rsid="032bbb2b" officeooo:paragraph-rsid="032bbb2b" style:font-size-asian="10.5pt" style:font-size-complex="12pt"/>
    </style:style>
    <style:style style:name="P90" style:family="paragraph" style:parent-style-name="Text_20_body">
      <style:text-properties style:font-name="Liberation Serif" fo:font-size="12pt" officeooo:rsid="032bbb2b" officeooo:paragraph-rsid="03a1518e" style:font-size-asian="10.5pt" style:font-size-complex="12pt"/>
    </style:style>
    <style:style style:name="P91" style:family="paragraph" style:parent-style-name="Text_20_body">
      <style:text-properties style:font-name="Liberation Serif" fo:font-size="12pt" officeooo:rsid="032bbb2b" officeooo:paragraph-rsid="03f02129" style:font-size-asian="10.5pt" style:font-size-complex="12pt"/>
    </style:style>
    <style:style style:name="P92"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93" style:family="paragraph" style:parent-style-name="Text_20_body">
      <style:text-properties style:font-name="Liberation Serif" fo:font-size="12pt" officeooo:rsid="03a1518e" officeooo:paragraph-rsid="03a1518e" style:font-size-asian="10.5pt" style:font-size-complex="12pt"/>
    </style:style>
    <style:style style:name="P94" style:family="paragraph" style:parent-style-name="Text_20_body">
      <style:text-properties style:font-name="Liberation Serif" fo:font-size="12pt" officeooo:rsid="03a1518e" officeooo:paragraph-rsid="03f02129" style:font-size-asian="10.5pt" style:font-size-complex="12pt"/>
    </style:style>
    <style:style style:name="P95" style:family="paragraph" style:parent-style-name="Text_20_body">
      <style:text-properties style:font-name="Liberation Serif" fo:font-size="12pt" officeooo:rsid="04211c04" officeooo:paragraph-rsid="04211c04" style:font-size-asian="10.5pt" style:font-size-complex="12pt"/>
    </style:style>
    <style:style style:name="P96" style:family="paragraph" style:parent-style-name="Text_20_body">
      <style:text-properties style:font-name="Liberation Serif" fo:font-size="12pt" officeooo:rsid="04ec8584" officeooo:paragraph-rsid="04ef623b" style:font-size-asian="10.5pt" style:font-size-complex="12pt"/>
    </style:style>
    <style:style style:name="P97" style:family="paragraph" style:parent-style-name="Text_20_body">
      <style:text-properties style:font-name="Liberation Serif" fo:font-size="12pt" officeooo:rsid="04ec8584" officeooo:paragraph-rsid="04fb96a0" style:font-size-asian="10.5pt" style:font-size-complex="12pt"/>
    </style:style>
    <style:style style:name="P98" style:family="paragraph" style:parent-style-name="Text_20_body">
      <style:text-properties style:font-name="Liberation Serif" fo:font-size="12pt" officeooo:rsid="04ec8584" officeooo:paragraph-rsid="0541a501" style:font-size-asian="10.5pt" style:font-size-complex="12pt"/>
    </style:style>
    <style:style style:name="P99" style:family="paragraph" style:parent-style-name="Text_20_body">
      <style:text-properties style:font-name="Liberation Serif" officeooo:rsid="0601ed31" officeooo:paragraph-rsid="0601ed31"/>
    </style:style>
    <style:style style:name="P100" style:family="paragraph" style:parent-style-name="Text_20_body">
      <style:text-properties officeooo:rsid="0279dac1" officeooo:paragraph-rsid="0279dac1"/>
    </style:style>
    <style:style style:name="P101" style:family="paragraph" style:parent-style-name="Text_20_body">
      <style:text-properties officeooo:rsid="02840250" officeooo:paragraph-rsid="02840250"/>
    </style:style>
    <style:style style:name="P102" style:family="paragraph" style:parent-style-name="Text_20_body">
      <style:text-properties officeooo:rsid="028a9b5e" officeooo:paragraph-rsid="028a9b5e"/>
    </style:style>
    <style:style style:name="P103" style:family="paragraph" style:parent-style-name="Text_20_body">
      <style:text-properties officeooo:rsid="028a9b5e" officeooo:paragraph-rsid="03748cbf"/>
    </style:style>
    <style:style style:name="P104" style:family="paragraph" style:parent-style-name="Text_20_body">
      <style:text-properties officeooo:rsid="028d3a22" officeooo:paragraph-rsid="028f620e"/>
    </style:style>
    <style:style style:name="P105" style:family="paragraph" style:parent-style-name="Text_20_body">
      <style:text-properties officeooo:rsid="028d3a22" officeooo:paragraph-rsid="028d3a22"/>
    </style:style>
    <style:style style:name="P106" style:family="paragraph" style:parent-style-name="Text_20_body">
      <style:text-properties officeooo:rsid="0292c63c" officeooo:paragraph-rsid="0292c63c"/>
    </style:style>
    <style:style style:name="P107" style:family="paragraph" style:parent-style-name="Text_20_body">
      <style:text-properties officeooo:rsid="0292c63c" officeooo:paragraph-rsid="029af454"/>
    </style:style>
    <style:style style:name="P108" style:family="paragraph" style:parent-style-name="Text_20_body">
      <style:text-properties officeooo:rsid="02a13947" officeooo:paragraph-rsid="03639f12"/>
    </style:style>
    <style:style style:name="P109" style:family="paragraph" style:parent-style-name="Text_20_body">
      <style:paragraph-properties fo:text-align="start" style:justify-single-word="false"/>
      <style:text-properties officeooo:rsid="02a13947" officeooo:paragraph-rsid="03639f12"/>
    </style:style>
    <style:style style:name="P110" style:family="paragraph" style:parent-style-name="Text_20_body">
      <style:paragraph-properties fo:text-align="start" style:justify-single-word="false"/>
      <style:text-properties officeooo:rsid="02a13947" officeooo:paragraph-rsid="0359aa0a"/>
    </style:style>
    <style:style style:name="P111" style:family="paragraph" style:parent-style-name="Text_20_body">
      <style:paragraph-properties fo:text-align="start" style:justify-single-word="false"/>
      <style:text-properties officeooo:rsid="0202f779" officeooo:paragraph-rsid="0202f779"/>
    </style:style>
    <style:style style:name="P112" style:family="paragraph" style:parent-style-name="Text_20_body">
      <style:text-properties officeooo:rsid="02a64632" officeooo:paragraph-rsid="02a64632"/>
    </style:style>
    <style:style style:name="P113" style:family="paragraph" style:parent-style-name="Text_20_body">
      <style:paragraph-properties fo:margin-left="0.4925in" fo:margin-right="0in" fo:text-indent="0in" style:auto-text-indent="false"/>
      <style:text-properties officeooo:rsid="02a64632" officeooo:paragraph-rsid="02a64632"/>
    </style:style>
    <style:style style:name="P114" style:family="paragraph" style:parent-style-name="Text_20_body">
      <style:text-properties officeooo:rsid="02a64632" officeooo:paragraph-rsid="02a7a40d"/>
    </style:style>
    <style:style style:name="P115" style:family="paragraph" style:parent-style-name="Text_20_body">
      <style:paragraph-properties fo:margin-left="0.4925in" fo:margin-right="0in" fo:text-indent="0in" style:auto-text-indent="false"/>
      <style:text-properties officeooo:rsid="02a64632" officeooo:paragraph-rsid="061de53b"/>
    </style:style>
    <style:style style:name="P116" style:family="paragraph" style:parent-style-name="Text_20_body">
      <style:text-properties officeooo:rsid="02abbc40" officeooo:paragraph-rsid="02abbc40"/>
    </style:style>
    <style:style style:name="P117" style:family="paragraph" style:parent-style-name="Text_20_body">
      <style:text-properties officeooo:rsid="02abbc40" officeooo:paragraph-rsid="02acf251"/>
    </style:style>
    <style:style style:name="P118" style:family="paragraph" style:parent-style-name="Text_20_body">
      <style:text-properties officeooo:rsid="02b006b1" officeooo:paragraph-rsid="0305d5df"/>
    </style:style>
    <style:style style:name="P119" style:family="paragraph" style:parent-style-name="Text_20_body">
      <style:text-properties officeooo:rsid="02b006b1" officeooo:paragraph-rsid="037b9240"/>
    </style:style>
    <style:style style:name="P120" style:family="paragraph" style:parent-style-name="Text_20_body">
      <style:text-properties officeooo:rsid="02b006b1" officeooo:paragraph-rsid="055c5687"/>
    </style:style>
    <style:style style:name="P121" style:family="paragraph" style:parent-style-name="Text_20_body">
      <style:text-properties officeooo:rsid="02b4f811" officeooo:paragraph-rsid="02b4f811"/>
    </style:style>
    <style:style style:name="P122" style:family="paragraph" style:parent-style-name="Text_20_body">
      <style:text-properties officeooo:rsid="02b4f811" officeooo:paragraph-rsid="037b9240"/>
    </style:style>
    <style:style style:name="P123" style:family="paragraph" style:parent-style-name="Text_20_body">
      <style:text-properties officeooo:rsid="02b72915" officeooo:paragraph-rsid="02b72915"/>
    </style:style>
    <style:style style:name="P124" style:family="paragraph" style:parent-style-name="Text_20_body">
      <style:text-properties officeooo:rsid="02b72915" officeooo:paragraph-rsid="037b9240"/>
    </style:style>
    <style:style style:name="P125" style:family="paragraph" style:parent-style-name="Text_20_body">
      <style:text-properties officeooo:rsid="02ba682a" officeooo:paragraph-rsid="02ba682a"/>
    </style:style>
    <style:style style:name="P126" style:family="paragraph" style:parent-style-name="Text_20_body">
      <style:text-properties officeooo:rsid="02bacf5f" officeooo:paragraph-rsid="02bacf5f"/>
    </style:style>
    <style:style style:name="P127" style:family="paragraph" style:parent-style-name="Text_20_body">
      <style:text-properties officeooo:rsid="02c8ed27" officeooo:paragraph-rsid="02c9d163"/>
    </style:style>
    <style:style style:name="P128" style:family="paragraph" style:parent-style-name="Text_20_body">
      <style:paragraph-properties fo:margin-left="0.4925in" fo:margin-right="0in" fo:text-indent="0in" style:auto-text-indent="false"/>
      <style:text-properties officeooo:rsid="02c8ed27" officeooo:paragraph-rsid="02c9d163"/>
    </style:style>
    <style:style style:name="P129" style:family="paragraph" style:parent-style-name="Text_20_body">
      <style:text-properties officeooo:rsid="02cc5004" officeooo:paragraph-rsid="02cc5004"/>
    </style:style>
    <style:style style:name="P130" style:family="paragraph" style:parent-style-name="Text_20_body">
      <style:paragraph-properties fo:margin-left="0.4925in" fo:margin-right="0in" fo:text-indent="0in" style:auto-text-indent="false"/>
      <style:text-properties officeooo:rsid="02cc5004" officeooo:paragraph-rsid="02cc5004"/>
    </style:style>
    <style:style style:name="P131" style:family="paragraph" style:parent-style-name="Text_20_body">
      <style:text-properties officeooo:rsid="02cdbeb0" officeooo:paragraph-rsid="02cdbeb0"/>
    </style:style>
    <style:style style:name="P132" style:family="paragraph" style:parent-style-name="Text_20_body">
      <style:paragraph-properties fo:margin-left="0.4925in" fo:margin-right="0in" fo:text-indent="0in" style:auto-text-indent="false"/>
      <style:text-properties officeooo:rsid="02cdbeb0" officeooo:paragraph-rsid="02cdbeb0"/>
    </style:style>
    <style:style style:name="P133" style:family="paragraph" style:parent-style-name="Text_20_body">
      <style:text-properties officeooo:rsid="02cf1b49" officeooo:paragraph-rsid="02cf1b49"/>
    </style:style>
    <style:style style:name="P134" style:family="paragraph" style:parent-style-name="Text_20_body">
      <style:paragraph-properties fo:margin-left="0.4925in" fo:margin-right="0in" fo:text-indent="0in" style:auto-text-indent="false"/>
      <style:text-properties officeooo:rsid="02cf1b49" officeooo:paragraph-rsid="02cf1b49"/>
    </style:style>
    <style:style style:name="P135" style:family="paragraph" style:parent-style-name="Text_20_body">
      <style:text-properties officeooo:rsid="02dae778" officeooo:paragraph-rsid="02dae778"/>
    </style:style>
    <style:style style:name="P136" style:family="paragraph" style:parent-style-name="Text_20_body">
      <style:text-properties officeooo:rsid="02f19778" officeooo:paragraph-rsid="02f19778"/>
    </style:style>
    <style:style style:name="P137" style:family="paragraph" style:parent-style-name="Text_20_body">
      <style:text-properties officeooo:rsid="02f48b93" officeooo:paragraph-rsid="02f48b93"/>
    </style:style>
    <style:style style:name="P138" style:family="paragraph" style:parent-style-name="Text_20_body">
      <style:paragraph-properties fo:margin-left="0.4925in" fo:margin-right="0in" fo:text-indent="0in" style:auto-text-indent="false"/>
      <style:text-properties officeooo:rsid="02f48b93" officeooo:paragraph-rsid="02f48b93"/>
    </style:style>
    <style:style style:name="P139" style:family="paragraph" style:parent-style-name="Text_20_body">
      <style:text-properties officeooo:rsid="03019aee" officeooo:paragraph-rsid="03019aee"/>
    </style:style>
    <style:style style:name="P140" style:family="paragraph" style:parent-style-name="Text_20_body">
      <style:paragraph-properties fo:text-align="start" style:justify-single-word="false"/>
      <style:text-properties officeooo:rsid="01f0ba79" officeooo:paragraph-rsid="01f0ba79"/>
    </style:style>
    <style:style style:name="P141" style:family="paragraph" style:parent-style-name="Text_20_body">
      <style:paragraph-properties fo:text-align="start" style:justify-single-word="false"/>
      <style:text-properties officeooo:rsid="030e929e" officeooo:paragraph-rsid="030e929e"/>
    </style:style>
    <style:style style:name="P142" style:family="paragraph" style:parent-style-name="Text_20_body">
      <style:text-properties officeooo:rsid="031f540b" officeooo:paragraph-rsid="031f540b"/>
    </style:style>
    <style:style style:name="P143" style:family="paragraph" style:parent-style-name="Text_20_body">
      <style:text-properties officeooo:rsid="032fe60b" officeooo:paragraph-rsid="032fe60b"/>
    </style:style>
    <style:style style:name="P144" style:family="paragraph" style:parent-style-name="Text_20_body">
      <style:text-properties officeooo:rsid="0336a350" officeooo:paragraph-rsid="0336a350"/>
    </style:style>
    <style:style style:name="P145" style:family="paragraph" style:parent-style-name="Text_20_body">
      <style:paragraph-properties fo:margin-left="0.4925in" fo:margin-right="0in" fo:text-indent="0in" style:auto-text-indent="false"/>
      <style:text-properties officeooo:rsid="0336a350" officeooo:paragraph-rsid="0336a350"/>
    </style:style>
    <style:style style:name="P146" style:family="paragraph" style:parent-style-name="Text_20_body">
      <style:paragraph-properties fo:margin-left="0in" fo:margin-right="0in" fo:text-indent="0in" style:auto-text-indent="false"/>
      <style:text-properties officeooo:rsid="0336a350" officeooo:paragraph-rsid="0336a350"/>
    </style:style>
    <style:style style:name="P147" style:family="paragraph" style:parent-style-name="Text_20_body">
      <style:text-properties officeooo:rsid="03490997" officeooo:paragraph-rsid="03490997"/>
    </style:style>
    <style:style style:name="P148" style:family="paragraph" style:parent-style-name="Text_20_body">
      <style:text-properties officeooo:rsid="034d472b" officeooo:paragraph-rsid="034d472b"/>
    </style:style>
    <style:style style:name="P149" style:family="paragraph" style:parent-style-name="Text_20_body">
      <style:text-properties officeooo:rsid="035be570" officeooo:paragraph-rsid="035be570"/>
    </style:style>
    <style:style style:name="P150" style:family="paragraph" style:parent-style-name="Text_20_body">
      <style:text-properties officeooo:rsid="035d8c2d" officeooo:paragraph-rsid="035d8c2d"/>
    </style:style>
    <style:style style:name="P151" style:family="paragraph" style:parent-style-name="Text_20_body">
      <style:text-properties officeooo:rsid="035eb797" officeooo:paragraph-rsid="035eb797"/>
    </style:style>
    <style:style style:name="P152" style:family="paragraph" style:parent-style-name="Text_20_body">
      <style:paragraph-properties fo:text-align="start" style:justify-single-word="false"/>
      <style:text-properties officeooo:rsid="02363e6f" officeooo:paragraph-rsid="02363e6f"/>
    </style:style>
    <style:style style:name="P153" style:family="paragraph" style:parent-style-name="Text_20_body">
      <style:text-properties officeooo:rsid="037652f0" officeooo:paragraph-rsid="037652f0"/>
    </style:style>
    <style:style style:name="P154" style:family="paragraph" style:parent-style-name="Text_20_body">
      <style:paragraph-properties fo:margin-left="0.4925in" fo:margin-right="0in" fo:text-indent="0in" style:auto-text-indent="false"/>
      <style:text-properties officeooo:rsid="037652f0" officeooo:paragraph-rsid="037652f0"/>
    </style:style>
    <style:style style:name="P155" style:family="paragraph" style:parent-style-name="Text_20_body">
      <style:text-properties officeooo:rsid="037ecc9a" officeooo:paragraph-rsid="037ecc9a"/>
    </style:style>
    <style:style style:name="P156" style:family="paragraph" style:parent-style-name="Text_20_body">
      <style:text-properties officeooo:rsid="038ab3c1" officeooo:paragraph-rsid="038ab3c1"/>
    </style:style>
    <style:style style:name="P157" style:family="paragraph" style:parent-style-name="Text_20_body">
      <style:text-properties officeooo:rsid="038ab3c1" officeooo:paragraph-rsid="038c09cb"/>
    </style:style>
    <style:style style:name="P158" style:family="paragraph" style:parent-style-name="Text_20_body">
      <style:text-properties officeooo:rsid="03a79fb2" officeooo:paragraph-rsid="03a79fb2"/>
    </style:style>
    <style:style style:name="P159"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a79fb2" officeooo:paragraph-rsid="040bd5ff"/>
    </style:style>
    <style:style style:name="P160" style:family="paragraph" style:parent-style-name="Text_20_body">
      <style:text-properties officeooo:rsid="03a7a6bf" officeooo:paragraph-rsid="03a7a6bf"/>
    </style:style>
    <style:style style:name="P161" style:family="paragraph" style:parent-style-name="Text_20_body">
      <style:text-properties officeooo:rsid="03d0ab54" officeooo:paragraph-rsid="03d0ab54"/>
    </style:style>
    <style:style style:name="P162" style:family="paragraph" style:parent-style-name="Text_20_body">
      <style:paragraph-properties fo:margin-left="0.4925in" fo:margin-right="0in" fo:text-indent="0in" style:auto-text-indent="false"/>
      <style:text-properties officeooo:rsid="03d0ab54" officeooo:paragraph-rsid="03d0ab54"/>
    </style:style>
    <style:style style:name="P163" style:family="paragraph" style:parent-style-name="Text_20_body">
      <style:text-properties officeooo:rsid="031e5db2" officeooo:paragraph-rsid="031e5db2"/>
    </style:style>
    <style:style style:name="P164" style:family="paragraph" style:parent-style-name="Text_20_body">
      <style:text-properties officeooo:rsid="03da49f9" officeooo:paragraph-rsid="03da49f9"/>
    </style:style>
    <style:style style:name="P165" style:family="paragraph" style:parent-style-name="Text_20_body">
      <style:text-properties officeooo:rsid="03dca7cc" officeooo:paragraph-rsid="03dca7cc"/>
    </style:style>
    <style:style style:name="P166" style:family="paragraph" style:parent-style-name="Text_20_body">
      <style:text-properties officeooo:rsid="0331aadb" officeooo:paragraph-rsid="0331aadb"/>
    </style:style>
    <style:style style:name="P167" style:family="paragraph" style:parent-style-name="Text_20_body">
      <style:text-properties officeooo:rsid="04012477" officeooo:paragraph-rsid="04012477"/>
    </style:style>
    <style:style style:name="P168" style:family="paragraph" style:parent-style-name="Text_20_body">
      <style:text-properties officeooo:rsid="042f09a2" officeooo:paragraph-rsid="042f09a2"/>
    </style:style>
    <style:style style:name="P169" style:family="paragraph" style:parent-style-name="Text_20_body">
      <style:text-properties officeooo:rsid="04354f9f" officeooo:paragraph-rsid="04354f9f"/>
    </style:style>
    <style:style style:name="P170" style:family="paragraph" style:parent-style-name="Text_20_body">
      <style:text-properties officeooo:paragraph-rsid="042f09a2"/>
    </style:style>
    <style:style style:name="P171" style:family="paragraph" style:parent-style-name="Text_20_body">
      <style:text-properties officeooo:paragraph-rsid="044b26ed"/>
    </style:style>
    <style:style style:name="P172" style:family="paragraph" style:parent-style-name="Text_20_body">
      <style:text-properties officeooo:rsid="044df690" officeooo:paragraph-rsid="044b26ed"/>
    </style:style>
    <style:style style:name="P173" style:family="paragraph" style:parent-style-name="Text_20_body">
      <style:text-properties officeooo:rsid="0437f040" officeooo:paragraph-rsid="0437f040"/>
    </style:style>
    <style:style style:name="P174" style:family="paragraph" style:parent-style-name="Text_20_body">
      <style:text-properties officeooo:rsid="0284a8c2" officeooo:paragraph-rsid="02889d51"/>
    </style:style>
    <style:style style:name="P175" style:family="paragraph" style:parent-style-name="Text_20_body">
      <style:text-properties officeooo:rsid="0484a25d" officeooo:paragraph-rsid="0491e092"/>
    </style:style>
    <style:style style:name="P176" style:family="paragraph" style:parent-style-name="Text_20_body">
      <style:text-properties officeooo:rsid="04b04df1" officeooo:paragraph-rsid="04b04df1"/>
    </style:style>
    <style:style style:name="P177" style:family="paragraph" style:parent-style-name="Text_20_body">
      <style:text-properties officeooo:paragraph-rsid="04b28773"/>
    </style:style>
    <style:style style:name="P178" style:family="paragraph" style:parent-style-name="Text_20_body">
      <style:text-properties officeooo:rsid="04b66f8a" officeooo:paragraph-rsid="04b66f8a"/>
    </style:style>
    <style:style style:name="P179" style:family="paragraph" style:parent-style-name="Text_20_body">
      <style:text-properties officeooo:rsid="04ccafa1" officeooo:paragraph-rsid="0491e092"/>
    </style:style>
    <style:style style:name="P180" style:family="paragraph" style:parent-style-name="Text_20_body">
      <style:text-properties officeooo:paragraph-rsid="02c119af"/>
    </style:style>
    <style:style style:name="P181" style:family="paragraph" style:parent-style-name="Text_20_body">
      <style:text-properties officeooo:rsid="04dd31b5" officeooo:paragraph-rsid="04dd31b5"/>
    </style:style>
    <style:style style:name="P182" style:family="paragraph" style:parent-style-name="Text_20_body">
      <style:text-properties officeooo:rsid="04dd31b5" officeooo:paragraph-rsid="04e17e82"/>
    </style:style>
    <style:style style:name="P183" style:family="paragraph" style:parent-style-name="Text_20_body">
      <style:text-properties officeooo:paragraph-rsid="04e17e82"/>
    </style:style>
    <style:style style:name="P184" style:family="paragraph" style:parent-style-name="Text_20_body">
      <style:text-properties officeooo:paragraph-rsid="02ffa01d"/>
    </style:style>
    <style:style style:name="P185" style:family="paragraph" style:parent-style-name="Text_20_body">
      <style:text-properties officeooo:paragraph-rsid="04e8a56c"/>
    </style:style>
    <style:style style:name="P186" style:family="paragraph" style:parent-style-name="Text_20_body">
      <style:text-properties officeooo:rsid="04ec8584" officeooo:paragraph-rsid="04fb96a0"/>
    </style:style>
    <style:style style:name="P187" style:family="paragraph" style:parent-style-name="Text_20_body">
      <style:text-properties officeooo:rsid="04ec8584" officeooo:paragraph-rsid="04ec8584"/>
    </style:style>
    <style:style style:name="P188" style:family="paragraph" style:parent-style-name="Text_20_body">
      <style:text-properties officeooo:rsid="04ec8584" officeooo:paragraph-rsid="0541a501"/>
    </style:style>
    <style:style style:name="P189" style:family="paragraph" style:parent-style-name="Text_20_body">
      <style:text-properties officeooo:rsid="050c092f" officeooo:paragraph-rsid="050c092f"/>
    </style:style>
    <style:style style:name="P190" style:family="paragraph" style:parent-style-name="Text_20_body">
      <style:text-properties officeooo:rsid="0514d68e" officeooo:paragraph-rsid="0514d68e"/>
    </style:style>
    <style:style style:name="P191" style:family="paragraph" style:parent-style-name="Text_20_body">
      <style:text-properties officeooo:paragraph-rsid="02b006b1"/>
    </style:style>
    <style:style style:name="P192" style:family="paragraph" style:parent-style-name="Text_20_body">
      <style:text-properties officeooo:paragraph-rsid="04ec8584"/>
    </style:style>
    <style:style style:name="P193" style:family="paragraph" style:parent-style-name="Text_20_body">
      <style:text-properties officeooo:paragraph-rsid="04ef623b"/>
    </style:style>
    <style:style style:name="P194" style:family="paragraph" style:parent-style-name="Text_20_body">
      <style:text-properties officeooo:paragraph-rsid="04fb96a0"/>
    </style:style>
    <style:style style:name="P195" style:family="paragraph" style:parent-style-name="Text_20_body">
      <style:text-properties officeooo:paragraph-rsid="0541a501"/>
    </style:style>
    <style:style style:name="P196" style:family="paragraph" style:parent-style-name="Text_20_body">
      <style:text-properties officeooo:paragraph-rsid="0418b527"/>
    </style:style>
    <style:style style:name="P197" style:family="paragraph" style:parent-style-name="Text_20_body">
      <style:text-properties officeooo:paragraph-rsid="032bbb2b"/>
    </style:style>
    <style:style style:name="P198" style:family="paragraph" style:parent-style-name="Text_20_body">
      <style:text-properties officeooo:paragraph-rsid="03a1518e"/>
    </style:style>
    <style:style style:name="P199" style:family="paragraph" style:parent-style-name="Text_20_body">
      <style:text-properties officeooo:paragraph-rsid="03f02129"/>
    </style:style>
    <style:style style:name="P200" style:family="paragraph" style:parent-style-name="Text_20_body">
      <style:text-properties officeooo:paragraph-rsid="03490997"/>
    </style:style>
    <style:style style:name="P201" style:family="paragraph" style:parent-style-name="Text_20_body">
      <style:text-properties officeooo:rsid="02c36d79" officeooo:paragraph-rsid="02c36d79"/>
    </style:style>
    <style:style style:name="P202" style:family="paragraph" style:parent-style-name="Text_20_body">
      <style:text-properties officeooo:rsid="038210ed" officeooo:paragraph-rsid="056fee4a"/>
    </style:style>
    <style:style style:name="P203" style:family="paragraph" style:parent-style-name="Text_20_body">
      <style:text-properties officeooo:rsid="0456998b" officeooo:paragraph-rsid="05a95f20"/>
    </style:style>
    <style:style style:name="P204" style:family="paragraph" style:parent-style-name="Text_20_body">
      <style:text-properties officeooo:rsid="0465ce45" officeooo:paragraph-rsid="0465ce45"/>
    </style:style>
    <style:style style:name="P205" style:family="paragraph" style:parent-style-name="Text_20_body">
      <style:text-properties officeooo:rsid="058a1520" officeooo:paragraph-rsid="058a1520"/>
    </style:style>
    <style:style style:name="P206" style:family="paragraph" style:parent-style-name="Text_20_body">
      <style:text-properties officeooo:rsid="058a2017" officeooo:paragraph-rsid="058a2017"/>
    </style:style>
    <style:style style:name="P207" style:family="paragraph" style:parent-style-name="Text_20_body">
      <style:text-properties officeooo:rsid="058f4104" officeooo:paragraph-rsid="058f4104"/>
    </style:style>
    <style:style style:name="P208" style:family="paragraph" style:parent-style-name="Text_20_body">
      <style:text-properties officeooo:rsid="0593cc7e" officeooo:paragraph-rsid="0593cc7e"/>
    </style:style>
    <style:style style:name="P209" style:family="paragraph" style:parent-style-name="Text_20_body">
      <style:text-properties officeooo:rsid="0593cc7e" officeooo:paragraph-rsid="05a5893c"/>
    </style:style>
    <style:style style:name="P210" style:family="paragraph" style:parent-style-name="Text_20_body">
      <style:text-properties officeooo:rsid="059f3160" officeooo:paragraph-rsid="059f3160"/>
    </style:style>
    <style:style style:name="P211" style:family="paragraph" style:parent-style-name="Text_20_body">
      <style:text-properties officeooo:rsid="05a07375" officeooo:paragraph-rsid="05a07375"/>
    </style:style>
    <style:style style:name="P212" style:family="paragraph" style:parent-style-name="Text_20_body">
      <style:text-properties officeooo:rsid="05a5893c" officeooo:paragraph-rsid="05a5893c"/>
    </style:style>
    <style:style style:name="P213" style:family="paragraph" style:parent-style-name="Text_20_body">
      <style:text-properties officeooo:rsid="05a86716" officeooo:paragraph-rsid="05a86716"/>
    </style:style>
    <style:style style:name="P214" style:family="paragraph" style:parent-style-name="Text_20_body">
      <style:text-properties officeooo:rsid="05a95f20" officeooo:paragraph-rsid="05a95f20"/>
    </style:style>
    <style:style style:name="P215" style:family="paragraph" style:parent-style-name="Text_20_body">
      <style:text-properties officeooo:rsid="05b4ec5f" officeooo:paragraph-rsid="05b4ec5f"/>
    </style:style>
    <style:style style:name="P216" style:family="paragraph" style:parent-style-name="Text_20_body">
      <style:text-properties officeooo:rsid="05b7f467" officeooo:paragraph-rsid="05b7f467"/>
    </style:style>
    <style:style style:name="P217" style:family="paragraph" style:parent-style-name="Text_20_body">
      <style:text-properties officeooo:rsid="05c12be4" officeooo:paragraph-rsid="05c12be4"/>
    </style:style>
    <style:style style:name="P218" style:family="paragraph" style:parent-style-name="Text_20_body">
      <style:text-properties officeooo:rsid="05c18699" officeooo:paragraph-rsid="05c18699"/>
    </style:style>
    <style:style style:name="P219" style:family="paragraph" style:parent-style-name="Text_20_body">
      <style:text-properties officeooo:rsid="05c80af1" officeooo:paragraph-rsid="05c80af1"/>
    </style:style>
    <style:style style:name="P220" style:family="paragraph" style:parent-style-name="Text_20_body">
      <style:text-properties officeooo:rsid="05cc2def" officeooo:paragraph-rsid="05d32810"/>
    </style:style>
    <style:style style:name="P221" style:family="paragraph" style:parent-style-name="Text_20_body">
      <style:text-properties officeooo:rsid="05d26b40" officeooo:paragraph-rsid="05d26b40"/>
    </style:style>
    <style:style style:name="P222" style:family="paragraph" style:parent-style-name="Text_20_body">
      <style:text-properties officeooo:rsid="05da35d7" officeooo:paragraph-rsid="05da35d7"/>
    </style:style>
    <style:style style:name="P223" style:family="paragraph" style:parent-style-name="Text_20_body">
      <style:text-properties officeooo:rsid="05da35d7" officeooo:paragraph-rsid="05d26b40"/>
    </style:style>
    <style:style style:name="P224" style:family="paragraph" style:parent-style-name="Text_20_body">
      <style:text-properties officeooo:rsid="05dc0d32" officeooo:paragraph-rsid="05dc0d32"/>
    </style:style>
    <style:style style:name="P225" style:family="paragraph" style:parent-style-name="Text_20_body">
      <style:text-properties officeooo:rsid="05de35bb" officeooo:paragraph-rsid="05de35bb"/>
    </style:style>
    <style:style style:name="P226" style:family="paragraph" style:parent-style-name="Text_20_body">
      <style:text-properties officeooo:rsid="05e5609c" officeooo:paragraph-rsid="05e5609c"/>
    </style:style>
    <style:style style:name="P227" style:family="paragraph" style:parent-style-name="Text_20_body">
      <style:paragraph-properties fo:text-align="start" style:justify-single-word="false"/>
      <style:text-properties officeooo:rsid="05e94576" officeooo:paragraph-rsid="022dd57a"/>
    </style:style>
    <style:style style:name="P228" style:family="paragraph" style:parent-style-name="Text_20_body">
      <style:text-properties officeooo:rsid="05e94576" officeooo:paragraph-rsid="05ebfeaf"/>
    </style:style>
    <style:style style:name="P229" style:family="paragraph" style:parent-style-name="Text_20_body">
      <style:text-properties officeooo:rsid="05e8a7ce" officeooo:paragraph-rsid="05ebfeaf"/>
    </style:style>
    <style:style style:name="P230" style:family="paragraph" style:parent-style-name="Text_20_body">
      <style:text-properties officeooo:rsid="05ee0fc4" officeooo:paragraph-rsid="05ee0fc4"/>
    </style:style>
    <style:style style:name="P231" style:family="paragraph" style:parent-style-name="Text_20_body">
      <style:text-properties officeooo:paragraph-rsid="05ff92df"/>
    </style:style>
    <style:style style:name="P232" style:family="paragraph" style:parent-style-name="Text_20_body">
      <style:text-properties style:font-name="Courier New" officeooo:rsid="06008dbc" officeooo:paragraph-rsid="06008dbc"/>
    </style:style>
    <style:style style:name="P233" style:family="paragraph" style:parent-style-name="Text_20_body">
      <style:text-properties style:font-name="Courier New" officeooo:rsid="06008dbc" officeooo:paragraph-rsid="0604e1d2"/>
    </style:style>
    <style:style style:name="P234" style:family="paragraph" style:parent-style-name="Text_20_body">
      <style:text-properties officeooo:paragraph-rsid="0601ed31"/>
    </style:style>
    <style:style style:name="P235" style:family="paragraph" style:parent-style-name="Text_20_body">
      <style:text-properties officeooo:paragraph-rsid="060eea75"/>
    </style:style>
    <style:style style:name="P236" style:family="paragraph" style:parent-style-name="Text_20_body">
      <style:text-properties officeooo:rsid="04e6a784" officeooo:paragraph-rsid="04e6a784"/>
    </style:style>
    <style:style style:name="P237" style:family="paragraph" style:parent-style-name="Text_20_body">
      <style:text-properties officeooo:rsid="04e6a784" officeooo:paragraph-rsid="060eea75"/>
    </style:style>
    <style:style style:name="P238" style:family="paragraph" style:parent-style-name="Text_20_body">
      <style:text-properties officeooo:rsid="06161478" officeooo:paragraph-rsid="06161478"/>
    </style:style>
    <style:style style:name="P239" style:family="paragraph" style:parent-style-name="Text_20_body">
      <style:paragraph-properties fo:text-align="start" style:justify-single-word="false"/>
      <style:text-properties officeooo:paragraph-rsid="0234f9ab"/>
    </style:style>
    <style:style style:name="P240" style:family="paragraph" style:parent-style-name="Standard">
      <style:paragraph-properties fo:text-align="start" style:justify-single-word="false"/>
      <style:text-properties officeooo:paragraph-rsid="02d39616"/>
    </style:style>
    <style:style style:name="P241" style:family="paragraph" style:parent-style-name="Text_20_body">
      <style:text-properties officeooo:paragraph-rsid="037ecc9a"/>
    </style:style>
    <style:style style:name="P242" style:family="paragraph" style:parent-style-name="Standard">
      <style:paragraph-properties fo:text-align="start" style:justify-single-word="false"/>
      <style:text-properties officeooo:rsid="006a2413"/>
    </style:style>
    <style:style style:name="P243" style:family="paragraph" style:parent-style-name="Text_20_body">
      <style:paragraph-properties fo:margin-left="0.4925in" fo:margin-right="0in" fo:text-indent="0in" style:auto-text-indent="false"/>
      <style:text-properties officeooo:rsid="02b87ce4" officeooo:paragraph-rsid="02b87ce4"/>
    </style:style>
    <style:style style:name="P244" style:family="paragraph" style:parent-style-name="Text_20_body">
      <style:paragraph-properties fo:margin-left="0.4925in" fo:margin-right="0in" fo:text-indent="0in" style:auto-text-indent="false"/>
      <style:text-properties officeooo:rsid="03d38c85" officeooo:paragraph-rsid="03d38c85"/>
    </style:style>
    <style:style style:name="P245" style:family="paragraph" style:parent-style-name="Text_20_body">
      <style:paragraph-properties fo:margin-left="0in" fo:margin-right="0in" fo:text-indent="0in" style:auto-text-indent="false"/>
      <style:text-properties officeooo:rsid="03d38c85" officeooo:paragraph-rsid="03d38c85"/>
    </style:style>
    <style:style style:name="P246" style:family="paragraph" style:parent-style-name="Text_20_body">
      <style:paragraph-properties fo:margin-left="0.4925in" fo:margin-right="0in" fo:text-indent="0in" style:auto-text-indent="false"/>
      <style:text-properties officeooo:rsid="02f4aa13" officeooo:paragraph-rsid="02f4aa13"/>
    </style:style>
    <style:style style:name="P247" style:family="paragraph" style:parent-style-name="Text_20_body">
      <style:paragraph-properties fo:margin-left="0in" fo:margin-right="0in" fo:text-indent="0in" style:auto-text-indent="false"/>
      <style:text-properties officeooo:rsid="02f4aa13" officeooo:paragraph-rsid="02f4aa13"/>
    </style:style>
    <style:style style:name="P248" style:family="paragraph" style:parent-style-name="Text_20_body">
      <style:paragraph-properties fo:margin-left="0.4925in" fo:margin-right="0in" fo:text-indent="0in" style:auto-text-indent="false"/>
      <style:text-properties officeooo:rsid="0402c1a5" officeooo:paragraph-rsid="0402c1a5"/>
    </style:style>
    <style:style style:name="P249" style:family="paragraph" style:parent-style-name="Text_20_body">
      <style:paragraph-properties fo:margin-left="0in" fo:margin-right="0in" fo:text-indent="0in" style:auto-text-indent="false"/>
      <style:text-properties officeooo:rsid="0402c1a5" officeooo:paragraph-rsid="0402c1a5"/>
    </style:style>
    <style:style style:name="P250" style:family="paragraph" style:parent-style-name="Text_20_body">
      <style:paragraph-properties fo:margin-left="0.4925in" fo:margin-right="0in" fo:text-indent="0in" style:auto-text-indent="false"/>
      <style:text-properties officeooo:paragraph-rsid="04335860"/>
    </style:style>
    <style:style style:name="P251" style:family="paragraph" style:parent-style-name="Text_20_body">
      <style:paragraph-properties fo:margin-left="0.4925in" fo:margin-right="0in" fo:text-indent="0in" style:auto-text-indent="false"/>
      <style:text-properties officeooo:paragraph-rsid="0574751e"/>
    </style:style>
    <style:style style:name="P252" style:family="paragraph" style:parent-style-name="Text_20_body">
      <style:paragraph-properties fo:margin-left="0in" fo:margin-right="0in" fo:text-indent="0in" style:auto-text-indent="false"/>
      <style:text-properties officeooo:rsid="03379fb7" officeooo:paragraph-rsid="03379fb7"/>
    </style:style>
    <style:style style:name="P253" style:family="paragraph" style:parent-style-name="Text_20_body">
      <style:paragraph-properties fo:margin-left="0in" fo:margin-right="0in" fo:text-indent="0in" style:auto-text-indent="false"/>
      <style:text-properties officeooo:rsid="03399bfd" officeooo:paragraph-rsid="03399bfd"/>
    </style:style>
    <style:style style:name="P254" style:family="paragraph" style:parent-style-name="Text_20_body">
      <style:paragraph-properties fo:margin-left="0in" fo:margin-right="0in" fo:text-indent="0in" style:auto-text-indent="false"/>
      <style:text-properties officeooo:rsid="033b6350" officeooo:paragraph-rsid="03459d68"/>
    </style:style>
    <style:style style:name="P255" style:family="paragraph" style:parent-style-name="Text_20_body">
      <style:paragraph-properties fo:margin-left="0in" fo:margin-right="0in" fo:text-indent="0in" style:auto-text-indent="false"/>
      <style:text-properties officeooo:rsid="03410fac" officeooo:paragraph-rsid="03410fac"/>
    </style:style>
    <style:style style:name="P256" style:family="paragraph" style:parent-style-name="Text_20_body">
      <style:paragraph-properties fo:margin-left="0in" fo:margin-right="0in" fo:text-indent="0in" style:auto-text-indent="false"/>
      <style:text-properties officeooo:rsid="03410fac" officeooo:paragraph-rsid="03459d68"/>
    </style:style>
    <style:style style:name="P257" style:family="paragraph" style:parent-style-name="Text_20_body">
      <style:paragraph-properties fo:margin-left="0in" fo:margin-right="0in" fo:text-indent="0in" style:auto-text-indent="false"/>
      <style:text-properties officeooo:rsid="03ee5b69" officeooo:paragraph-rsid="03ee5b69"/>
    </style:style>
    <style:style style:name="P258"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ee5b69" officeooo:paragraph-rsid="03ee5b69"/>
    </style:style>
    <style:style style:name="P259" style:family="paragraph" style:parent-style-name="Text_20_body">
      <style:paragraph-properties fo:margin-left="0in" fo:margin-right="0in" fo:text-indent="0in" style:auto-text-indent="false"/>
      <style:text-properties officeooo:rsid="0414dd48" officeooo:paragraph-rsid="0414dd48"/>
    </style:style>
    <style:style style:name="P260"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61" style:family="paragraph" style:parent-style-name="Contents_20_1">
      <style:paragraph-properties>
        <style:tab-stops>
          <style:tab-stop style:position="6.9252in" style:type="right" style:leader-style="dotted" style:leader-text="."/>
        </style:tab-stops>
      </style:paragraph-properties>
    </style:style>
    <style:style style:name="P262" style:family="paragraph" style:parent-style-name="Contents_20_1">
      <style:paragraph-properties fo:break-before="page">
        <style:tab-stops>
          <style:tab-stop style:position="6.9252in" style:type="right" style:leader-style="dotted" style:leader-text="."/>
        </style:tab-stops>
      </style:paragraph-properties>
    </style:style>
    <style:style style:name="P263" style:family="paragraph" style:parent-style-name="Heading_20_1">
      <style:paragraph-properties fo:break-before="page"/>
    </style:style>
    <style:style style:name="P264" style:family="paragraph" style:parent-style-name="Heading_20_1">
      <style:paragraph-properties fo:break-before="page"/>
      <style:text-properties officeooo:rsid="02ab5948" officeooo:paragraph-rsid="02ab5948"/>
    </style:style>
    <style:style style:name="P265" style:family="paragraph" style:parent-style-name="Heading_20_1">
      <style:paragraph-properties fo:break-before="page"/>
      <style:text-properties officeooo:rsid="02b006b1" officeooo:paragraph-rsid="02b006b1"/>
    </style:style>
    <style:style style:name="P266" style:family="paragraph" style:parent-style-name="Heading_20_1">
      <style:paragraph-properties fo:break-before="page"/>
      <style:text-properties officeooo:rsid="03055587" officeooo:paragraph-rsid="03055587"/>
    </style:style>
    <style:style style:name="P267" style:family="paragraph" style:parent-style-name="Heading_20_1">
      <style:paragraph-properties fo:break-before="page"/>
      <style:text-properties officeooo:rsid="0369b5f5" officeooo:paragraph-rsid="0369b5f5"/>
    </style:style>
    <style:style style:name="P268" style:family="paragraph" style:parent-style-name="Heading_20_1">
      <style:paragraph-properties fo:break-before="page"/>
      <style:text-properties officeooo:rsid="02c119af" officeooo:paragraph-rsid="02c119af"/>
    </style:style>
    <style:style style:name="P269" style:family="paragraph" style:parent-style-name="Heading_20_1">
      <style:paragraph-properties fo:break-before="page"/>
      <style:text-properties officeooo:rsid="0514d68e" officeooo:paragraph-rsid="0514d68e"/>
    </style:style>
    <style:style style:name="P270" style:family="paragraph" style:parent-style-name="Heading_20_1">
      <style:paragraph-properties fo:break-before="page"/>
      <style:text-properties officeooo:rsid="04d9ef06" officeooo:paragraph-rsid="04d9ef06"/>
    </style:style>
    <style:style style:name="P271" style:family="paragraph" style:parent-style-name="Heading_20_1">
      <style:paragraph-properties fo:break-before="page"/>
      <style:text-properties officeooo:rsid="05e88655" officeooo:paragraph-rsid="05ebfeaf"/>
    </style:style>
    <style:style style:name="P272" style:family="paragraph" style:parent-style-name="Heading_20_1">
      <style:paragraph-properties fo:break-before="page"/>
      <style:text-properties officeooo:rsid="02840250" officeooo:paragraph-rsid="02840250"/>
    </style:style>
    <style:style style:name="P273" style:family="paragraph" style:parent-style-name="Heading_20_1">
      <style:paragraph-properties fo:break-before="page"/>
      <style:text-properties officeooo:rsid="028d3a22" officeooo:paragraph-rsid="028d3a22"/>
    </style:style>
    <style:style style:name="P274" style:family="paragraph" style:parent-style-name="Heading_20_1">
      <style:paragraph-properties fo:break-before="page"/>
      <style:text-properties officeooo:rsid="0437f040" officeooo:paragraph-rsid="0437f040"/>
    </style:style>
    <style:style style:name="P275" style:family="paragraph" style:parent-style-name="Heading_20_1">
      <style:paragraph-properties fo:break-before="page"/>
      <style:text-properties officeooo:rsid="02dae778" officeooo:paragraph-rsid="02dae778"/>
    </style:style>
    <style:style style:name="P276" style:family="paragraph" style:parent-style-name="Heading_20_1">
      <style:paragraph-properties fo:break-before="page"/>
      <style:text-properties officeooo:rsid="0292c63c" officeooo:paragraph-rsid="0292c63c"/>
    </style:style>
    <style:style style:name="P277" style:family="paragraph" style:parent-style-name="Heading_20_1" style:list-style-name="">
      <style:paragraph-properties fo:break-before="page"/>
      <style:text-properties officeooo:rsid="0496a375" officeooo:paragraph-rsid="0496a375"/>
    </style:style>
    <style:style style:name="P278" style:family="paragraph" style:parent-style-name="Heading_20_1">
      <style:paragraph-properties fo:break-before="page"/>
      <style:text-properties officeooo:rsid="03879c3f" officeooo:paragraph-rsid="03879c3f"/>
    </style:style>
    <style:style style:name="P279" style:family="paragraph" style:parent-style-name="Heading_20_1">
      <style:paragraph-properties fo:break-before="page"/>
      <style:text-properties officeooo:rsid="025c94a4" officeooo:paragraph-rsid="025c94a4"/>
    </style:style>
    <style:style style:name="P280" style:family="paragraph" style:parent-style-name="Heading_20_1">
      <style:paragraph-properties fo:break-before="page"/>
      <style:text-properties officeooo:rsid="035cb5bb" officeooo:paragraph-rsid="035cb5bb"/>
    </style:style>
    <style:style style:name="P281" style:family="paragraph" style:parent-style-name="Heading_20_1">
      <style:paragraph-properties fo:break-before="page"/>
      <style:text-properties officeooo:rsid="05c80af1" officeooo:paragraph-rsid="05c80af1"/>
    </style:style>
    <style:style style:name="P282" style:family="paragraph" style:parent-style-name="Heading_20_1">
      <style:paragraph-properties fo:break-before="page"/>
      <style:text-properties officeooo:rsid="042f09a2" officeooo:paragraph-rsid="042f09a2"/>
    </style:style>
    <style:style style:name="P283" style:family="paragraph" style:parent-style-name="Heading_20_1">
      <style:paragraph-properties fo:break-before="page"/>
      <style:text-properties officeooo:rsid="035ba004" officeooo:paragraph-rsid="035ba004"/>
    </style:style>
    <style:style style:name="P284" style:family="paragraph" style:parent-style-name="Heading_20_1">
      <style:paragraph-properties fo:break-before="page"/>
      <style:text-properties officeooo:rsid="0279dac1" officeooo:paragraph-rsid="0279dac1"/>
    </style:style>
    <style:style style:name="P285" style:family="paragraph" style:parent-style-name="Heading_20_1">
      <style:paragraph-properties fo:break-before="page"/>
      <style:text-properties officeooo:rsid="031e5db2" officeooo:paragraph-rsid="031e5db2"/>
    </style:style>
    <style:style style:name="P286" style:family="paragraph" style:parent-style-name="Heading_20_1">
      <style:paragraph-properties fo:break-before="page"/>
      <style:text-properties officeooo:rsid="032fe60b" officeooo:paragraph-rsid="032fe60b"/>
    </style:style>
    <style:style style:name="P287" style:family="paragraph" style:parent-style-name="Heading_20_1">
      <style:paragraph-properties fo:break-before="page"/>
      <style:text-properties officeooo:rsid="02a44c5b" officeooo:paragraph-rsid="02a44c5b"/>
    </style:style>
    <style:style style:name="P288" style:family="paragraph" style:parent-style-name="Heading_20_1">
      <style:paragraph-properties fo:break-before="page"/>
      <style:text-properties officeooo:rsid="0284a8c2" officeooo:paragraph-rsid="0284a8c2"/>
    </style:style>
    <style:style style:name="P289" style:family="paragraph" style:parent-style-name="Heading_20_1">
      <style:paragraph-properties fo:break-before="page"/>
      <style:text-properties officeooo:rsid="02f19778" officeooo:paragraph-rsid="02f19778"/>
    </style:style>
    <style:style style:name="P290" style:family="paragraph" style:parent-style-name="Heading_20_1">
      <style:paragraph-properties fo:break-before="page"/>
      <style:text-properties officeooo:rsid="0451631a" officeooo:paragraph-rsid="0451631a"/>
    </style:style>
    <style:style style:name="P291" style:family="paragraph" style:parent-style-name="Heading_20_1">
      <style:paragraph-properties fo:break-before="page"/>
      <style:text-properties officeooo:rsid="03dca7cc" officeooo:paragraph-rsid="03dca7cc"/>
    </style:style>
    <style:style style:name="P292" style:family="paragraph" style:parent-style-name="Heading_20_1" style:list-style-name="">
      <style:paragraph-properties fo:break-before="page"/>
      <style:text-properties officeooo:rsid="0410f587" officeooo:paragraph-rsid="0410f587"/>
    </style:style>
    <style:style style:name="P293" style:family="paragraph" style:parent-style-name="Heading_20_1" style:list-style-name="">
      <style:paragraph-properties fo:break-before="page"/>
      <style:text-properties officeooo:rsid="049f6163" officeooo:paragraph-rsid="049f6163"/>
    </style:style>
    <style:style style:name="P294" style:family="paragraph" style:parent-style-name="Heading_20_1" style:list-style-name="">
      <style:paragraph-properties fo:break-before="page"/>
      <style:text-properties officeooo:rsid="049f6163" officeooo:paragraph-rsid="060eea75"/>
    </style:style>
    <style:style style:name="P295" style:family="paragraph" style:parent-style-name="Heading_20_1">
      <style:paragraph-properties fo:break-before="page"/>
      <style:text-properties officeooo:rsid="02a13947" officeooo:paragraph-rsid="03639f12"/>
    </style:style>
    <style:style style:name="P296" style:family="paragraph" style:parent-style-name="Heading_20_1" style:list-style-name="">
      <style:paragraph-properties fo:break-before="page"/>
      <style:text-properties officeooo:rsid="054e5fc1" officeooo:paragraph-rsid="054e5fc1"/>
    </style:style>
    <style:style style:name="P297" style:family="paragraph" style:parent-style-name="Heading_20_1">
      <style:paragraph-properties fo:break-before="page"/>
      <style:text-properties officeooo:rsid="05ff92df" officeooo:paragraph-rsid="05ff92df"/>
    </style:style>
    <style:style style:name="P298" style:family="paragraph" style:parent-style-name="Heading_20_1">
      <style:paragraph-properties fo:break-before="page"/>
      <style:text-properties officeooo:rsid="03490997" officeooo:paragraph-rsid="03490997"/>
    </style:style>
    <style:style style:name="P299" style:family="paragraph" style:parent-style-name="Heading_20_1">
      <style:paragraph-properties fo:break-before="page"/>
      <style:text-properties officeooo:rsid="03a7a6bf" officeooo:paragraph-rsid="03a7a6bf"/>
    </style:style>
    <style:style style:name="P300" style:family="paragraph" style:parent-style-name="Heading_20_1">
      <style:paragraph-properties fo:break-before="page"/>
      <style:text-properties officeooo:rsid="03019aee" officeooo:paragraph-rsid="03019aee"/>
    </style:style>
    <style:style style:name="P301" style:family="paragraph" style:parent-style-name="Heading_20_1">
      <style:paragraph-properties fo:break-before="page"/>
      <style:text-properties officeooo:rsid="02fdf977" officeooo:paragraph-rsid="02fdf977"/>
    </style:style>
    <style:style style:name="P302" style:family="paragraph" style:parent-style-name="Standard" style:list-style-name="L12"/>
    <style:style style:name="P303" style:family="paragraph" style:parent-style-name="Text_20_body" style:list-style-name="L1">
      <style:text-properties officeooo:rsid="029a621f" officeooo:paragraph-rsid="029a621f"/>
    </style:style>
    <style:style style:name="P304" style:family="paragraph" style:parent-style-name="Text_20_body" style:list-style-name="L1">
      <style:text-properties officeooo:rsid="029af454" officeooo:paragraph-rsid="029af454"/>
    </style:style>
    <style:style style:name="P305" style:family="paragraph" style:parent-style-name="Text_20_body" style:list-style-name="L2">
      <style:text-properties officeooo:rsid="028098ec" officeooo:paragraph-rsid="028098ec"/>
    </style:style>
    <style:style style:name="P306" style:family="paragraph" style:parent-style-name="Text_20_body" style:list-style-name="L2">
      <style:text-properties officeooo:rsid="02b31ec4" officeooo:paragraph-rsid="02b31ec4"/>
    </style:style>
    <style:style style:name="P307" style:family="paragraph" style:parent-style-name="Text_20_body" style:list-style-name="L2">
      <style:text-properties officeooo:rsid="03712b81" officeooo:paragraph-rsid="03712b81"/>
    </style:style>
    <style:style style:name="P308" style:family="paragraph" style:parent-style-name="Text_20_body" style:list-style-name="L2">
      <style:text-properties officeooo:rsid="0279dac1" officeooo:paragraph-rsid="0279dac1"/>
    </style:style>
    <style:style style:name="P309" style:family="paragraph" style:parent-style-name="Text_20_body" style:list-style-name="L3">
      <style:text-properties officeooo:paragraph-rsid="058a1520"/>
    </style:style>
    <style:style style:name="P310" style:family="paragraph" style:parent-style-name="Text_20_body" style:list-style-name="L4">
      <style:text-properties officeooo:rsid="058d56c7" officeooo:paragraph-rsid="058d56c7"/>
    </style:style>
    <style:style style:name="P311" style:family="paragraph" style:parent-style-name="Text_20_body" style:list-style-name="L4">
      <style:text-properties officeooo:rsid="058a2017" officeooo:paragraph-rsid="05972ef7"/>
    </style:style>
    <style:style style:name="P312" style:family="paragraph" style:parent-style-name="Text_20_body" style:list-style-name="L5">
      <style:text-properties officeooo:paragraph-rsid="05912004"/>
    </style:style>
    <style:style style:name="P313" style:family="paragraph" style:parent-style-name="Text_20_body" style:list-style-name="L6">
      <style:text-properties officeooo:paragraph-rsid="05b7f467"/>
    </style:style>
    <style:style style:name="P314" style:family="paragraph" style:parent-style-name="Text_20_body" style:list-style-name="L6">
      <style:text-properties officeooo:paragraph-rsid="0555d8ff"/>
    </style:style>
    <style:style style:name="P315" style:family="paragraph" style:parent-style-name="Text_20_body" style:list-style-name="L6">
      <style:text-properties officeooo:rsid="061e9e33" officeooo:paragraph-rsid="061e9e33"/>
    </style:style>
    <style:style style:name="P316" style:family="paragraph" style:parent-style-name="Text_20_body" style:list-style-name="L6">
      <style:text-properties officeooo:rsid="04554632" officeooo:paragraph-rsid="05bc9e4b"/>
    </style:style>
    <style:style style:name="P317" style:family="paragraph" style:parent-style-name="Text_20_body" style:list-style-name="L6">
      <style:text-properties officeooo:rsid="045aa6fb" officeooo:paragraph-rsid="05bb1187"/>
    </style:style>
    <style:style style:name="P318" style:family="paragraph" style:parent-style-name="Text_20_body" style:list-style-name="L6">
      <style:text-properties officeooo:rsid="045d372f" officeooo:paragraph-rsid="05bba61b"/>
    </style:style>
    <style:style style:name="P319" style:family="paragraph" style:parent-style-name="Text_20_body" style:list-style-name="L6">
      <style:text-properties officeooo:rsid="045c2eb6" officeooo:paragraph-rsid="05bba61b"/>
    </style:style>
    <style:style style:name="P320" style:family="paragraph" style:parent-style-name="Text_20_body" style:list-style-name="L6">
      <style:text-properties officeooo:rsid="04525674" officeooo:paragraph-rsid="05b8cfcb"/>
    </style:style>
    <style:style style:name="P321" style:family="paragraph" style:parent-style-name="Text_20_body" style:list-style-name="L6">
      <style:text-properties officeooo:rsid="0454283a" officeooo:paragraph-rsid="05bbdd4e"/>
    </style:style>
    <style:style style:name="P322" style:family="paragraph" style:parent-style-name="Text_20_body" style:list-style-name="L6">
      <style:text-properties officeooo:rsid="0454283a" officeooo:paragraph-rsid="05bc39f3"/>
    </style:style>
    <style:style style:name="P323" style:family="paragraph" style:parent-style-name="Text_20_body" style:list-style-name="L6">
      <style:text-properties officeooo:rsid="0457f185" officeooo:paragraph-rsid="05bfbd24"/>
    </style:style>
    <style:style style:name="P324" style:family="paragraph" style:parent-style-name="Text_20_body" style:list-style-name="L6">
      <style:text-properties officeooo:rsid="0456998b" officeooo:paragraph-rsid="05bd1d3f"/>
    </style:style>
    <style:style style:name="P325" style:family="paragraph" style:parent-style-name="Text_20_body" style:list-style-name="L6">
      <style:text-properties officeooo:rsid="05bde672" officeooo:paragraph-rsid="05bde672"/>
    </style:style>
    <style:style style:name="P326" style:family="paragraph" style:parent-style-name="Text_20_body" style:list-style-name="L7">
      <style:text-properties officeooo:rsid="05b4ec5f" officeooo:paragraph-rsid="05b4ec5f"/>
    </style:style>
    <style:style style:name="P327" style:family="paragraph" style:parent-style-name="Text_20_body" style:list-style-name="L6">
      <style:text-properties officeooo:rsid="0467bb51" officeooo:paragraph-rsid="05b7f467"/>
    </style:style>
    <style:style style:name="P328" style:family="paragraph" style:parent-style-name="Text_20_body" style:list-style-name="L6">
      <style:text-properties officeooo:rsid="05b12c75" officeooo:paragraph-rsid="05b7f467"/>
    </style:style>
    <style:style style:name="P329" style:family="paragraph" style:parent-style-name="Text_20_body" style:list-style-name="L6">
      <style:text-properties officeooo:rsid="045ecf58" officeooo:paragraph-rsid="05b7f467"/>
    </style:style>
    <style:style style:name="P330" style:family="paragraph" style:parent-style-name="Text_20_body" style:list-style-name="L6">
      <style:text-properties officeooo:rsid="04540e31" officeooo:paragraph-rsid="05b7f467"/>
    </style:style>
    <style:style style:name="P331" style:family="paragraph" style:parent-style-name="Text_20_body" style:list-style-name="L6">
      <style:text-properties officeooo:rsid="045e3a90" officeooo:paragraph-rsid="05c393b8"/>
    </style:style>
    <style:style style:name="P332" style:family="paragraph" style:parent-style-name="Text_20_body" style:list-style-name="L6">
      <style:text-properties officeooo:rsid="04641b67" officeooo:paragraph-rsid="05c2d332"/>
    </style:style>
    <style:style style:name="P333" style:family="paragraph" style:parent-style-name="Text_20_body" style:list-style-name="L6">
      <style:text-properties officeooo:rsid="0464d76f" officeooo:paragraph-rsid="05c12be4"/>
    </style:style>
    <style:style style:name="P334" style:family="paragraph" style:parent-style-name="Text_20_body" style:list-style-name="L8">
      <style:text-properties officeooo:rsid="059560fe" officeooo:paragraph-rsid="05a5893c"/>
    </style:style>
    <style:style style:name="P335" style:family="paragraph" style:parent-style-name="Text_20_body" style:list-style-name="L9">
      <style:text-properties officeooo:rsid="05a7b9c1" officeooo:paragraph-rsid="05a7b9c1"/>
    </style:style>
    <style:style style:name="P336" style:family="paragraph" style:parent-style-name="Text_20_body" style:list-style-name="L9">
      <style:text-properties officeooo:rsid="0582ae31" officeooo:paragraph-rsid="05a5893c"/>
    </style:style>
    <style:style style:name="P337" style:family="paragraph" style:parent-style-name="Text_20_body" style:list-style-name="L10">
      <style:text-properties officeooo:rsid="049d9a98" officeooo:paragraph-rsid="05a3b8dd"/>
    </style:style>
    <style:style style:name="P338" style:family="paragraph" style:parent-style-name="Text_20_body" style:list-style-name="L6">
      <style:text-properties officeooo:rsid="05839979" officeooo:paragraph-rsid="05a95f20"/>
    </style:style>
    <style:style style:name="P339" style:family="paragraph" style:parent-style-name="Text_20_body" style:list-style-name="L11">
      <style:text-properties officeooo:rsid="03dca7cc" officeooo:paragraph-rsid="03e87df7"/>
    </style:style>
    <style:style style:name="P340" style:family="paragraph" style:parent-style-name="Text_20_body" style:list-style-name="L11">
      <style:text-properties officeooo:rsid="03dca7cc" officeooo:paragraph-rsid="046a3f08"/>
    </style:style>
    <style:style style:name="P341" style:family="paragraph" style:parent-style-name="Text_20_body" style:list-style-name="L11">
      <style:text-properties officeooo:rsid="03dca7cc" officeooo:paragraph-rsid="03dca7cc"/>
    </style:style>
    <style:style style:name="P342" style:family="paragraph" style:parent-style-name="Text_20_body" style:list-style-name="L13"/>
    <style:style style:name="P343" style:family="paragraph" style:parent-style-name="Text_20_body" style:list-style-name="L13">
      <style:text-properties officeooo:paragraph-rsid="060eea75"/>
    </style:style>
    <style:style style:name="P344" style:family="paragraph" style:parent-style-name="Text_20_body" style:list-style-name="L13">
      <style:text-properties officeooo:rsid="04b28773" officeooo:paragraph-rsid="04b28773"/>
    </style:style>
    <style:style style:name="P345" style:family="paragraph" style:parent-style-name="Text_20_body" style:list-style-name="L13">
      <style:text-properties officeooo:rsid="04b28773" officeooo:paragraph-rsid="060eea75"/>
    </style:style>
    <style:style style:name="P346" style:family="paragraph" style:parent-style-name="Text_20_body" style:list-style-name="L13">
      <style:text-properties officeooo:rsid="04d4419a" officeooo:paragraph-rsid="04d4419a"/>
    </style:style>
    <style:style style:name="P347" style:family="paragraph" style:parent-style-name="Text_20_body" style:list-style-name="L13">
      <style:text-properties officeooo:rsid="04d4419a" officeooo:paragraph-rsid="060eea75"/>
    </style:style>
    <style:style style:name="P348" style:family="paragraph" style:parent-style-name="Text_20_body" style:list-style-name="L14">
      <style:text-properties officeooo:rsid="04b8014b" officeooo:paragraph-rsid="04b8014b"/>
    </style:style>
    <style:style style:name="P349" style:family="paragraph" style:parent-style-name="Text_20_body" style:list-style-name="L14">
      <style:text-properties officeooo:rsid="04b936ea" officeooo:paragraph-rsid="04b936ea"/>
    </style:style>
    <style:style style:name="P350" style:family="paragraph" style:parent-style-name="Text_20_body" style:list-style-name="L14">
      <style:text-properties officeooo:rsid="04bac86f" officeooo:paragraph-rsid="04bac86f"/>
    </style:style>
    <style:style style:name="P351" style:family="paragraph" style:parent-style-name="Text_20_body" style:list-style-name="L14">
      <style:text-properties officeooo:rsid="04bdfd61" officeooo:paragraph-rsid="04bdfd61"/>
    </style:style>
    <style:style style:name="P352" style:family="paragraph" style:parent-style-name="Text_20_body" style:list-style-name="L14">
      <style:text-properties officeooo:rsid="04bf369d" officeooo:paragraph-rsid="04bf369d"/>
    </style:style>
    <style:style style:name="P353" style:family="paragraph" style:parent-style-name="Text_20_body" style:list-style-name="L15">
      <style:text-properties officeooo:paragraph-rsid="054e5fc1"/>
    </style:style>
    <style:style style:name="P354" style:family="paragraph" style:parent-style-name="Text_20_body" style:list-style-name="L1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619da08"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T356" style:family="text">
      <style:text-properties officeooo:rsid="05e5d4f1"/>
    </style:style>
    <style:style style:name="T357" style:family="text">
      <style:text-properties officeooo:rsid="05e7034e"/>
    </style:style>
    <style:style style:name="T358" style:family="text">
      <style:text-properties officeooo:rsid="05e94576"/>
    </style:style>
    <style:style style:name="T359" style:family="text">
      <style:text-properties officeooo:rsid="05efcf6c"/>
    </style:style>
    <style:style style:name="T360" style:family="text">
      <style:text-properties officeooo:rsid="05f09d9c"/>
    </style:style>
    <style:style style:name="T361" style:family="text">
      <style:text-properties officeooo:rsid="05f50fb8"/>
    </style:style>
    <style:style style:name="T362" style:family="text">
      <style:text-properties officeooo:rsid="05f5eb9f"/>
    </style:style>
    <style:style style:name="T363" style:family="text">
      <style:text-properties officeooo:rsid="05f7bbee"/>
    </style:style>
    <style:style style:name="T364" style:family="text">
      <style:text-properties officeooo:rsid="05f9b6c8"/>
    </style:style>
    <style:style style:name="T365" style:family="text">
      <style:text-properties officeooo:rsid="05ff92df"/>
    </style:style>
    <style:style style:name="T366" style:family="text">
      <style:text-properties officeooo:rsid="06004e20"/>
    </style:style>
    <style:style style:name="T367" style:family="text">
      <style:text-properties officeooo:rsid="0600cc16"/>
    </style:style>
    <style:style style:name="T368" style:family="text">
      <style:text-properties style:font-name="Liberation Serif" officeooo:rsid="0601ed31"/>
    </style:style>
    <style:style style:name="T369" style:family="text">
      <style:text-properties style:font-name="Liberation Serif" officeooo:rsid="06030368"/>
    </style:style>
    <style:style style:name="T370" style:family="text">
      <style:text-properties style:font-name="Liberation Serif" officeooo:rsid="06068e4c"/>
    </style:style>
    <style:style style:name="T371" style:family="text">
      <style:text-properties style:font-name="Liberation Serif" officeooo:rsid="0608eab8"/>
    </style:style>
    <style:style style:name="T372" style:family="text">
      <style:text-properties style:font-name="Liberation Serif" officeooo:rsid="06160b53"/>
    </style:style>
    <style:style style:name="T373" style:family="text">
      <style:text-properties style:font-name="Liberation Serif" officeooo:rsid="06177dd6"/>
    </style:style>
    <style:style style:name="T374" style:family="text">
      <style:text-properties style:font-name="Liberation Serif" officeooo:rsid="06178eae"/>
    </style:style>
    <style:style style:name="T375" style:family="text">
      <style:text-properties officeooo:rsid="060350ec"/>
    </style:style>
    <style:style style:name="T376" style:family="text">
      <style:text-properties officeooo:rsid="0604e1d2"/>
    </style:style>
    <style:style style:name="T377" style:family="text">
      <style:text-properties officeooo:rsid="060bdc0e"/>
    </style:style>
    <style:style style:name="T378" style:family="text">
      <style:text-properties officeooo:rsid="060dd076"/>
    </style:style>
    <style:style style:name="T379" style:family="text">
      <style:text-properties officeooo:rsid="060eea75"/>
    </style:style>
    <style:style style:name="T380" style:family="text">
      <style:text-properties officeooo:rsid="06111c47"/>
    </style:style>
    <style:style style:name="T381" style:family="text">
      <style:text-properties officeooo:rsid="06140f5b"/>
    </style:style>
    <style:style style:name="T382" style:family="text">
      <style:text-properties officeooo:rsid="0617ed23"/>
    </style:style>
    <style:style style:name="T383" style:family="text">
      <style:text-properties officeooo:rsid="0234f9ab"/>
    </style:style>
    <style:style style:name="T384" style:family="text">
      <style:text-properties officeooo:rsid="061977f4"/>
    </style:style>
    <style:style style:name="T385" style:family="text">
      <style:text-properties officeooo:rsid="061c7442"/>
    </style:style>
    <style:style style:name="T386" style:family="text">
      <style:text-properties officeooo:rsid="062039ab"/>
    </style:style>
    <style:style style:name="T387" style:family="text">
      <style:text-properties officeooo:rsid="062069d0"/>
    </style:style>
    <style:style style:name="T388" style:family="text">
      <style:text-properties officeooo:rsid="0621b208"/>
    </style:style>
    <style:style style:name="T389" style:family="text">
      <style:text-properties officeooo:rsid="06222f54"/>
    </style:style>
    <style:style style:name="T390" style:family="text">
      <style:text-properties officeooo:rsid="0623b25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Smoke</text:p>
      <text:p text:style-name="P75">An Android <text:span text:style-name="T47">Echo Software </text:span>Application</text:p>
      <text:p text:style-name="P7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2"><text:a xlink:type="simple" xlink:href="#__RefHeading__697_1754408385" text:style-name="Index_20_Link" text:visited-style-name="Index_20_Link">About<text:tab/>4</text:a></text:p>
          <text:p text:style-name="P261"><text:a xlink:type="simple" xlink:href="#__RefHeading___Toc505_1878324060" text:style-name="Index_20_Link" text:visited-style-name="Index_20_Link">Activity Authenticate<text:tab/>5</text:a></text:p>
          <text:p text:style-name="P261"><text:a xlink:type="simple" xlink:href="#__RefHeading___Toc507_1878324060" text:style-name="Index_20_Link" text:visited-style-name="Index_20_Link">Activity Chat<text:tab/>6</text:a></text:p>
          <text:p text:style-name="P261"><text:a xlink:type="simple" xlink:href="#__RefHeading___Toc792_736866454" text:style-name="Index_20_Link" text:visited-style-name="Index_20_Link">Activity Fire<text:tab/>7</text:a></text:p>
          <text:p text:style-name="P261"><text:a xlink:type="simple" xlink:href="#__RefHeading___Toc1466_883854242" text:style-name="Index_20_Link" text:visited-style-name="Index_20_Link">Activity Member Chat<text:tab/>8</text:a></text:p>
          <text:p text:style-name="P261"><text:a xlink:type="simple" xlink:href="#__RefHeading___Toc513_1878324060" text:style-name="Index_20_Link" text:visited-style-name="Index_20_Link">Activity Settings<text:tab/>10</text:a></text:p>
          <text:p text:style-name="P261"><text:a xlink:type="simple" xlink:href="#__RefHeading___Toc6190_4294644744" text:style-name="Index_20_Link" text:visited-style-name="Index_20_Link">Activity Smokescreen<text:tab/>11</text:a></text:p>
          <text:p text:style-name="P261"><text:a xlink:type="simple" xlink:href="#__RefHeading___Toc2666_3077280143" text:style-name="Index_20_Link" text:visited-style-name="Index_20_Link">Activity Steam<text:tab/>12</text:a></text:p>
          <text:p text:style-name="P261"><text:a xlink:type="simple" xlink:href="#__RefHeading___Toc3670_3645065048" text:style-name="Index_20_Link" text:visited-style-name="Index_20_Link">An Asynchronous World<text:tab/>13</text:a></text:p>
          <text:p text:style-name="P261"><text:a xlink:type="simple" xlink:href="#__RefHeading___Toc145_1035930204" text:style-name="Index_20_Link" text:visited-style-name="Index_20_Link">Android<text:tab/>14</text:a></text:p>
          <text:p text:style-name="P261"><text:a xlink:type="simple" xlink:href="#__RefHeading___Toc790_1689950355" text:style-name="Index_20_Link" text:visited-style-name="Index_20_Link">Congestion Control<text:tab/>15</text:a></text:p>
          <text:p text:style-name="P261"><text:a xlink:type="simple" xlink:href="#__RefHeading___Toc445_1428144265" text:style-name="Index_20_Link" text:visited-style-name="Index_20_Link">Corrupted Database Values<text:tab/>16</text:a></text:p>
          <text:p text:style-name="P261"><text:a xlink:type="simple" xlink:href="#__RefHeading___Toc2419_617709667" text:style-name="Index_20_Link" text:visited-style-name="Index_20_Link">Custom Session Credentials<text:tab/>17</text:a></text:p>
          <text:p text:style-name="P261"><text:a xlink:type="simple" xlink:href="#__RefHeading___Toc199_1272986993" text:style-name="Index_20_Link" text:visited-style-name="Index_20_Link">Database Containers<text:tab/>18</text:a></text:p>
          <text:p text:style-name="P261"><text:a xlink:type="simple" xlink:href="#__RefHeading___Toc733_353659540" text:style-name="Index_20_Link" text:visited-style-name="Index_20_Link">Developers<text:tab/>19</text:a></text:p>
          <text:p text:style-name="P261"><text:a xlink:type="simple" xlink:href="#__RefHeading___Toc100_1369832164" text:style-name="Index_20_Link" text:visited-style-name="Index_20_Link">Discovery via Cryptography<text:tab/>20</text:a></text:p>
          <text:p text:style-name="P261"><text:a xlink:type="simple" xlink:href="#__RefHeading___Toc468_783998592" text:style-name="Index_20_Link" text:visited-style-name="Index_20_Link">Exchanging Private Credentials<text:tab/>21</text:a></text:p>
          <text:p text:style-name="P261"><text:a xlink:type="simple" xlink:href="#__RefHeading___Toc2530_449016159" text:style-name="Index_20_Link" text:visited-style-name="Index_20_Link">Exporting / Importing Participant Personalities<text:tab/>22</text:a></text:p>
          <text:p text:style-name="P261"><text:a xlink:type="simple" xlink:href="#__RefHeading___Toc1594_225190499" text:style-name="Index_20_Link" text:visited-style-name="Index_20_Link">Fiasco Keys<text:tab/>23</text:a></text:p>
          <text:p text:style-name="P261"><text:a xlink:type="simple" xlink:href="#__RefHeading___Toc311_1980819345" text:style-name="Index_20_Link" text:visited-style-name="Index_20_Link">Fire<text:tab/>24</text:a></text:p>
          <text:p text:style-name="P261"><text:a xlink:type="simple" xlink:href="#__RefHeading___Toc1464_739530787" text:style-name="Index_20_Link" text:visited-style-name="Index_20_Link">Forward Secrecy and SmokeStack<text:tab/>25</text:a></text:p>
          <text:p text:style-name="P261"><text:a xlink:type="simple" xlink:href="#__RefHeading___Toc3631_1025239223" text:style-name="Index_20_Link" text:visited-style-name="Index_20_Link">Future-Proofing Software<text:tab/>26</text:a></text:p>
          <text:p text:style-name="P261"><text:a xlink:type="simple" xlink:href="#__RefHeading___Toc83_222518397" text:style-name="Index_20_Link" text:visited-style-name="Index_20_Link">Inflate<text:tab/>27</text:a></text:p>
          <text:p text:style-name="P261"><text:a xlink:type="simple" xlink:href="#__RefHeading___Toc2290_3680134397" text:style-name="Index_20_Link" text:visited-style-name="Index_20_Link">Juggernaut Protocol<text:tab/>28</text:a></text:p>
          <text:p text:style-name="P261"><text:a xlink:type="simple" xlink:href="#__RefHeading___Toc1449_1436150141" text:style-name="Index_20_Link" text:visited-style-name="Index_20_Link">Local Broadcast Manager<text:tab/>29</text:a></text:p>
          <text:p text:style-name="P261"><text:a xlink:type="simple" xlink:href="#__RefHeading___Toc372_292885038" text:style-name="Index_20_Link" text:visited-style-name="Index_20_Link">McEliece CCA2<text:tab/>30</text:a></text:p>
          <text:p text:style-name="P261"><text:a xlink:type="simple" xlink:href="#__RefHeading___Toc848_1547525695" text:style-name="Index_20_Link" text:visited-style-name="Index_20_Link">Message Structures<text:tab/>31</text:a></text:p>
          <text:p text:style-name="P261"><text:a xlink:type="simple" xlink:href="#__RefHeading___Toc852_1547525695" text:style-name="Index_20_Link" text:visited-style-name="Index_20_Link">Neighbors<text:tab/>47</text:a></text:p>
          <text:p text:style-name="P261"><text:a xlink:type="simple" xlink:href="#__RefHeading___Toc503_1878324060" text:style-name="Index_20_Link" text:visited-style-name="Index_20_Link">New Installation<text:tab/>49</text:a></text:p>
          <text:p text:style-name="P261"><text:a xlink:type="simple" xlink:href="#__RefHeading___Toc792_1689950355" text:style-name="Index_20_Link" text:visited-style-name="Index_20_Link">Outbound Queues<text:tab/>50</text:a></text:p>
          <text:p text:style-name="P261"><text:a xlink:type="simple" xlink:href="#__RefHeading___Toc143_1035930204" text:style-name="Index_20_Link" text:visited-style-name="Index_20_Link">Ozone Address<text:tab/>51</text:a></text:p>
          <text:p text:style-name="P261"><text:a xlink:type="simple" xlink:href="#__RefHeading___Toc749_353659540" text:style-name="Index_20_Link" text:visited-style-name="Index_20_Link">Participants<text:tab/>52</text:a></text:p>
          <text:p text:style-name="P261"><text:a xlink:type="simple" xlink:href="#__RefHeading___Toc2421_617709667" text:style-name="Index_20_Link" text:visited-style-name="Index_20_Link">Performance Considerations<text:tab/>53</text:a></text:p>
          <text:p text:style-name="P261"><text:a xlink:type="simple" xlink:href="#__RefHeading___Toc256_1329608135" text:style-name="Index_20_Link" text:visited-style-name="Index_20_Link">Private Public-Key Server<text:tab/>55</text:a></text:p>
          <text:p text:style-name="P261"><text:a xlink:type="simple" xlink:href="#__RefHeading___Toc1804_1127017888" text:style-name="Index_20_Link" text:visited-style-name="Index_20_Link">Private Servers<text:tab/>56</text:a></text:p>
          <text:p text:style-name="P261"><text:a xlink:type="simple" xlink:href="#__RefHeading___Toc2036_1416438090" text:style-name="Index_20_Link" text:visited-style-name="Index_20_Link">Smoke Aliases<text:tab/>57</text:a></text:p>
          <text:p text:style-name="P261"><text:a xlink:type="simple" xlink:href="#__RefHeading___Toc39_1222626670" text:style-name="Index_20_Link" text:visited-style-name="Index_20_Link">Smoke Identities<text:tab/>58</text:a></text:p>
          <text:p text:style-name="P261"><text:a xlink:type="simple" xlink:href="#__RefHeading___Toc2547_3236038107" text:style-name="Index_20_Link" text:visited-style-name="Index_20_Link">Smoke Pipes (Dull Simple Steams)<text:tab/>59</text:a></text:p>
          <text:p text:style-name="P261"><text:a xlink:type="simple" xlink:href="#__RefHeading___Toc3830_3858584476" text:style-name="Index_20_Link" text:visited-style-name="Index_20_Link">Smoke Pipes (Vivid Simple Steams)<text:tab/>60</text:a></text:p>
          <text:p text:style-name="P261"><text:a xlink:type="simple" xlink:href="#__RefHeading___Toc1545_532530284" text:style-name="Index_20_Link" text:visited-style-name="Index_20_Link">Software Distribution<text:tab/>61</text:a></text:p>
          <text:p text:style-name="P261"><text:a xlink:type="simple" xlink:href="#__RefHeading___Toc3338_21258703" text:style-name="Index_20_Link" text:visited-style-name="Index_20_Link">Steam Ephemeral Key Exchange<text:tab/>62</text:a></text:p>
          <text:p text:style-name="P261"><text:a xlink:type="simple" xlink:href="#__RefHeading___Toc25427_1406614763" text:style-name="Index_20_Link" text:visited-style-name="Index_20_Link">Steamrolling<text:tab/>63</text:a></text:p>
          <text:p text:style-name="P261"><text:a xlink:type="simple" xlink:href="#__RefHeading___Toc226_1901209788" text:style-name="Index_20_Link" text:visited-style-name="Index_20_Link">TCP, UDP Protocols<text:tab/>64</text:a></text:p>
          <text:p text:style-name="P261"><text:a xlink:type="simple" xlink:href="#__RefHeading___Toc857_1547525695" text:style-name="Index_20_Link" text:visited-style-name="Index_20_Link">Task Utilization<text:tab/>65</text:a></text:p>
          <text:p text:style-name="P261"><text:a xlink:type="simple" xlink:href="#__RefHeading__1732_663878714" text:style-name="Index_20_Link" text:visited-style-name="Index_20_Link">Time<text:tab/>66</text:a></text:p>
          <text:p text:style-name="P261"><text:a xlink:type="simple" xlink:href="#__RefHeading___Toc789_736866454" text:style-name="Index_20_Link" text:visited-style-name="Index_20_Link">UDP Datagrams<text:tab/>67</text:a></text:p>
          <text:p text:style-name="P261"><text:a xlink:type="simple" xlink:href="#__RefHeading___Toc785_736866454" text:style-name="Index_20_Link" text:visited-style-name="Index_20_Link">Verifying Public-Key Ownership<text:tab/>68</text:a></text:p>
        </text:index-body>
      </text:table-of-content>
      <text:p text:style-name="Standard"><text:soft-page-break/></text:p>
      <text:h text:style-name="P263" text:outline-level="1"><text:bookmark-start text:name="__RefHeading__697_1754408385"/>About<text:bookmark-end text:name="__RefHeading__697_1754408385"/></text:h>
      <text:p text:style-name="P240">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40"/>
      <text:p text:style-name="P240"><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42"/>
      <text:h text:style-name="P264" text:outline-level="1"><text:bookmark-start text:name="__RefHeading___Toc505_1878324060"/>Activity Authenticate<text:bookmark-end text:name="__RefHeading___Toc505_1878324060"/></text:h>
      <text:p text:style-name="P117">After launching a prepared Smoke <text:span text:style-name="T134">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117">Smoke may be reset within the Authenticate activity.</text:p>
      <text:p text:style-name="P116"/>
      <text:h text:style-name="P265" text:outline-level="1"><text:bookmark-start text:name="__RefHeading___Toc507_1878324060"/>Activity Chat<text:bookmark-end text:name="__RefHeading___Toc507_1878324060"/></text:h>
      <text:p text:style-name="P191"><text:span text:style-name="T254">The Chat activity is one of </text:span><text:span text:style-name="T103">three</text:span><text:span text:style-name="T254"> messaging activities. </text:span><text:span text:style-name="T67">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21">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23">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50"><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New Window</text:p>
      <text:p text:style-name="P24"><text:tab/>Display a new Member Chat activity <text:span text:style-name="T142">with the selected participant.</text:span></text:p>
      <text:p text:style-name="P2">Optional Signatures</text:p>
      <text:p text:style-name="P243"><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6">Purge Session</text:p>
      <text:p text:style-name="P125"><text:span text:style-name="T9"><text:tab/>Discard </text:span><text:span text:style-name="T22">the session’s </text:span><text:span text:style-name="T9">private key material </text:span><text:span text:style-name="T13">for the specified participant.</text:span></text:p>
      <text:p text:style-name="P7">Refresh Participants Table</text:p>
      <text:p text:style-name="P126"><text:span text:style-name="T9"><text:tab/>Refresh the </text:span><text:span text:style-name="T15">P</text:span><text:span text:style-name="T9">articipants </text:span><text:span text:style-name="T17">widget</text:span><text:span text:style-name="T9">.</text:span></text:p>
      <text:p text:style-name="P7">Retrieve Messages</text:p>
      <text:p text:style-name="P8">Retrieve messages from SmokeStack instances. An Ozone and an active network must be present <text:span text:style-name="T74">for this option to be enabled.</text:span></text:p>
      <text:p text:style-name="P11">Show Details</text:p>
      <text:p text:style-name="P11"><text:tab/>Disable or enable various <text:span text:style-name="T75">Participants details.</text:span></text:p>
      <text:p text:style-name="P11">Show Icons</text:p>
      <text:p text:style-name="P11"><text:tab/>Disable or enable <text:span text:style-name="T143">P</text:span>articipant<text:span text:style-name="T143">s</text:span> <text:span text:style-name="T135">status </text:span>icons.</text:p>
      <text:p text:style-name="P11"/>
      <text:h text:style-name="P266" text:outline-level="1"><text:bookmark-start text:name="__RefHeading___Toc792_736866454"/>Activity Fire<text:bookmark-end text:name="__RefHeading___Toc792_736866454"/></text:h>
      <text:p text:style-name="P118">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text:span><text:span text:style-name="T382">TS-NoPadding</text:span><text:span text:style-name="T67"> along with SHA-384 HMAC provide encryption and authentication.</text:span></text:p>
      <text:p text:style-name="P120"><text:span text:style-name="T251">The Send button is enabled if at least one </text:span><text:span text:style-name="T253">network-ready </text:span><text:span text:style-name="T304">neighbor</text:span><text:span text:style-name="T251"> is available.</text:span></text:p>
      <text:p text:style-name="P120"/>
      <text:h text:style-name="P267" text:outline-level="1"><text:bookmark-start text:name="__RefHeading___Toc1466_883854242"/>Activity Member Chat<text:bookmark-end text:name="__RefHeading___Toc1466_883854242"/></text:h>
      <text:p text:style-name="P119">The <text:span text:style-name="T112">Member </text:span>Chat activity is one of <text:span text:style-name="T103">three</text:span> messaging activities. <text:span text:style-name="T67">From this activity, one may message one participant.</text:span></text:p>
      <text:p text:style-name="P122">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0">The Send button is </text:span><text:span text:style-name="T305">enabled</text:span><text:span text:style-name="T250"> if a session is established </text:span><text:span text:style-name="T305">and </text:span><text:span text:style-name="T250">if a writable neighbor (not necessarily network-ready) is available.</text:span></text:p>
      <text:p text:style-name="P124"><text:span text:style-name="T113">C</text:span>ontext menu<text:span text:style-name="T113">s</text:span> may be activated by pressing and holding <text:span text:style-name="T136">various widgets</text:span><text:span text:style-name="T9">. </text:span><text:span text:style-name="T19">Context-m</text:span><text:span text:style-name="T12">enu items are described below.</text:span></text:p>
      <text:p text:style-name="P17">Call via McEliece</text:p>
      <text:p text:style-name="P17"><text:tab/>Exchange private key material via <text:span text:style-name="T125">an </text:span>ephemeral McEliece <text:span text:style-name="T321">(m = 11, t = 50) </text:span><text:span text:style-name="T127">public-key pair</text:span>.</text:p>
      <text:p text:style-name="P155"><text:span text:style-name="T12">C</text:span><text:span text:style-name="T9">all </text:span><text:span text:style-name="T20">via RSA</text:span></text:p>
      <text:p text:style-name="P241"><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4">Copy Text</text:p>
      <text:p text:style-name="P14"><text:tab/>Place the selected message’s text in<text:span text:style-name="T200">to</text:span> the clipboard buffer.</text:p>
      <text:p text:style-name="P3">Custom Session</text:p>
      <text:p text:style-name="P4">Private key material may be generated. The generated material is not <text:span text:style-name="T184">transferred</text:span> o<text:span text:style-name="T322">ver</text:span> the network.</text:p>
      <text:p text:style-name="P15">Delete All Messages</text:p>
      <text:p text:style-name="P15"><text:tab/>If confirmed, all messages associated with the specified <text:span text:style-name="T144">participant</text:span> are deleted.</text:p>
      <text:p text:style-name="P15">Delete Message</text:p>
      <text:p text:style-name="P16">If confirmed, the selected message is deleted.</text:p>
      <text:p text:style-name="P19">JuggerKnot <text:span text:style-name="T196">Credentials</text:span></text:p>
      <text:p text:style-name="P18"><text:span text:style-name="T188">Display an input dialog. If the dialog is confirmed, the Juggernaut Protocol is initiated with the specified participant. </text:span>If the protocol completes successfully, authentication and encryption credentials are created.</text:p>
      <text:p text:style-name="P21">Juggernaut</text:p>
      <text:p text:style-name="P20">Display an input dialog. If the dialog is confirmed, the Juggernaut Protocol is initiated <text:span text:style-name="T185">with the specified participant.</text:span></text:p>
      <text:p text:style-name="P25">Optional Signatures</text:p>
      <text:p text:style-name="P5">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23">Optional Steam</text:p>
      <text:p text:style-name="P22"><text:soft-page-break/>Disable or enable Steam sharing for the specified participant. Active Steams will not adhere to this setting as Steam packet bundles do not include explicit participant information.</text:p>
      <text:p text:style-name="P9">Retrieve Messages</text:p>
      <text:p text:style-name="P10">Retrieve messages from SmokeStack instances. An Ozone and an active network must be present <text:span text:style-name="T74">for this option to be enabled.</text:span></text:p>
      <text:p text:style-name="P13">Save Attachment</text:p>
      <text:p text:style-name="P13"><text:tab/>If the selected message contains an image, this option is enabled. Once activated, the attached <text:tab/>bitmap is saved.</text:p>
      <text:p text:style-name="P13"/>
      <text:h text:style-name="P268" text:outline-level="1"><text:bookmark-start text:name="__RefHeading___Toc513_1878324060"/>Activity Settings<text:bookmark-end text:name="__RefHeading___Toc513_1878324060"/></text:h>
      <text:p text:style-name="P180"><text:span text:style-name="T233">The Settings activity contains various </text:span><text:span text:style-name="T232">configuration</text:span><text:span text:style-name="T233"> items. </text:span><text:span text:style-name="T69">Smoke may also be reset from this activity. This page will describe miscellaneous portions.</text:span></text:p>
      <text:p text:style-name="P127">About</text:p>
      <text:p text:style-name="P128">Describes software information, including <text:span text:style-name="T83">the </text:span>Android version <text:span text:style-name="T83">of the device</text:span>. Log clearing may also be performed in this section. <text:span text:style-name="T169">The Foreground Service option disables or enables a Smoke foreground service. </text:span>The Prefer Active CPU option, <text:span text:style-name="T70">if enabled, ensures that the CPU remains active if the screen is turned off.</text:span></text:p>
      <text:p text:style-name="P129">Ozone</text:p>
      <text:p text:style-name="P130">One Ozone address may be defined in this section. <text:span text:style-name="T84">Please refer to the Ozone page for more details.</text:span></text:p>
      <text:p text:style-name="P249">Participants</text:p>
      <text:p text:style-name="P248">A list of participants. A context menu is available. <text:span text:style-name="T388">Press and hold on a participant’s information.</text:span></text:p>
      <text:p text:style-name="P131">Password</text:p>
      <text:p text:style-name="P132">Generate new local authentication and encryption keys. <text:span text:style-name="T234">If confirmed, all existing data will be purged.</text:span> <text:span text:style-name="T234">A new</text:span><text:span text:style-name="T105"> </text:span>public and private key pair <text:span text:style-name="T234">may also be generated.</text:span></text:p>
      <text:p text:style-name="P133">Public Data</text:p>
      <text:p text:style-name="P134">Contains the <text:span text:style-name="T172">Smoke Alias and </text:span>Smoke ID. <text:span text:style-name="T172">A Smoke Alias is synonymous to an e-mail address. The Smoke Alias is optional. If provided, it must contain at least eight characters. Preferably, it should be a unique value. </text:span>A Smoke Identity is <text:span text:style-name="T85">synonymous</text:span> to <text:span text:style-name="T172">a telephone number. Basic public-key data </text:span><text:span text:style-name="T323">are </text:span><text:span text:style-name="T172">also displayed in this section.</text:span></text:p>
      <text:p text:style-name="P158">Share Smoke ID</text:p>
      <text:p text:style-name="P159">Share the Smoke ID with a SmokeStack instance via the defined Ozone. <text:span text:style-name="T173">Please note that the Smoke Alias, if one is defined, is transformed into a Smoke ID.</text:span></text:p>
      <text:p text:style-name="P158"/>
      <text:h text:style-name="P269" text:outline-level="1"><text:bookmark-start text:name="__RefHeading___Toc6190_4294644744"/>Activity Smokescreen<text:bookmark-end text:name="__RefHeading___Toc6190_4294644744"/></text:h>
      <text:p text:style-name="P190">Lock or unlock the Smoke application.</text:p>
      <text:p text:style-name="P190"/>
      <text:h text:style-name="P270" text:outline-level="1"><text:bookmark-start text:name="__RefHeading___Toc2666_3077280143"/>Activity Steam<text:bookmark-end text:name="__RefHeading___Toc2666_3077280143"/></text:h>
      <text:p text:style-name="P181">The Steam activity allows for the transferring of files to Steam participants and/or anonymous destinations. Received files <text:span text:style-name="T235">are stored in the Downloads folder.</text:span></text:p>
      <text:p text:style-name="P226">Empty files are <text:span text:style-name="T356">considered </text:span>valid, however, they will not be transferred.</text:p>
      <text:p text:style-name="P183"><text:span text:style-name="T236">Please note that Simple Steams (files transferred to anonymous destinations) will be streamed </text:span><text:span text:style-name="T306">sequentially </text:span><text:span text:style-name="T236">in the order in which they were </text:span><text:span text:style-name="T307">registered</text:span><text:span text:style-name="T236"> for transfer.</text:span></text:p>
      <text:p text:style-name="P182"/>
      <text:h text:style-name="P271" text:outline-level="1"><text:bookmark-start text:name="__RefHeading___Toc3670_3645065048"/>An Asynchronous World<text:bookmark-end text:name="__RefHeading___Toc3670_3645065048"/></text:h>
      <text:p text:style-name="P229">The world of Smoke is asynchronous. Smoke itself is asynchronous. Processes that are otherwise asynchronous are sometimes synchronized. <text:span text:style-name="T358">As Smoke does not include connections between peers, it functions relatively well in a chaotic, disconnected environment.</text:span></text:p>
      <text:p text:style-name="P228">Steam (file sharing) introduces two reliable communications processes: key establishment and packet <text:s/>distribution. These processes replicate TCP in a chaotic, disconnected environment.</text:p>
      <text:p text:style-name="P230">Texting also provides reliable delivery of deliverable messages. A deliverable message is a message which will be accepted by a participant if the message’s timestamp is within some tolerance. <text:span text:style-name="T359">Timestamps </text:span><text:span text:style-name="T360">mitigate</text:span><text:span text:style-name="T359"> replay attacks. </text:span>Messages which are not deliverable are discarded.</text:p>
      <text:p text:style-name="P230"/>
      <text:h text:style-name="P263" text:outline-level="1"><text:bookmark-start text:name="__RefHeading___Toc145_1035930204"/>Android<text:bookmark-end text:name="__RefHeading___Toc145_1035930204"/></text:h>
      <text:p text:style-name="P29">Smoke has been successfully tested on Android <text:span text:style-name="T48">versions </text:span>7.<text:span text:style-name="T168">x, 8.x, and 9.x. Versions older than 7.x are not supported.</text:span></text:p>
      <text:p text:style-name="P227"/>
      <text:h text:style-name="P272" text:outline-level="1"><text:bookmark-start text:name="__RefHeading___Toc790_1689950355"/>Congestion Control<text:bookmark-end text:name="__RefHeading___Toc790_1689950355"/></text:h>
      <text:p text:style-name="P101">Smoke implements a software-based congestion control mechanism. The SipHash algorithm is used for computing digests. Computed digests are stored in an SQLite database <text:span text:style-name="T57">table</text:span>.</text:p>
      <text:p text:style-name="P148">Congestion-control items are inspected every 5 seconds. Items older than 6<text:span text:style-name="T361">5</text:span> seconds are discarded.</text:p>
      <text:p text:style-name="P148"/>
      <text:h text:style-name="P273" text:outline-level="1"><text:bookmark-start text:name="__RefHeading___Toc445_1428144265"/>Corrupted Database Values<text:bookmark-end text:name="__RefHeading___Toc445_1428144265"/></text:h>
      <text:p text:style-name="P104">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7">widgets</text:span>. These depictions offer insight into potential system failures.</text:p>
      <text:p text:style-name="P105"/>
      <text:h text:style-name="P274" text:outline-level="1"><text:bookmark-start text:name="__RefHeading___Toc2419_617709667"/>Custom Session Credentials<text:bookmark-end text:name="__RefHeading___Toc2419_617709667"/></text:h>
      <text:p text:style-name="P173">Credentials are generated as follows (stretch the first key stream):</text:p>
      <text:p text:style-name="P37">keystream1 := pbkdf2(sha512(<text:span text:style-name="T189">string</text:span>), // Salt</text:p>
      <text:p text:style-name="P37"><text:s text:c="21"/><text:span text:style-name="T189">string</text:span>,</text:p>
      <text:p text:style-name="P37"><text:s text:c="21"/>4096, <text:s text:c="6"/>// Iteration Count</text:p>
      <text:p text:style-name="P37"><text:s text:c="21"/>160) <text:s text:c="7"/>// Bits (20 Bytes)</text:p>
      <text:p text:style-name="P37">keystream2 := pbkdf2(sha512(<text:span text:style-name="T189">string</text:span>), // Salt</text:p>
      <text:p text:style-name="P37"><text:s text:c="21"/><text:span text:style-name="T193">base64(</text:span>keystream1<text:span text:style-name="T193">)</text:span>,</text:p>
      <text:p text:style-name="P37"><text:s text:c="21"/>1, <text:s text:c="9"/>// Iteration Count</text:p>
      <text:p text:style-name="P37"><text:s text:c="21"/>768) <text:s text:c="7"/>// Bits (96 Bytes)</text:p>
      <text:p text:style-name="P32"/>
      <text:h text:style-name="P263" text:outline-level="1"><text:bookmark-start text:name="__RefHeading___Toc199_1272986993"/>Database Containers<text:bookmark-end text:name="__RefHeading___Toc199_1272986993"/></text:h>
      <text:p text:style-name="P239"><text:span text:style-name="T383">Most of the database fields </text:span><text:span text:style-name="T38">contain </text:span><text:span text:style-name="T383">authentically-encrypted </text:span><text:span text:style-name="T38">values</text:span><text:span text:style-name="T383">. Some fields contain keyed digests, including keyed digests of binary </text:span><text:span text:style-name="T40">(false / true) </text:span><text:span text:style-name="T383">values. </text:span><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text:span><text:span text:style-name="T382">CTS-NoPadding</text:span><text:span text:style-name="T41"> is used for encrypting data. SHA-512 HMAC is used for data authentication.</text:span></text:p>
      <text:p text:style-name="P30"/>
      <text:h text:style-name="P275" text:outline-level="1"><text:bookmark-start text:name="__RefHeading___Toc733_353659540"/>Developers<text:bookmark-end text:name="__RefHeading___Toc733_353659540"/></text:h>
      <text:p text:style-name="P135">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4">files </text:span>for guidance.</text:p>
      <text:p text:style-name="P135"/>
      <text:h text:style-name="P263" text:outline-level="1"><text:bookmark-start text:name="__RefHeading___Toc100_1369832164"/>Discovery via Cryptography<text:bookmark-end text:name="__RefHeading___Toc100_1369832164"/></text:h>
      <text:p text:style-name="P27">Cryptographic <text:span text:style-name="T210">D</text:span>iscovery is a <text:span text:style-name="T262">novel </text:span>mechanism which allows servers to lighten the computational <text:span text:style-name="T34">and data</text:span> responsibilities of mobile devices.</text:p>
      <text:p text:style-name="P26">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28">To mitigate replay attacks, Smoke <text:span text:style-name="T211">instances </text:span>offer SmokeStack instances random identity streams during message-retrieval requests. The identity streams self-expire.</text:p>
      <text:p text:style-name="P110"/>
      <text:h text:style-name="P276" text:outline-level="1"><text:bookmark-start text:name="__RefHeading___Toc468_783998592"/>Exchanging Private Credentials<text:bookmark-end text:name="__RefHeading___Toc468_783998592"/></text:h>
      <text:p text:style-name="P106">The Calling feature allows two parties to exchange private key material. <text:span text:style-name="T61">The process of exchanging private credentials is as follows:</text:span></text:p>
      <text:list xml:id="list2481193191" text:style-name="L1">
        <text:list-item>
          <text:p text:style-name="P303">A participant issues a Call via a selected participant. A new <text:span text:style-name="T126">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303"><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4">The initiating participant receives the private key material, <text:span text:style-name="T63">verifies the included signature,</text:span> and <text:span text:style-name="T138">unpacks</text:span> <text:span text:style-name="T63">the private key material</text:span> via the ephemeral private key. <text:span text:style-name="T94">The two participants are now paired.</text:span></text:p>
        </text:list-item>
      </text:list>
      <text:p text:style-name="P107"/>
      <text:h text:style-name="P27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8" text:outline-level="1"><text:bookmark-start text:name="__RefHeading___Toc1594_225190499"/>Fiasco Keys<text:bookmark-end text:name="__RefHeading___Toc1594_225190499"/></text:h>
      <text:p text:style-name="P156">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5">n authentication</text:span> key is <text:span text:style-name="T118">recovered</text:span>, the message is <text:span text:style-name="T187">deciphered</text:span> and delivered locally. <text:span text:style-name="T117">Newer authentication keys are tested first.</text:span></text:p>
      <text:p text:style-name="P157">A <text:span text:style-name="T117">key pair has a lifetime of 864,000 seconds.</text:span></text:p>
      <text:p text:style-name="P156"/>
      <text:h text:style-name="P279" text:outline-level="1"><text:bookmark-start text:name="__RefHeading___Toc311_1980819345"/>Fire<text:bookmark-end text:name="__RefHeading___Toc311_1980819345"/></text:h>
      <text:p text:style-name="P77">Fire <text:span text:style-name="T52">introduces </text:span>communication <text:span text:style-name="T139">channels</text:span> between Smoke and Spot-On. <text:span text:style-name="T52">Key generation is described below.</text:span></text:p>
      <text:p text:style-name="P41">authentication_key = <text:span text:style-name="T53">pbkdf2(sha512(Digest || “sha384”), // Salt</text:span></text:p>
      <text:p text:style-name="P41"><text:tab/><text:tab/><text:tab/><text:tab/> <text:s/><text:span text:style-name="T53">Digest,</text:span></text:p>
      <text:p text:style-name="P41"><text:tab/><text:tab/><text:tab/><text:tab/> <text:s/><text:span text:style-name="T53">10000,</text:span></text:p>
      <text:p text:style-name="P41"><text:tab/><text:tab/><text:tab/><text:tab/> <text:s/><text:span text:style-name="T96">896) <text:s text:c="23"/>// Bits (112 Bytes)</text:span></text:p>
      <text:p text:style-name="P42">authentication_key, destination_key := authentication_key[0 … <text:span text:style-name="T96">48</text:span>], authentication_key[<text:span text:style-name="T96">48</text:span> … ]</text:p>
      <text:p text:style-name="P36"><text:span text:style-name="T51">encryption_key</text:span> := pbkdf2(<text:span text:style-name="T51">Salt</text:span>,</text:p>
      <text:p text:style-name="P36"><text:s text:c="25"/><text:span text:style-name="T51">Channel || “aes256” || “sha384”</text:span>,</text:p>
      <text:p text:style-name="P36"><text:s text:c="25"/><text:span text:style-name="T49">10000</text:span>, <text:s text:c="6"/>// Iteration Count</text:p>
      <text:p text:style-name="P36"><text:s text:c="25"/><text:span text:style-name="T49">2304</text:span>) <text:s text:c="7"/>// Bits (2<text:span text:style-name="T50">88</text:span> Bytes)</text:p>
      <text:p text:style-name="P40"><text:span text:style-name="T51">encryption_key</text:span> := <text:span text:style-name="T51">encryption_key</text:span>[0 … 3<text:span text:style-name="T54">1</text:span>]</text:p>
      <text:p text:style-name="P92"/>
      <text:h text:style-name="P280" text:outline-level="1"><text:bookmark-start text:name="__RefHeading___Toc1464_739530787"/>Forward Secrecy and SmokeStack<text:bookmark-end text:name="__RefHeading___Toc1464_739530787"/></text:h>
      <text:p text:style-name="P150">Smoke includes a mechanism for establishing session-based authentication and encryption keys. Th<text:span text:style-name="T261">e</text:span> key material is exchanged via ephemeral and permanent public keys. <text:span text:style-name="T107">F</text:span>orward secrecy is constituted by the use of ephemeral public keys.</text:p>
      <text:p text:style-name="P151">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51"/>
      <text:h text:style-name="P281" text:outline-level="1"><text:bookmark-start text:name="__RefHeading___Toc3631_1025239223"/>Future-Proofing Software<text:bookmark-end text:name="__RefHeading___Toc3631_1025239223"/></text:h>
      <text:p text:style-name="P219">Future-proofing software is a<text:span text:style-name="T355">n </text:span>involved task. This section will document some of the <text:span text:style-name="T347">problems.</text:span></text:p>
      <text:p text:style-name="P220">CBC and CTR modes suffer from birthday attacks. <text:span text:style-name="T348">It is recommended that keys be used conservatively in these modes. </text:span><text:span text:style-name="T350">Consider using AES-GCM-SIV.</text:span></text:p>
      <text:p text:style-name="P221">Cipher and hash algorithms should be interchangeable either through options or simple software changes.</text:p>
      <text:p text:style-name="P224">Latest versions of TLS should be applied.</text:p>
      <text:p text:style-name="P221"><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223"/>
      <text:h text:style-name="P263" text:outline-level="1"><text:bookmark-start text:name="__RefHeading___Toc83_222518397"/>Inflate<text:bookmark-end text:name="__RefHeading___Toc83_222518397"/></text:h>
      <text:p text:style-name="P111">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111"/>
      <text:h text:style-name="P282" text:outline-level="1"><text:bookmark-start text:name="__RefHeading___Toc2290_3680134397"/>Juggernaut Protocol<text:bookmark-end text:name="__RefHeading___Toc2290_3680134397"/></text:h>
      <text:p text:style-name="P170"><text:span text:style-name="T186">Smoke implements the </text:span><text:bookmark text:name="firstHeading"/>Password Authenticated Key Exchange by Juggling <text:span text:style-name="T186">protocol. The data </text:span><text:span text:style-name="T324">are</text:span><text:span text:style-name="T186">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38">keystream1 := pbkdf2(sha512(<text:span text:style-name="T190">key material</text:span>), // Salt</text:p>
      <text:p text:style-name="P38"><text:s text:c="21"/><text:span text:style-name="T192">base64(key material)</text:span>,</text:p>
      <text:p text:style-name="P38"><text:s text:c="21"/>4096, <text:s text:c="6"/>// Iteration Count</text:p>
      <text:p text:style-name="P38"><text:s text:c="21"/>160) <text:s text:c="7"/>// Bits (20 Bytes)</text:p>
      <text:p text:style-name="P38">keystream2 := pbkdf2(sha512(<text:span text:style-name="T191">key material</text:span>), // Salt</text:p>
      <text:p text:style-name="P38"><text:s text:c="21"/><text:span text:style-name="T192">base64(</text:span>keystream1<text:span text:style-name="T192">)</text:span>,</text:p>
      <text:p text:style-name="P38"><text:s text:c="21"/>1, <text:s text:c="9"/>// Iteration Count</text:p>
      <text:p text:style-name="P38"><text:s text:c="21"/>768) <text:s text:c="7"/>// Bits (96 Bytes)</text:p>
      <text:p text:style-name="P168">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68"/>
      <text:h text:style-name="P283" text:outline-level="1"><text:bookmark-start text:name="__RefHeading___Toc1449_1436150141"/>Local Broadcast <text:span text:style-name="T97">Manager</text:span><text:bookmark-end text:name="__RefHeading___Toc1449_1436150141"/></text:h>
      <text:p text:style-name="P149">Communications between the Kernel and the user interface utilize <text:span text:style-name="T212">a </text:span>Local Broadcast Manager <text:span text:style-name="T213">instance</text:span>.</text:p>
      <text:p text:style-name="P149"/>
      <text:h text:style-name="P284" text:outline-level="1"><text:bookmark-start text:name="__RefHeading___Toc372_292885038"/>McEliece CCA2<text:bookmark-end text:name="__RefHeading___Toc372_292885038"/></text:h>
      <text:p text:style-name="P100">Smoke supports McEliece-Fujisaki <text:span text:style-name="T230">and McEliece-Pointcheval </text:span>via BouncyCastle. Parameters are <text:span text:style-name="T55">SHA-256, </text:span>m = <text:span text:style-name="T231">11, m = </text:span>1<text:span text:style-name="T115">2 (Fujisaki only)</text:span>, <text:span text:style-name="T231">t = 50, </text:span>t = <text:span text:style-name="T115">68 (Fujisaki only)</text:span>. Some discussions:</text:p>
      <text:list xml:id="list2889359229" text:style-name="L2">
        <text:list-item>
          <text:p text:style-name="P305">Authentication process may require several minutes to complete.</text:p>
        </text:list-item>
        <text:list-item>
          <text:p text:style-name="P306">Communications between McEliece and RSA are fully functional.</text:p>
        </text:list-item>
        <text:list-item>
          <text:p text:style-name="P307">Degraded performance is expected <text:span text:style-name="T146">during key sharing.</text:span></text:p>
        </text:list-item>
        <text:list-item>
          <text:p text:style-name="P308">During the key-sharing process, McEliece signatures are not provided <text:span text:style-name="T81">and therefore are not verified.</text:span></text:p>
        </text:list-item>
        <text:list-item>
          <text:p text:style-name="P308"><text:span text:style-name="T56">I</text:span>nitialization process<text:span text:style-name="T56">es</text:span> may require several minutes to complete.</text:p>
        </text:list-item>
      </text:list>
      <text:p text:style-name="P225">Super McEliece-Fujisaki is also <text:span text:style-name="T352">somewhat </text:span>supported: m = 13, t = 118.</text:p>
      <text:p text:style-name="P225"/>
      <text:h text:style-name="P285" text:outline-level="1"><text:bookmark-start text:name="__RefHeading___Toc848_1547525695"/>Message Structures<text:bookmark-end text:name="__RefHeading___Toc848_1547525695"/></text:h>
      <text:p text:style-name="P163">This <text:span text:style-name="T214">section</text:span> will detail the various message structures.</text:p>
      <text:p text:style-name="P164">AUTHENTICATE</text:p>
      <text:p text:style-name="P44">[PK <text:span text:style-name="T156">Signature</text:span>] (1)</text:p>
      <text:p text:style-name="P44">{</text:p>
      <text:p text:style-name="P44"><text:tab/><text:span text:style-name="T151">Random Bytes </text:span>(<text:span text:style-name="T155">1</text:span>) <text:tab/><text:tab/><text:tab/><text:tab/><text:tab/><text:tab/><text:tab/><text:span text:style-name="T151">Variable</text:span></text:p>
      <text:p text:style-name="P44">}</text:p>
      <text:p text:style-name="P44"/>
      <text:p text:style-name="P142">CALL-HALF-AND-HALF-A</text:p>
      <text:p text:style-name="P43">[PK] (1<text:span text:style-name="T293">)</text:span></text:p>
      <text:p text:style-name="P43">{</text:p>
      <text:p text:style-name="P43"><text:tab/>AES-256 Key (1)</text:p>
      <text:p text:style-name="P43"><text:tab/>SHA-512 Key (2)</text:p>
      <text:p text:style-name="P43">}</text:p>
      <text:p text:style-name="P43"/>
      <text:p text:style-name="P43">[AES-256] (2)</text:p>
      <text:p text:style-name="P43">{</text:p>
      <text:p text:style-name="P43"><text:tab/>0x00 (1)<text:tab/><text:tab/><text:tab/><text:tab/><text:tab/><text:tab/><text:tab/><text:tab/>1 Byte</text:p>
      <text:p text:style-name="P43"><text:tab/>A Timestamp (2)<text:tab/><text:tab/><text:tab/><text:tab/><text:tab/><text:tab/><text:tab/>8 Bytes <text:span text:style-name="T119">(Base-64)</text:span></text:p>
      <text:p text:style-name="P43"><text:tab/><text:span text:style-name="T178">\n</text:span></text:p>
      <text:p text:style-name="P43"><text:tab/><text:span text:style-name="T120">Ephemeral </text:span>Public Key (3)<text:tab/><text:tab/><text:tab/><text:tab/><text:tab/><text:span text:style-name="T119">Variable (Base-64)</text:span></text:p>
      <text:p text:style-name="P43"><text:tab/><text:span text:style-name="T178">\n</text:span></text:p>
      <text:p text:style-name="P43"><text:tab/><text:span text:style-name="T120">Ephemeral Public Key Type (4)<text:tab/><text:tab/><text:tab/><text:tab/><text:tab/>1 Byte (Base-64)</text:span></text:p>
      <text:p text:style-name="P43"><text:tab/><text:span text:style-name="T178">\n</text:span></text:p>
      <text:p text:style-name="P43"><text:tab/>Sender's Identity (<text:span text:style-name="T119">5</text:span>)<text:tab/><text:tab/><text:tab/><text:tab/><text:tab/><text:tab/>8 Bytes <text:span text:style-name="T119">(Base-64)</text:span></text:p>
      <text:p text:style-name="P43"><text:tab/><text:span text:style-name="T178">\n</text:span></text:p>
      <text:p text:style-name="P43"><text:tab/>Sender's Public Encryption Key SHA-512 Digest (<text:span text:style-name="T119">6</text:span>)<text:tab/>64 Bytes <text:span text:style-name="T119">(Base-64)</text:span></text:p>
      <text:p text:style-name="P43"><text:tab/><text:span text:style-name="T178">\n</text:span></text:p>
      <text:p text:style-name="P43"><text:tab/>[PK Signature] (<text:span text:style-name="T119">7)</text:span><text:tab/><text:tab/><text:tab/><text:tab/><text:tab/><text:tab/>Variable <text:span text:style-name="T119">(Base-64)</text:span></text:p>
      <text:p text:style-name="P43"><text:tab/>{</text:p>
      <text:p text:style-name="P43"><text:tab/><text:tab/>[PK] (1 ... 2) || [AES-256] (1 ... <text:span text:style-name="T119">6</text:span>) ||</text:p>
      <text:p text:style-name="P43"><text:tab/><text:tab/>Recipient's Public Encryption Key SHA-512 Digest (1)</text:p>
      <text:p text:style-name="P43"><text:soft-page-break/><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Smoke <text:span text:style-name="T183">I</text:span>dentity.</text:p>
      <text:p text:style-name="P43">*/</text:p>
      <text:p text:style-name="P43"/>
      <text:p text:style-name="P43">[Destination SHA-512 HMAC] (4)<text:tab/><text:tab/><text:tab/><text:tab/><text:tab/>64 Bytes</text:p>
      <text:p text:style-name="P43">{</text:p>
      <text:p text:style-name="P43"><text:tab/>[PK] || [AES-256] || [SHA-512] (1)</text:p>
      <text:p text:style-name="P43">}</text:p>
      <text:p text:style-name="P78"/>
      <text:p text:style-name="P78">CALL-HALF-AND-HALF-B</text:p>
      <text:p text:style-name="P51">[PK] (1)</text:p>
      <text:p text:style-name="P51">{</text:p>
      <text:p text:style-name="P51"><text:tab/>AES-256 Key (1)</text:p>
      <text:p text:style-name="P51"><text:tab/>SHA-512 Key (2)</text:p>
      <text:p text:style-name="P51">}</text:p>
      <text:p text:style-name="P51"/>
      <text:p text:style-name="P51">[AES-256] (2)</text:p>
      <text:p text:style-name="P51">{</text:p>
      <text:p text:style-name="P51"><text:tab/>0x01 (1)<text:tab/><text:tab/><text:tab/><text:tab/><text:tab/><text:tab/><text:tab/><text:tab/>1 Byte</text:p>
      <text:p text:style-name="P51"><text:tab/>A Timestamp (2)<text:tab/><text:tab/><text:tab/><text:tab/><text:tab/><text:tab/><text:tab/>8 Bytes <text:span text:style-name="T121">(Base-64)</text:span></text:p>
      <text:p text:style-name="P51"><text:tab/><text:span text:style-name="T179">\n</text:span></text:p>
      <text:p text:style-name="P51"><text:tab/><text:span text:style-name="T124">Ephemeral </text:span>Public Key (3)<text:tab/><text:tab/><text:tab/><text:tab/><text:tab/><text:span text:style-name="T121">Variable (Base-64)</text:span></text:p>
      <text:p text:style-name="P51"><text:tab/>{</text:p>
      <text:p text:style-name="P51"><text:tab/><text:tab/>AES-256 Key (1)</text:p>
      <text:p text:style-name="P51"><text:tab/><text:tab/>SHA-512 Key (2)</text:p>
      <text:p text:style-name="P51"><text:soft-page-break/><text:tab/>}</text:p>
      <text:p text:style-name="P51"><text:tab/><text:span text:style-name="T179">\n</text:span></text:p>
      <text:p text:style-name="P51"><text:tab/><text:span text:style-name="T124">Ephemeral Public Key Type </text:span><text:span text:style-name="T248">(Ignored) </text:span><text:span text:style-name="T124">(4)<text:tab/><text:tab/><text:tab/>1 Byte (Base-64)</text:span></text:p>
      <text:p text:style-name="P51"><text:tab/><text:span text:style-name="T179">\n</text:span></text:p>
      <text:p text:style-name="P51"><text:tab/>Sender's Identity (<text:span text:style-name="T123">5</text:span>)<text:tab/><text:tab/><text:tab/><text:tab/><text:tab/><text:tab/>8 Bytes <text:span text:style-name="T121">(Base-64)</text:span></text:p>
      <text:p text:style-name="P51"><text:tab/><text:span text:style-name="T179">\n</text:span></text:p>
      <text:p text:style-name="P51"><text:tab/>Sender's Public Encryption Key SHA-512 Digest (<text:span text:style-name="T123">6</text:span>)<text:tab/>64 Bytes <text:span text:style-name="T122">(Base-64)</text:span></text:p>
      <text:p text:style-name="P51"><text:tab/><text:span text:style-name="T179">\n</text:span></text:p>
      <text:p text:style-name="P51"><text:tab/>[PK Signature] (<text:span text:style-name="T123">7</text:span>)<text:tab/><text:tab/><text:tab/><text:tab/><text:tab/><text:tab/>Variable <text:span text:style-name="T122">(Base-64)</text:span></text:p>
      <text:p text:style-name="P51"><text:tab/>{</text:p>
      <text:p text:style-name="P51"><text:tab/><text:tab/>[PK] (1 ... 2) || [AES-256] (1 ... <text:span text:style-name="T123">6</text:span>) ||</text:p>
      <text:p text:style-name="P51"><text:tab/><text:tab/>Recipient's Public Encryption Key SHA-512 Digest (1)</text:p>
      <text:p text:style-name="P51"><text:tab/>}</text:p>
      <text:p text:style-name="P51">}</text:p>
      <text:p text:style-name="P51"/>
      <text:p text:style-name="P51">[SHA-512 HMAC] (3)<text:tab/><text:tab/><text:tab/><text:tab/><text:tab/><text:tab/><text:tab/>64 Bytes</text:p>
      <text:p text:style-name="P51">{</text:p>
      <text:p text:style-name="P51"><text:tab/>[PK] || [AES-256] (1)</text:p>
      <text:p text:style-name="P51">}</text:p>
      <text:p text:style-name="P51"/>
      <text:p text:style-name="P51">/*</text:p>
      <text:p text:style-name="P51">** The destination is created via the recipient's Smoke <text:span text:style-name="T183">I</text:span>dentity.</text:p>
      <text:p text:style-name="P51">*/</text:p>
      <text:p text:style-name="P51"/>
      <text:p text:style-name="P51">[Destination SHA-512 HMAC] (4)<text:tab/><text:tab/><text:tab/><text:tab/><text:tab/>64 Bytes</text:p>
      <text:p text:style-name="P51">{</text:p>
      <text:p text:style-name="P51"><text:tab/>[PK] || [AES-256] || [SHA-512] (1)</text:p>
      <text:p text:style-name="P51">}</text:p>
      <text:p text:style-name="P80"/>
      <text:p text:style-name="P80">CHAT</text:p>
      <text:p text:style-name="P54">[PK] (1)</text:p>
      <text:p text:style-name="P54">{</text:p>
      <text:p text:style-name="P54"><text:tab/>Sender's Public Encryption Key SHA-512 Digest (1)<text:tab/>64 Bytes</text:p>
      <text:p text:style-name="P54"><text:soft-page-break/>}</text:p>
      <text:p text:style-name="P54"/>
      <text:p text:style-name="P54">[AES-256] (2)</text:p>
      <text:p text:style-name="P54">{</text:p>
      <text:p text:style-name="P54"><text:tab/>0x00 (1)<text:tab/><text:tab/><text:tab/><text:tab/><text:tab/><text:tab/><text:tab/><text:tab/>1 Byte</text:p>
      <text:p text:style-name="P54"><text:tab/>A Timestamp (2)<text:tab/><text:tab/><text:tab/><text:tab/><text:tab/><text:tab/><text:tab/>8 Bytes (Base-64)</text:p>
      <text:p text:style-name="P54"><text:tab/><text:span text:style-name="T180">\n</text:span></text:p>
      <text:p text:style-name="P54"><text:tab/>Message (3)<text:tab/><text:tab/><text:tab/><text:tab/><text:tab/><text:tab/><text:tab/><text:tab/>Variable (Base-64)</text:p>
      <text:p text:style-name="P54"><text:tab/><text:span text:style-name="T180">\n</text:span></text:p>
      <text:p text:style-name="P54"><text:tab/>Sequence (4)<text:tab/><text:tab/><text:tab/><text:tab/><text:tab/><text:tab/><text:tab/>8 Bytes (Base-64)</text:p>
      <text:p text:style-name="P54"><text:tab/><text:span text:style-name="T180">\n</text:span></text:p>
      <text:p text:style-name="P54"><text:tab/><text:span text:style-name="T102">Attachment (5)<text:tab/><text:tab/><text:tab/><text:tab/><text:tab/><text:tab/><text:tab/>Variable (Base-64)</text:span></text:p>
      <text:p text:style-name="P54"><text:tab/><text:span text:style-name="T180">\n</text:span></text:p>
      <text:p text:style-name="P54"><text:tab/><text:span text:style-name="T158">Message Identity (6)<text:tab/><text:tab/><text:tab/><text:tab/><text:tab/><text:tab/>64 Bytes (Base-64)</text:span></text:p>
      <text:p text:style-name="P54"><text:tab/><text:span text:style-name="T180">\n</text:span></text:p>
      <text:p text:style-name="P54"><text:tab/>[PK Signature] (<text:span text:style-name="T158">7</text:span>)<text:tab/><text:tab/><text:tab/><text:tab/><text:tab/><text:tab/>Variable <text:span text:style-name="T119">(</text:span>Base-64)</text:p>
      <text:p text:style-name="P54"><text:tab/>{</text:p>
      <text:p text:style-name="P54"><text:tab/><text:tab/>[PK] (1) || [AES-256] (1 ... <text:span text:style-name="T158">6</text:span>) ||</text:p>
      <text:p text:style-name="P54"><text:tab/><text:tab/>Recipient's Public Encryption Key SHA-512 Digest (1)</text:p>
      <text:p text:style-name="P54"><text:tab/>}</text:p>
      <text:p text:style-name="P54">}</text:p>
      <text:p text:style-name="P54"/>
      <text:p text:style-name="P54">[SHA-512 HMAC] (3)<text:tab/><text:tab/><text:tab/><text:tab/><text:tab/><text:tab/><text:tab/>64 Bytes</text:p>
      <text:p text:style-name="P54">{</text:p>
      <text:p text:style-name="P54"><text:tab/>[PK] || [AES-256] (1)</text:p>
      <text:p text:style-name="P54">}</text:p>
      <text:p text:style-name="P54"/>
      <text:p text:style-name="P54">/*</text:p>
      <text:p text:style-name="P54">** The destination is created via the recipient's <text:span text:style-name="T133">Smoke I</text:span>dentity.</text:p>
      <text:p text:style-name="P54">*/</text:p>
      <text:p text:style-name="P54"/>
      <text:p text:style-name="P54">[Destination SHA-512 HMAC] (4)<text:tab/><text:tab/><text:tab/><text:tab/><text:tab/>64 Bytes</text:p>
      <text:p text:style-name="P54">{</text:p>
      <text:p text:style-name="P54"><text:soft-page-break/><text:tab/>[PK] || [AES-256] || [SHA-512 HMAC] (1)</text:p>
      <text:p text:style-name="P54">}</text:p>
      <text:p text:style-name="P81"/>
      <text:p text:style-name="P81">CHAT-RETRIEVAL <text:span text:style-name="T130">(Via Ozone)</text:span></text:p>
      <text:p text:style-name="P56">[AES-256] (1)</text:p>
      <text:p text:style-name="P56">{</text:p>
      <text:p text:style-name="P56"><text:tab/>0x00 (1)<text:tab/><text:tab/><text:tab/><text:tab/><text:tab/><text:tab/><text:tab/><text:tab/>1 Byte</text:p>
      <text:p text:style-name="P56"><text:tab/>A Timestamp (2)<text:tab/><text:tab/><text:tab/><text:tab/><text:tab/><text:tab/><text:tab/>8 Bytes</text:p>
      <text:p text:style-name="P56"><text:tab/>An Identity (3)<text:tab/><text:tab/><text:tab/><text:tab/><text:tab/><text:tab/><text:tab/>64 Bytes</text:p>
      <text:p text:style-name="P56"><text:tab/>Sender's Public Encryption Key SHA-512 Digest (4)<text:tab/>64 Bytes</text:p>
      <text:p text:style-name="P56"><text:tab/>[PK Signature] (5)<text:tab/><text:tab/><text:tab/><text:tab/><text:tab/><text:tab/>Variable</text:p>
      <text:p text:style-name="P56"><text:tab/>{</text:p>
      <text:p text:style-name="P56"><text:tab/><text:tab/>[AES-256] (1 ... 4) (1)</text:p>
      <text:p text:style-name="P56"><text:tab/>}</text:p>
      <text:p text:style-name="P56">}</text:p>
      <text:p text:style-name="P56"/>
      <text:p text:style-name="P56">[SHA-512 HMAC] (2)<text:tab/><text:tab/><text:tab/><text:tab/><text:tab/><text:tab/><text:tab/>64 Bytes</text:p>
      <text:p text:style-name="P56">{</text:p>
      <text:p text:style-name="P56"><text:tab/>[AES-256] (1)</text:p>
      <text:p text:style-name="P56">}</text:p>
      <text:p text:style-name="P81"/>
      <text:p text:style-name="P84">CHAT-STATUS</text:p>
      <text:p text:style-name="P58">[PK] (1)</text:p>
      <text:p text:style-name="P58">{</text:p>
      <text:p text:style-name="P58"><text:tab/>Sender's Public Encryption Key SHA-512 Digest (1)<text:tab/>64 Bytes</text:p>
      <text:p text:style-name="P58">}</text:p>
      <text:p text:style-name="P58"/>
      <text:p text:style-name="P58">[AES-256] (2)</text:p>
      <text:p text:style-name="P58">{</text:p>
      <text:p text:style-name="P58"><text:tab/>0x01 (1)<text:tab/><text:tab/><text:tab/><text:tab/><text:tab/><text:tab/><text:tab/><text:tab/>1 Byte</text:p>
      <text:p text:style-name="P58"><text:tab/>A Timestamp (2)<text:tab/><text:tab/><text:tab/><text:tab/><text:tab/><text:tab/><text:tab/>8 Bytes</text:p>
      <text:p text:style-name="P58"><text:tab/>Status (3)<text:tab/><text:tab/><text:tab/><text:tab/><text:tab/><text:tab/><text:tab/><text:tab/>1 Byte (Ignored)</text:p>
      <text:p text:style-name="P58"><text:tab/>[PK Signature] (4)<text:tab/><text:tab/><text:tab/><text:tab/><text:tab/><text:tab/>Variable</text:p>
      <text:p text:style-name="P58"><text:soft-page-break/><text:tab/>{</text:p>
      <text:p text:style-name="P58"><text:tab/><text:tab/>[PK] (1) || [AES-256] (1 ... 3) ||</text:p>
      <text:p text:style-name="P58"><text:tab/><text:tab/>Recipient's Public Encryption Key SHA-512 Digest (1)</text:p>
      <text:p text:style-name="P58"><text:tab/>}</text:p>
      <text:p text:style-name="P58">}</text:p>
      <text:p text:style-name="P58"/>
      <text:p text:style-name="P58">[SHA-512 HMAC] (3)<text:tab/><text:tab/><text:tab/><text:tab/><text:tab/><text:tab/><text:tab/>64 Bytes</text:p>
      <text:p text:style-name="P58">{</text:p>
      <text:p text:style-name="P58"><text:tab/>[PK] || [AES-256] (1)</text:p>
      <text:p text:style-name="P58">}</text:p>
      <text:p text:style-name="P58"/>
      <text:p text:style-name="P58">/*</text:p>
      <text:p text:style-name="P58">** The destination is created via the recipient's <text:span text:style-name="T133">Smoke I</text:span>dentity.</text:p>
      <text:p text:style-name="P58">*/</text:p>
      <text:p text:style-name="P58"/>
      <text:p text:style-name="P58">[Destination SHA-512 HMAC] (4)<text:tab/><text:tab/><text:tab/><text:tab/><text:tab/>64 Bytes</text:p>
      <text:p text:style-name="P58">{</text:p>
      <text:p text:style-name="P58"><text:tab/>[PK] || [AES-256] || [SHA-512 HMAC] (1)</text:p>
      <text:p text:style-name="P58">}</text:p>
      <text:p text:style-name="P84"/>
      <text:p text:style-name="P86">EPKS</text:p>
      <text:p text:style-name="P63">[AES-256] (1)</text:p>
      <text:p text:style-name="P63">{</text:p>
      <text:p text:style-name="P63"><text:tab/>A Timestamp (1)<text:tab/><text:tab/><text:tab/><text:tab/><text:tab/><text:tab/><text:tab/>8 Bytes (Base-64)</text:p>
      <text:p text:style-name="P63"><text:tab/><text:span text:style-name="T176">\n</text:span></text:p>
      <text:p text:style-name="P63"><text:tab/>Key Type (2)<text:tab/><text:tab/><text:tab/><text:tab/><text:tab/><text:tab/><text:tab/>1 Byte (Base-64)</text:p>
      <text:p text:style-name="P63"><text:tab/><text:span text:style-name="T176">\n</text:span></text:p>
      <text:p text:style-name="P196"><text:span text:style-name="T282"><text:tab/>Sender’s Smoke Identity (3)<text:tab/><text:tab/><text:tab/><text:tab/><text:tab/></text:span><text:span text:style-name="T284">Variable </text:span><text:span text:style-name="T282">(Base-64)</text:span></text:p>
      <text:p text:style-name="P64"><text:tab/><text:span text:style-name="T176">\n</text:span></text:p>
      <text:p text:style-name="P63"><text:tab/>Public Key (<text:span text:style-name="T175">4</text:span>)<text:tab/><text:tab/><text:tab/><text:tab/><text:tab/><text:tab/><text:tab/>Variable (Base-64)</text:p>
      <text:p text:style-name="P63"><text:tab/><text:span text:style-name="T176">\n</text:span></text:p>
      <text:p text:style-name="P63"><text:tab/>Public Key Signature <text:span text:style-name="T176">((3) || (4) || (6)) </text:span>(<text:span text:style-name="T175">5</text:span>)<text:tab/><text:tab/>Variable (Base-64)</text:p>
      <text:p text:style-name="P63"><text:tab/><text:span text:style-name="T176">\n</text:span></text:p>
      <text:p text:style-name="P63"><text:soft-page-break/><text:tab/>Signature Public Key (<text:span text:style-name="T174">6</text:span>)<text:tab/><text:tab/><text:tab/><text:tab/><text:tab/>Variable (Base-64)</text:p>
      <text:p text:style-name="P63"><text:tab/><text:span text:style-name="T176">\n</text:span></text:p>
      <text:p text:style-name="P65"><text:tab/>Signature Public Key Signature <text:span text:style-name="T177">((3) || (4) || (6)) </text:span>(<text:span text:style-name="T174">7</text:span>)</text:p>
      <text:p text:style-name="P65"><text:tab/><text:tab/><text:tab/><text:tab/><text:tab/><text:tab/><text:tab/><text:tab/><text:tab/><text:tab/>Variable (Base-64)</text:p>
      <text:p text:style-name="P63">}</text:p>
      <text:p text:style-name="P63"/>
      <text:p text:style-name="P63">[SHA-512 HMAC] (2)<text:tab/><text:tab/><text:tab/><text:tab/><text:tab/><text:tab/><text:tab/>64 Bytes</text:p>
      <text:p text:style-name="P63">{</text:p>
      <text:p text:style-name="P63"><text:tab/>[AES-256] (1)</text:p>
      <text:p text:style-name="P63">}</text:p>
      <text:p text:style-name="P63"/>
      <text:p text:style-name="P63">/*</text:p>
      <text:p text:style-name="P63">** The destination is created via the recipient's Smoke <text:span text:style-name="T183">I</text:span>dentity.</text:p>
      <text:p text:style-name="P63">*/</text:p>
      <text:p text:style-name="P63"/>
      <text:p text:style-name="P63">[Destination SHA-512 HMAC] (3)<text:tab/><text:tab/><text:tab/><text:tab/><text:tab/>64 Bytes</text:p>
      <text:p text:style-name="P63">{</text:p>
      <text:p text:style-name="P63"><text:tab/>[AES-256] || [SHA-512 HMAC] (1)</text:p>
      <text:p text:style-name="P63">}</text:p>
      <text:p text:style-name="P87"/>
      <text:p text:style-name="P87">FIRE-CHAT</text:p>
      <text:p text:style-name="P66">[AES-256] (1)</text:p>
      <text:p text:style-name="P66">{</text:p>
      <text:p text:style-name="P66"><text:tab/>0040b (1)<text:tab/><text:tab/><text:tab/><text:tab/><text:tab/><text:tab/><text:tab/><text:tab/>Base-64</text:p>
      <text:p text:style-name="P66"><text:tab/>\n</text:p>
      <text:p text:style-name="P66"><text:tab/>Name (2)<text:tab/><text:tab/><text:tab/><text:tab/><text:tab/><text:tab/><text:tab/><text:tab/>Base-64</text:p>
      <text:p text:style-name="P66"><text:tab/>\n</text:p>
      <text:p text:style-name="P66"><text:tab/>ID (3)<text:tab/><text:tab/><text:tab/><text:tab/><text:tab/><text:tab/><text:tab/><text:tab/>Base-64</text:p>
      <text:p text:style-name="P66"><text:tab/>\n</text:p>
      <text:p text:style-name="P66"><text:tab/>Message (4)<text:tab/><text:tab/><text:tab/><text:tab/><text:tab/><text:tab/><text:tab/><text:tab/>Base-64</text:p>
      <text:p text:style-name="P66"><text:tab/>\n</text:p>
      <text:p text:style-name="P66"><text:tab/>UTC Date (5)<text:tab/><text:tab/><text:tab/><text:tab/><text:tab/><text:tab/><text:tab/>Base-64</text:p>
      <text:p text:style-name="P66">}</text:p>
      <text:p text:style-name="P66"><text:soft-page-break/></text:p>
      <text:p text:style-name="P66">[SHA-384 HMAC] (2)<text:tab/><text:tab/><text:tab/><text:tab/><text:tab/><text:tab/><text:tab/>Base-64</text:p>
      <text:p text:style-name="P66">{</text:p>
      <text:p text:style-name="P66"><text:tab/>[AES-256] (1)</text:p>
      <text:p text:style-name="P66">}</text:p>
      <text:p text:style-name="P66"/>
      <text:p text:style-name="P66">[Destination SHA-512 HMAC] (3)<text:tab/><text:tab/><text:tab/><text:tab/><text:tab/>Base-64</text:p>
      <text:p text:style-name="P66">{</text:p>
      <text:p text:style-name="P66"><text:tab/>[AES-256] || [SHA-384 HMAC] (1)</text:p>
      <text:p text:style-name="P66">}</text:p>
      <text:p text:style-name="P88"/>
      <text:p text:style-name="P88">FIRE-STATUS</text:p>
      <text:p text:style-name="P67">[AES-256] (1)</text:p>
      <text:p text:style-name="P67">{</text:p>
      <text:p text:style-name="P67"><text:tab/>0040a (1)<text:tab/><text:tab/><text:tab/><text:tab/><text:tab/><text:tab/><text:tab/><text:tab/>Base-64</text:p>
      <text:p text:style-name="P67"><text:tab/>\n</text:p>
      <text:p text:style-name="P67"><text:tab/>Name (2)<text:tab/><text:tab/><text:tab/><text:tab/><text:tab/><text:tab/><text:tab/><text:tab/>Base-64</text:p>
      <text:p text:style-name="P67"><text:tab/>\n</text:p>
      <text:p text:style-name="P67"><text:tab/>ID (3)<text:tab/><text:tab/><text:tab/><text:tab/><text:tab/><text:tab/><text:tab/><text:tab/>Base-64</text:p>
      <text:p text:style-name="P67"><text:tab/>\n</text:p>
      <text:p text:style-name="P67"><text:tab/>UTC Date (4)<text:tab/><text:tab/><text:tab/><text:tab/><text:tab/><text:tab/><text:tab/>Base-64</text:p>
      <text:p text:style-name="P67">}</text:p>
      <text:p text:style-name="P67"/>
      <text:p text:style-name="P67">[SHA-384 HMAC] (2)<text:tab/><text:tab/><text:tab/><text:tab/><text:tab/><text:tab/><text:tab/>Base-64</text:p>
      <text:p text:style-name="P67">{</text:p>
      <text:p text:style-name="P67"><text:tab/>[AES-256] (1)</text:p>
      <text:p text:style-name="P67">}</text:p>
      <text:p text:style-name="P67"/>
      <text:p text:style-name="P67">[Destination SHA-512 HMAC] (3)<text:tab/><text:tab/><text:tab/><text:tab/><text:tab/>Base-64</text:p>
      <text:p text:style-name="P67">{</text:p>
      <text:p text:style-name="P67"><text:tab/>[AES-256] || [SHA-384 HMAC] (1)</text:p>
      <text:p text:style-name="P67">}</text:p>
      <text:p text:style-name="P85"/>
      <text:p text:style-name="P95"><text:soft-page-break/>JUGGERNAUT</text:p>
      <text:p text:style-name="P55">[PK] (1)</text:p>
      <text:p text:style-name="P55">{</text:p>
      <text:p text:style-name="P55"><text:tab/>Sender's Public Encryption Key SHA-512 Digest (1)<text:tab/>64 Bytes</text:p>
      <text:p text:style-name="P55">}</text:p>
      <text:p text:style-name="P55"/>
      <text:p text:style-name="P55">[AES-256] (2)</text:p>
      <text:p text:style-name="P55">{</text:p>
      <text:p text:style-name="P55"><text:tab/>0x0<text:span text:style-name="T181">3</text:span> (1)<text:tab/><text:tab/><text:tab/><text:tab/><text:tab/><text:tab/><text:tab/><text:tab/>1 Byte</text:p>
      <text:p text:style-name="P55"><text:tab/>A Timestamp (2)<text:tab/><text:tab/><text:tab/><text:tab/><text:tab/><text:tab/><text:tab/>8 Bytes (Base-64)</text:p>
      <text:p text:style-name="P55"><text:tab/><text:span text:style-name="T180">\n</text:span></text:p>
      <text:p text:style-name="P55"><text:tab/><text:span text:style-name="T182">Payload (3)<text:tab/><text:tab/><text:tab/><text:tab/><text:tab/><text:tab/><text:tab/><text:tab/>Variable (Base-64)</text:span></text:p>
      <text:p text:style-name="P55"><text:tab/><text:span text:style-name="T182">\n</text:span></text:p>
      <text:p text:style-name="P55"><text:tab/>[PK Signature] (<text:span text:style-name="T182">4</text:span>)<text:tab/><text:tab/><text:tab/><text:tab/><text:tab/><text:tab/>Variable <text:span text:style-name="T119">(</text:span>Base-64)</text:p>
      <text:p text:style-name="P55"><text:tab/>{</text:p>
      <text:p text:style-name="P55"><text:tab/><text:tab/>[PK] (1) || [AES-256] (1 ... <text:span text:style-name="T182">3</text:span>) ||</text:p>
      <text:p text:style-name="P55"><text:tab/><text:tab/>Recipient's Public Encryption Key SHA-512 Digest (1)</text:p>
      <text:p text:style-name="P55"><text:tab/>}</text:p>
      <text:p text:style-name="P55">}</text:p>
      <text:p text:style-name="P55"/>
      <text:p text:style-name="P55">[SHA-512 HMAC] (3)<text:tab/><text:tab/><text:tab/><text:tab/><text:tab/><text:tab/><text:tab/>64 Bytes</text:p>
      <text:p text:style-name="P55">{</text:p>
      <text:p text:style-name="P55"><text:tab/>[PK] || [AES-256] (1)</text:p>
      <text:p text:style-name="P55">}</text:p>
      <text:p text:style-name="P55"/>
      <text:p text:style-name="P55">/*</text:p>
      <text:p text:style-name="P55">** The destination is created via the recipient's <text:span text:style-name="T133">Smoke I</text:span>dentity.</text:p>
      <text:p text:style-name="P55">*/</text:p>
      <text:p text:style-name="P55"/>
      <text:p text:style-name="P55">[Destination SHA-512 HMAC] (4)<text:tab/><text:tab/><text:tab/><text:tab/><text:tab/>64 Bytes</text:p>
      <text:p text:style-name="P55">{</text:p>
      <text:p text:style-name="P55"><text:tab/>[PK] || [AES-256] || [SHA-512 HMAC] (1)</text:p>
      <text:p text:style-name="P55">}</text:p>
      <text:p text:style-name="P82"><text:soft-page-break/></text:p>
      <text:p text:style-name="P85"><text:span text:style-name="T157">MESSAGE</text:span>-<text:span text:style-name="T157">READ</text:span></text:p>
      <text:p text:style-name="P59">[PK] (1)</text:p>
      <text:p text:style-name="P59">{</text:p>
      <text:p text:style-name="P59"><text:tab/>Sender's Public Encryption Key SHA-512 Digest (1)<text:tab/>64 Bytes</text:p>
      <text:p text:style-name="P59">}</text:p>
      <text:p text:style-name="P59"/>
      <text:p text:style-name="P59">[AES-256] (2)</text:p>
      <text:p text:style-name="P59">{</text:p>
      <text:p text:style-name="P59"><text:tab/>0x0<text:span text:style-name="T159">2</text:span> (1)<text:tab/><text:tab/><text:tab/><text:tab/><text:tab/><text:tab/><text:tab/><text:tab/>1 Byte</text:p>
      <text:p text:style-name="P59"><text:tab/><text:span text:style-name="T159">Message Identity</text:span> (2)<text:tab/><text:tab/><text:tab/><text:tab/><text:tab/><text:tab/><text:span text:style-name="T159">64</text:span> Bytes</text:p>
      <text:p text:style-name="P59"><text:tab/>[PK Signature] (<text:span text:style-name="T160">3</text:span>)<text:tab/><text:tab/><text:tab/><text:tab/><text:tab/><text:tab/>Variable</text:p>
      <text:p text:style-name="P59"><text:tab/>{</text:p>
      <text:p text:style-name="P59"><text:tab/><text:tab/>[PK] (1) || [AES-256] (1 ... <text:span text:style-name="T160">2</text:span>) ||</text:p>
      <text:p text:style-name="P59"><text:tab/><text:tab/>Recipient's Public Encryption Key SHA-512 Digest (1)</text:p>
      <text:p text:style-name="P59"><text:tab/>}</text:p>
      <text:p text:style-name="P59">}</text:p>
      <text:p text:style-name="P59"/>
      <text:p text:style-name="P59">[SHA-512 HMAC] (3)<text:tab/><text:tab/><text:tab/><text:tab/><text:tab/><text:tab/><text:tab/>64 Bytes</text:p>
      <text:p text:style-name="P59">{</text:p>
      <text:p text:style-name="P59"><text:tab/>[PK] || [AES-256] (1)</text:p>
      <text:p text:style-name="P59">}</text:p>
      <text:p text:style-name="P59"/>
      <text:p text:style-name="P45">/*</text:p>
      <text:p text:style-name="P45">** The destination is created via the recipient's Smoke <text:span text:style-name="T183">I</text:span>dentity.</text:p>
      <text:p text:style-name="P45">*/</text:p>
      <text:p text:style-name="P45"/>
      <text:p text:style-name="P45">[Destination SHA-512 HMAC] (4)<text:tab/><text:tab/><text:tab/><text:tab/><text:tab/>64 Bytes</text:p>
      <text:p text:style-name="P45">{</text:p>
      <text:p text:style-name="P45"><text:tab/>[PK] || [AES-256] || [SHA-512] (1)</text:p>
      <text:p text:style-name="P45">}</text:p>
      <text:p text:style-name="P83"/>
      <text:p text:style-name="P83"><text:span text:style-name="T288">MESSAGE-READ</text:span> <text:span text:style-name="T130">(Via Ozone)</text:span></text:p>
      <text:p text:style-name="P57"><text:soft-page-break/>[AES-256] (1)</text:p>
      <text:p text:style-name="P57">{</text:p>
      <text:p text:style-name="P57"><text:tab/>0x0<text:span text:style-name="T288">4</text:span> (1)<text:tab/><text:tab/><text:tab/><text:tab/><text:tab/><text:tab/><text:tab/><text:tab/>1 Byte</text:p>
      <text:p text:style-name="P57"><text:tab/>A Timestamp (2)<text:tab/><text:tab/><text:tab/><text:tab/><text:tab/><text:tab/><text:tab/>8 Bytes</text:p>
      <text:p text:style-name="P57"><text:tab/><text:span text:style-name="T288">Message </text:span>Identity <text:span text:style-name="T289">SHA-512 Digest </text:span>(3)<text:tab/><text:tab/><text:tab/><text:tab/>64 Bytes</text:p>
      <text:p text:style-name="P57"><text:tab/>Sender's Public Encryption Key SHA-512 Digest (4)<text:tab/>64 Bytes</text:p>
      <text:p text:style-name="P57"><text:tab/>[PK Signature] (5)<text:tab/><text:tab/><text:tab/><text:tab/><text:tab/><text:tab/>Variable</text:p>
      <text:p text:style-name="P57"><text:tab/>{</text:p>
      <text:p text:style-name="P57"><text:tab/><text:tab/>[AES-256] (1 ... 4) (1)</text:p>
      <text:p text:style-name="P57"><text:tab/>}</text:p>
      <text:p text:style-name="P57">}</text:p>
      <text:p text:style-name="P57"/>
      <text:p text:style-name="P57">[SHA-512 HMAC] (2)<text:tab/><text:tab/><text:tab/><text:tab/><text:tab/><text:tab/><text:tab/>64 Bytes</text:p>
      <text:p text:style-name="P57">{</text:p>
      <text:p text:style-name="P57"><text:tab/>[AES-256] (1)</text:p>
      <text:p text:style-name="P57">}</text:p>
      <text:p text:style-name="P83"/>
      <text:p text:style-name="P89">PKP-REQUEST <text:span text:style-name="T128">(Via Ozone)</text:span></text:p>
      <text:p text:style-name="P68">[AES-256] (1)</text:p>
      <text:p text:style-name="P68">{</text:p>
      <text:p text:style-name="P68"><text:tab/>0x01 (1)<text:tab/><text:tab/><text:tab/><text:tab/><text:tab/><text:tab/><text:tab/><text:tab/>1 Byte</text:p>
      <text:p text:style-name="P68"><text:tab/>A Timestamp (2)<text:tab/><text:tab/><text:tab/><text:tab/><text:tab/><text:tab/><text:tab/>8 Bytes</text:p>
      <text:p text:style-name="P197"><text:span text:style-name="T283"><text:tab/>Destination Smoke Identity (3)<text:tab/><text:tab/><text:tab/><text:tab/></text:span><text:span text:style-name="T284">Variable</text:span></text:p>
      <text:p text:style-name="P68"><text:tab/>Requested Smoke Identity (4)<text:tab/><text:tab/><text:tab/><text:tab/><text:tab/><text:span text:style-name="T294">Variable</text:span></text:p>
      <text:p text:style-name="P68">}</text:p>
      <text:p text:style-name="P68"/>
      <text:p text:style-name="P68">[SHA-512 HMAC] (2)<text:tab/><text:tab/><text:tab/><text:tab/><text:tab/><text:tab/><text:tab/>64 Bytes</text:p>
      <text:p text:style-name="P68">{</text:p>
      <text:p text:style-name="P68"><text:tab/>[AES-256] (1)</text:p>
      <text:p text:style-name="P68">}</text:p>
      <text:p text:style-name="P89"/>
      <text:p text:style-name="P93">SHARE-SMOKE-ID <text:span text:style-name="T129">(Via Ozone)</text:span></text:p>
      <text:p text:style-name="P69">[AES-256] (1)</text:p>
      <text:p text:style-name="P69"><text:soft-page-break/>{</text:p>
      <text:p text:style-name="P69"><text:tab/>0x0<text:span text:style-name="T129">2</text:span> (1)<text:tab/><text:tab/><text:tab/><text:tab/><text:tab/><text:tab/><text:tab/><text:tab/>1 Byte</text:p>
      <text:p text:style-name="P69"><text:tab/>A Timestamp (2)<text:tab/><text:tab/><text:tab/><text:tab/><text:tab/><text:tab/><text:tab/>8 Bytes</text:p>
      <text:p text:style-name="P198"><text:span text:style-name="T283"><text:tab/>Smoke Identity (3)<text:tab/><text:tab/><text:tab/><text:tab/><text:tab/><text:tab/></text:span><text:span text:style-name="T284">Variable</text:span></text:p>
      <text:p text:style-name="P69"><text:tab/><text:span text:style-name="T132">Temporary Identity (4)<text:tab/><text:tab/><text:tab/><text:tab/><text:tab/><text:tab/>8 Bytes</text:span></text:p>
      <text:p text:style-name="P69">}</text:p>
      <text:p text:style-name="P69"/>
      <text:p text:style-name="P69">[SHA-512 HMAC] (2)<text:tab/><text:tab/><text:tab/><text:tab/><text:tab/><text:tab/><text:tab/>64 Bytes</text:p>
      <text:p text:style-name="P69">{</text:p>
      <text:p text:style-name="P69"><text:tab/>[AES-256] (1)</text:p>
      <text:p text:style-name="P69">}</text:p>
      <text:p text:style-name="P90"/>
      <text:p text:style-name="P94">SHARE-SMOKE-ID-<text:span text:style-name="T163">CONFIRMATION</text:span> <text:span text:style-name="T129">(Via Ozone)</text:span></text:p>
      <text:p text:style-name="P70">[AES-256] (1)</text:p>
      <text:p text:style-name="P70">{</text:p>
      <text:p text:style-name="P70"><text:tab/>0x0<text:span text:style-name="T163">3</text:span> (1)<text:tab/><text:tab/><text:tab/><text:tab/><text:tab/><text:tab/><text:tab/><text:tab/>1 Byte</text:p>
      <text:p text:style-name="P70"><text:tab/>A Timestamp (2)<text:tab/><text:tab/><text:tab/><text:tab/><text:tab/><text:tab/><text:tab/>8 Bytes</text:p>
      <text:p text:style-name="P199"><text:span text:style-name="T283"><text:tab/>Smoke Identity (3)<text:tab/><text:tab/><text:tab/><text:tab/><text:tab/><text:tab/></text:span><text:span text:style-name="T284">Variable</text:span></text:p>
      <text:p text:style-name="P70"><text:tab/><text:span text:style-name="T164">Temporary Identity (4)<text:tab/><text:tab/><text:tab/><text:tab/><text:tab/><text:tab/>8 Bytes</text:span></text:p>
      <text:p text:style-name="P70">}</text:p>
      <text:p text:style-name="P70"/>
      <text:p text:style-name="P70">[SHA-512 HMAC] (2)<text:tab/><text:tab/><text:tab/><text:tab/><text:tab/><text:tab/><text:tab/>64 Bytes</text:p>
      <text:p text:style-name="P70">{</text:p>
      <text:p text:style-name="P70"><text:tab/>[AES-256] (1)</text:p>
      <text:p text:style-name="P70">}</text:p>
      <text:p text:style-name="P91"/>
      <text:p text:style-name="P46">/*</text:p>
      <text:p text:style-name="P46">** The destination is created via the recipient's Smoke <text:span text:style-name="T183">I</text:span>dentity.</text:p>
      <text:p text:style-name="P46">*/</text:p>
      <text:p text:style-name="P46"/>
      <text:p text:style-name="P46">[Destination SHA-512 HMAC] (<text:span text:style-name="T165">3</text:span>)<text:tab/><text:tab/><text:tab/><text:tab/><text:tab/>64 Bytes</text:p>
      <text:p text:style-name="P46">{</text:p>
      <text:p text:style-name="P46"><text:tab/>[AES-256] || [SHA-512] (1)</text:p>
      <text:p text:style-name="P46"><text:soft-page-break/>}</text:p>
      <text:p text:style-name="P79"/>
      <text:p text:style-name="P187">STEAM-KEY-EXCHANGE-A</text:p>
      <text:p text:style-name="P53">[PK] (1)</text:p>
      <text:p text:style-name="P60">{</text:p>
      <text:p text:style-name="P53"><text:tab/>AES-256 Key (1)</text:p>
      <text:p text:style-name="P53"><text:tab/>SHA-512 Key (2)</text:p>
      <text:p text:style-name="P60">}</text:p>
      <text:p text:style-name="P60"/>
      <text:p text:style-name="P47">[AES-256] (2)</text:p>
      <text:p text:style-name="P47">{</text:p>
      <text:p text:style-name="P47"><text:tab/>0x0<text:span text:style-name="T241">4</text:span> (1)<text:tab/><text:tab/><text:tab/><text:tab/><text:tab/><text:tab/><text:tab/><text:tab/>1 Byte</text:p>
      <text:p text:style-name="P47"><text:tab/>A Timestamp (2)<text:tab/><text:tab/><text:tab/><text:tab/><text:tab/><text:tab/><text:tab/>8 Bytes <text:span text:style-name="T119">(Base-64)</text:span></text:p>
      <text:p text:style-name="P47"><text:tab/><text:span text:style-name="T178">\n</text:span></text:p>
      <text:p text:style-name="P47"><text:tab/><text:span text:style-name="T120">Ephemeral </text:span>Public Key (3)<text:tab/><text:tab/><text:tab/><text:tab/><text:tab/><text:span text:style-name="T119">Variable (Base-64)</text:span></text:p>
      <text:p text:style-name="P47"><text:tab/><text:span text:style-name="T178">\n</text:span></text:p>
      <text:p text:style-name="P47"><text:tab/><text:span text:style-name="T120">Ephemeral Public Key Type (4)<text:tab/><text:tab/><text:tab/><text:tab/><text:tab/>1 Byte (Base-64)</text:span></text:p>
      <text:p text:style-name="P47"><text:tab/><text:span text:style-name="T178">\n</text:span></text:p>
      <text:p text:style-name="P47"><text:tab/><text:span text:style-name="T265">File Digest (5)<text:tab/><text:tab/><text:tab/><text:tab/><text:tab/><text:tab/><text:tab/></text:span><text:span text:style-name="T287">32</text:span><text:span text:style-name="T265"> Bytes (Base-64)</text:span></text:p>
      <text:p text:style-name="P47"><text:tab/><text:span text:style-name="T265">\n</text:span></text:p>
      <text:p text:style-name="P192"><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47"><text:tab/><text:span text:style-name="T178">\n</text:span></text:p>
      <text:p text:style-name="P47"><text:tab/><text:span text:style-name="T247">File Name (</text:span><text:span text:style-name="T265">7</text:span><text:span text:style-name="T247">)<text:tab/><text:tab/><text:tab/><text:tab/><text:tab/><text:tab/><text:tab/>Variable (Base-64)</text:span></text:p>
      <text:p text:style-name="P47"><text:tab/><text:span text:style-name="T247">\n</text:span></text:p>
      <text:p text:style-name="P47"><text:tab/><text:span text:style-name="T285">File Size (8)<text:tab/><text:tab/><text:tab/><text:tab/><text:tab/><text:tab/><text:tab/>8 Bytes (Base-64)</text:span></text:p>
      <text:p text:style-name="P47"><text:tab/><text:span text:style-name="T285">\n</text:span></text:p>
      <text:p text:style-name="P47"><text:tab/>Sender's Public Encryption Key SHA-512 Digest (<text:span text:style-name="T285">9</text:span>)<text:tab/>64 Bytes <text:span text:style-name="T119">(Base-64)</text:span></text:p>
      <text:p text:style-name="P47"><text:tab/><text:span text:style-name="T178">\n</text:span></text:p>
      <text:p text:style-name="P47"><text:tab/>[PK Signature] (<text:span text:style-name="T285">10</text:span><text:span text:style-name="T119">)</text:span><text:tab/><text:tab/><text:tab/><text:tab/><text:tab/><text:tab/>Variable <text:span text:style-name="T119">(Base-64)</text:span></text:p>
      <text:p text:style-name="P47"><text:tab/>{</text:p>
      <text:p text:style-name="P47"><text:tab/><text:tab/>[PK] (1 ... 2) || [AES-256] (1 ... <text:span text:style-name="T285">9</text:span>) ||</text:p>
      <text:p text:style-name="P47"><text:tab/><text:tab/>Recipient's Public Encryption Key SHA-512 Digest (1)</text:p>
      <text:p text:style-name="P47"><text:tab/>}</text:p>
      <text:p text:style-name="P47"><text:soft-page-break/>}</text:p>
      <text:p text:style-name="P47"/>
      <text:p text:style-name="P47">[SHA-512 HMAC] (3)<text:tab/><text:tab/><text:tab/><text:tab/><text:tab/><text:tab/><text:tab/>64 Bytes</text:p>
      <text:p text:style-name="P47">{</text:p>
      <text:p text:style-name="P47"><text:tab/>[PK] || [AES-256] (1)</text:p>
      <text:p text:style-name="P47">}</text:p>
      <text:p text:style-name="P47"/>
      <text:p text:style-name="P47">/*</text:p>
      <text:p text:style-name="P47">** The destination is created via the recipient's Smoke <text:span text:style-name="T183">I</text:span>dentity.</text:p>
      <text:p text:style-name="P47">*/</text:p>
      <text:p text:style-name="P47"/>
      <text:p text:style-name="P47">[Destination SHA-512 HMAC] (4)<text:tab/><text:tab/><text:tab/><text:tab/><text:tab/>64 Bytes</text:p>
      <text:p text:style-name="P47">{</text:p>
      <text:p text:style-name="P47"><text:tab/>[PK] || [AES-256] || [SHA-512] (1)</text:p>
      <text:p text:style-name="P47">}</text:p>
      <text:p text:style-name="P96"/>
      <text:p text:style-name="P96">STEAM-KEY-EXCHANGE-<text:span text:style-name="T243">B</text:span></text:p>
      <text:p text:style-name="P52">[PK] (1)</text:p>
      <text:p text:style-name="P52">{</text:p>
      <text:p text:style-name="P52"><text:tab/>AES-256 Key (1)</text:p>
      <text:p text:style-name="P52"><text:tab/>SHA-512 Key (2)</text:p>
      <text:p text:style-name="P52">}</text:p>
      <text:p text:style-name="P52"/>
      <text:p text:style-name="P52">[AES-256] (2)</text:p>
      <text:p text:style-name="P52">{</text:p>
      <text:p text:style-name="P52"><text:tab/>0x0<text:span text:style-name="T242">5</text:span> (1)<text:tab/><text:tab/><text:tab/><text:tab/><text:tab/><text:tab/><text:tab/><text:tab/>1 Byte</text:p>
      <text:p text:style-name="P52"><text:tab/>A Timestamp (2)<text:tab/><text:tab/><text:tab/><text:tab/><text:tab/><text:tab/><text:tab/>8 Bytes <text:span text:style-name="T121">(Base-64)</text:span></text:p>
      <text:p text:style-name="P52"><text:tab/><text:span text:style-name="T179">\n</text:span></text:p>
      <text:p text:style-name="P52"><text:tab/><text:span text:style-name="T124">Ephemeral </text:span>Public Key (3)<text:tab/><text:tab/><text:tab/><text:tab/><text:tab/><text:span text:style-name="T121">Variable (Base-64)</text:span></text:p>
      <text:p text:style-name="P52"><text:tab/>{</text:p>
      <text:p text:style-name="P52"><text:tab/><text:tab/>AES-256 Key (1)</text:p>
      <text:p text:style-name="P52"><text:tab/><text:tab/>SHA-512 Key (2)</text:p>
      <text:p text:style-name="P52"><text:tab/>}</text:p>
      <text:p text:style-name="P52"><text:soft-page-break/><text:tab/><text:span text:style-name="T179">\n</text:span></text:p>
      <text:p text:style-name="P52"><text:tab/><text:span text:style-name="T124">Ephemeral Public Key Type (4)<text:tab/><text:tab/><text:tab/><text:tab/><text:tab/>1 Byte (Base-64)</text:span></text:p>
      <text:p text:style-name="P52"><text:tab/><text:span text:style-name="T179">\n</text:span></text:p>
      <text:p text:style-name="P52"><text:tab/><text:span text:style-name="T266">File Digest (5)<text:tab/><text:tab/><text:tab/><text:tab/><text:tab/><text:tab/><text:tab/></text:span><text:span text:style-name="T287">32</text:span><text:span text:style-name="T266"> Bytes (Base-64)</text:span></text:p>
      <text:p text:style-name="P52"><text:tab/><text:span text:style-name="T266">\n</text:span></text:p>
      <text:p text:style-name="P193"><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71"><text:tab/>\n</text:p>
      <text:p text:style-name="P49"><text:span text:style-name="T247"><text:tab/>File Name </text:span><text:span text:style-name="T263">(Empty) </text:span><text:span text:style-name="T247">(</text:span><text:span text:style-name="T266">7</text:span><text:span text:style-name="T247">)<text:tab/><text:tab/><text:tab/><text:tab/><text:tab/><text:tab/>Variable (Base-64)</text:span></text:p>
      <text:p text:style-name="P49"><text:tab/><text:span text:style-name="T263">\n</text:span></text:p>
      <text:p text:style-name="P49"><text:tab/><text:span text:style-name="T286">File Size (8)<text:tab/><text:tab/><text:tab/><text:tab/><text:tab/><text:tab/><text:tab/>8 Bytes (Base-64)</text:span></text:p>
      <text:p text:style-name="P49"><text:tab/><text:span text:style-name="T286">\n</text:span></text:p>
      <text:p text:style-name="P52"><text:tab/>Sender's Public Encryption Key SHA-512 Digest (<text:span text:style-name="T286">9</text:span>)<text:tab/>64 Bytes <text:span text:style-name="T122">(Base-64)</text:span></text:p>
      <text:p text:style-name="P52"><text:tab/><text:span text:style-name="T179">\n</text:span></text:p>
      <text:p text:style-name="P52"><text:tab/>[PK Signature] (<text:span text:style-name="T286">10</text:span>)<text:tab/><text:tab/><text:tab/><text:tab/><text:tab/><text:tab/>Variable <text:span text:style-name="T122">(Base-64)</text:span></text:p>
      <text:p text:style-name="P52"><text:tab/>{</text:p>
      <text:p text:style-name="P52"><text:tab/><text:tab/>[PK] (1 ... 2) || [AES-256] (1 ... <text:span text:style-name="T286">9</text:span>) ||</text:p>
      <text:p text:style-name="P52"><text:tab/><text:tab/>Recipient's Public Encryption Key SHA-512 Digest (1)</text:p>
      <text:p text:style-name="P52"><text:tab/>}</text:p>
      <text:p text:style-name="P52">}</text:p>
      <text:p text:style-name="P52"/>
      <text:p text:style-name="P52">[SHA-512 HMAC] (3)<text:tab/><text:tab/><text:tab/><text:tab/><text:tab/><text:tab/><text:tab/>64 Bytes</text:p>
      <text:p text:style-name="P52">{</text:p>
      <text:p text:style-name="P52"><text:tab/>[PK] || [AES-256] (1)</text:p>
      <text:p text:style-name="P52">}</text:p>
      <text:p text:style-name="P52"/>
      <text:p text:style-name="P52">/*</text:p>
      <text:p text:style-name="P52">** The destination is created via the recipient's Smoke <text:span text:style-name="T183">I</text:span>dentity.</text:p>
      <text:p text:style-name="P52">*/</text:p>
      <text:p text:style-name="P52"/>
      <text:p text:style-name="P52">[Destination SHA-512 HMAC] (4)<text:tab/><text:tab/><text:tab/><text:tab/><text:tab/>64 Bytes</text:p>
      <text:p text:style-name="P52">{</text:p>
      <text:p text:style-name="P52"><text:tab/>[PK] || [AES-256] || [SHA-512] (1)</text:p>
      <text:p text:style-name="P52">}</text:p>
      <text:p text:style-name="P186"><text:soft-page-break/></text:p>
      <text:p text:style-name="P186">STEAM-<text:span text:style-name="T244">SHARE-</text:span><text:span text:style-name="T290">A</text:span></text:p>
      <text:p text:style-name="P61">[PK] (1)</text:p>
      <text:p text:style-name="P61">{</text:p>
      <text:p text:style-name="P194"><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61">}</text:p>
      <text:p text:style-name="P61"/>
      <text:p text:style-name="P48">[AES-256] (2)</text:p>
      <text:p text:style-name="P48">{</text:p>
      <text:p text:style-name="P48"><text:tab/>0x0<text:span text:style-name="T245">6</text:span> (1)<text:tab/><text:tab/><text:tab/><text:tab/><text:tab/><text:tab/><text:tab/><text:tab/>1 Byte</text:p>
      <text:p text:style-name="P48"><text:tab/>A Timestamp (2)<text:tab/><text:tab/><text:tab/><text:tab/><text:tab/><text:tab/><text:tab/>8 Bytes</text:p>
      <text:p text:style-name="P48"><text:tab/><text:span text:style-name="T292">File </text:span><text:span text:style-name="T246">Offset (3)<text:tab/><text:tab/><text:tab/><text:tab/><text:tab/><text:tab/><text:tab/>8 Bytes</text:span></text:p>
      <text:p text:style-name="P48"><text:tab/><text:span text:style-name="T292">File </text:span><text:span text:style-name="T246">Packet (4)<text:tab/><text:tab/><text:tab/><text:tab/><text:tab/><text:tab/><text:tab/>Variable</text:span></text:p>
      <text:p text:style-name="P48">}</text:p>
      <text:p text:style-name="P48"/>
      <text:p text:style-name="P48">[SHA-512 HMAC] (3)<text:tab/><text:tab/><text:tab/><text:tab/><text:tab/><text:tab/><text:tab/>64 Bytes</text:p>
      <text:p text:style-name="P48">{</text:p>
      <text:p text:style-name="P48"><text:tab/>[PK] || [AES-256] (1)</text:p>
      <text:p text:style-name="P48">}</text:p>
      <text:p text:style-name="P48"/>
      <text:p text:style-name="P48">/*</text:p>
      <text:p text:style-name="P48">** The destination is created via the recipient's Smoke <text:span text:style-name="T183">I</text:span>dentity.</text:p>
      <text:p text:style-name="P48">*/</text:p>
      <text:p text:style-name="P48"/>
      <text:p text:style-name="P48">[Destination SHA-512 HMAC] (4)<text:tab/><text:tab/><text:tab/><text:tab/><text:tab/>64 Bytes</text:p>
      <text:p text:style-name="P48">{</text:p>
      <text:p text:style-name="P48"><text:tab/>[PK] || [AES-256] || [SHA-512] (1)</text:p>
      <text:p text:style-name="P48">}</text:p>
      <text:p text:style-name="P97"/>
      <text:p text:style-name="P188">STEAM-<text:span text:style-name="T244">SHARE-</text:span><text:span text:style-name="T291">B</text:span></text:p>
      <text:p text:style-name="P62">[PK] (1)</text:p>
      <text:p text:style-name="P62">{</text:p>
      <text:p text:style-name="P195"><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62"><text:soft-page-break/>}</text:p>
      <text:p text:style-name="P62"/>
      <text:p text:style-name="P50">[AES-256] (2)</text:p>
      <text:p text:style-name="P50">{</text:p>
      <text:p text:style-name="P50"><text:tab/>0x0<text:span text:style-name="T291">7</text:span> (1)<text:tab/><text:tab/><text:tab/><text:tab/><text:tab/><text:tab/><text:tab/><text:tab/>1 Byte</text:p>
      <text:p text:style-name="P50"><text:tab/>A Timestamp (2)<text:tab/><text:tab/><text:tab/><text:tab/><text:tab/><text:tab/><text:tab/>8 Bytes</text:p>
      <text:p text:style-name="P50"><text:tab/><text:span text:style-name="T292">File </text:span><text:span text:style-name="T246">Offset (3)<text:tab/><text:tab/><text:tab/><text:tab/><text:tab/><text:tab/><text:tab/>8 Bytes</text:span></text:p>
      <text:p text:style-name="P50">}</text:p>
      <text:p text:style-name="P50"/>
      <text:p text:style-name="P50">[SHA-512 HMAC] (3)<text:tab/><text:tab/><text:tab/><text:tab/><text:tab/><text:tab/><text:tab/>64 Bytes</text:p>
      <text:p text:style-name="P50">{</text:p>
      <text:p text:style-name="P50"><text:tab/>[PK] || [AES-256] (1)</text:p>
      <text:p text:style-name="P50">}</text:p>
      <text:p text:style-name="P50"/>
      <text:p text:style-name="P50">/*</text:p>
      <text:p text:style-name="P50">** The destination is created via the recipient's Smoke <text:span text:style-name="T183">I</text:span>dentity.</text:p>
      <text:p text:style-name="P50">*/</text:p>
      <text:p text:style-name="P50"/>
      <text:p text:style-name="P50">[Destination SHA-512 HMAC] (4)<text:tab/><text:tab/><text:tab/><text:tab/><text:tab/>64 Bytes</text:p>
      <text:p text:style-name="P50">{</text:p>
      <text:p text:style-name="P50"><text:tab/>[PK] || [AES-256] || [SHA-512] (1)</text:p>
      <text:p text:style-name="P50">}</text:p>
      <text:p text:style-name="P98"/>
      <text:h text:style-name="P286" text:outline-level="1"><text:bookmark-start text:name="__RefHeading___Toc852_1547525695"/>Neighbors<text:bookmark-end text:name="__RefHeading___Toc852_1547525695"/></text:h>
      <text:p text:style-name="P143"><text:span text:style-name="T140">N</text:span>eighbors may be defined via the Settings activity. This page will describe the various nuances of <text:span text:style-name="T86">network peers.</text:span></text:p>
      <text:p text:style-name="P166">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1">and </text:span>socket-<text:span text:style-name="T108">writing</text:span> <text:span text:style-name="T162">tasks</text:span>. <text:span text:style-name="T87">TCP neighbors support HTTP and SOCKS proxies. Please note that host translations are not performed via assigned proxies.</text:span></text:p>
      <text:p text:style-name="P167">Initialize Ozone</text:p>
      <text:p text:style-name="P167">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76">Non-TLS</text:p>
      <text:p text:style-name="P176">Allows the neighbor to observe traditional socket operations.</text:p>
      <text:p text:style-name="P176">Passthrough</text:p>
      <text:p text:style-name="P176">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44">A menu accompanies each defined neighbor.</text:p>
      <text:p text:style-name="P144">Connect</text:p>
      <text:p text:style-name="P145">Instruct Smoke to place the specified neighbor in a connect<text:span text:style-name="T364">ed</text:span> status. Connection attempts are performed every <text:span text:style-name="T363">3</text:span>.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text:span text:style-name="T362">2</text:span>0 seconds.</text:p>
      <text:p text:style-name="P146">Delete</text:p>
      <text:p text:style-name="P145">Display a confirmation prompt. If confirmed, the specified neighbor is <text:span text:style-name="T91">scheduled for deletion</text:span>.</text:p>
      <text:p text:style-name="P146">Disconnect</text:p>
      <text:p text:style-name="P146"><text:tab/>Instruct Smoke to place the specified neighbor in a disconnect<text:span text:style-name="T215">ed</text:span> status.</text:p>
      <text:p text:style-name="P146">Purge Queue</text:p>
      <text:p text:style-name="P146"><text:tab/>Purge the outbound queue of the specified neighbor.</text:p>
      <text:p text:style-name="P252">Reset SSL/TLS Credentials</text:p>
      <text:p text:style-name="P252"><text:tab/>Reset the locally-stored SSL/TLS credentials of <text:span text:style-name="T216">a </text:span>TCP neighbor.</text:p>
      <text:p text:style-name="P253">A connected neighbor attempts to read <text:span text:style-name="T111">1</text:span> MiB of data from its socket every 100 milliseconds. The read request blocks <text:span text:style-name="T114">indefinitely</text:span>. <text:span text:style-name="T324">Data are </text:span>appended to an internal buffer. The internal buffer may accumulate at most <text:span text:style-name="T170">8</text:span> MiB of data, <text:span text:style-name="T90">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55"><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4">are</text:span><text:span text:style-name="T92"> not intended for it. Calling, Chat statuses, Fire statuses, and SmokeStack message-retrieval requests utilize real-time queues. Real-time queues are not limited.</text:span></text:p>
      <text:p text:style-name="P254">Various per-neighbor statistics are included in the Settings activity. Also included are per-neighbor descriptive errors.</text:p>
      <text:p text:style-name="P256"/>
      <text:h text:style-name="P287" text:outline-level="1"><text:bookmark-start text:name="__RefHeading___Toc503_1878324060"/>New Installation<text:bookmark-end text:name="__RefHeading___Toc503_1878324060"/></text:h>
      <text:p text:style-name="P112">After launching a new installation of Smoke, some initial settings are required.</text:p>
      <text:p text:style-name="P112">Encryption</text:p>
      <text:p text:style-name="P251"><text:span text:style-name="T354">Public-key algorithm. McEliece-Fujisaki, </text:span><text:span text:style-name="T320">McEliece-Pointcheval,</text:span><text:span text:style-name="T354"> and </text:span><text:span text:style-name="T353">4096</text:span><text:span text:style-name="T66">-bit </text:span><text:span text:style-name="T354">RSA are supported.</text:span></text:p>
      <text:p text:style-name="P112">Iteration Count</text:p>
      <text:p text:style-name="P113">Local authentication and encryption keys are generated via Argon2id or PBKDF2. The functions require an iteration count. If the selected value exceeds 10 for Argon2id or 7500 for PBKDF2, a confirmation prompt is displayed.</text:p>
      <text:p text:style-name="P112">Password</text:p>
      <text:p text:style-name="P112"><text:tab/>At least one character is required.</text:p>
      <text:p text:style-name="P112">Signature</text:p>
      <text:p text:style-name="P115">Public-key digital signatures. <text:span text:style-name="T66">384-bit </text:span>ECDSA, <text:span text:style-name="T353">4096</text:span><text:span text:style-name="T66">-bit </text:span>RSA,<text:span text:style-name="T384"> Rainbow </text:span><text:span text:style-name="T386">(V = {68, 104, 140})</text:span><text:span text:style-name="T384">, </text:span><text:span text:style-name="T385">and SPHINCS</text:span><text:span text:style-name="T387">Plus</text:span> are supported.</text:p>
      <text:p text:style-name="P114"/>
      <text:h text:style-name="P288" text:outline-level="1"><text:bookmark-start text:name="__RefHeading___Toc792_1689950355"/>Outbound Queue<text:span text:style-name="T58">s</text:span><text:bookmark-end text:name="__RefHeading___Toc792_1689950355"/></text:h>
      <text:p text:style-name="P174">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103">Please note that peers which are in disconnected status-control states are ignored during the <text:span text:style-name="T109">enqueue </text:span>processes.</text:p>
      <text:p text:style-name="P102"/>
      <text:h text:style-name="P263" text:outline-level="1"><text:bookmark-start text:name="__RefHeading___Toc143_1035930204"/>Ozone Address<text:bookmark-end text:name="__RefHeading___Toc143_1035930204"/></text:h>
      <text:p text:style-name="P201">An Ozone address may be assigned <text:span text:style-name="T95">via</text:span> the Settings activity. <text:span text:style-name="T319">An Ozone address is a pseudo-private string which identifies a virtual entity. Smoke and SmokeStack utilize Ozones as a means of retrieving and storing </text:span><text:span text:style-name="T36">offline </text:span><text:span text:style-name="T319">messages </text:span><text:span text:style-name="T43">and public-key pairs</text:span><text:span text:style-name="T319">. Smoke supports one Ozone </text:span><text:span text:style-name="T37">while</text:span><text:span text:style-name="T319">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202">If an Ozone address is defined and the network is available, Smoke will request external messages once per minute.</text:p>
      <text:p text:style-name="P72">Please note that public Ozone addresses will introduce denial of service vulnerabilities.</text:p>
      <text:p text:style-name="P72"/>
      <text:h text:style-name="P289" text:outline-level="1"><text:bookmark-start text:name="__RefHeading___Toc749_353659540"/>Participants<text:bookmark-end text:name="__RefHeading___Toc749_353659540"/></text:h>
      <text:p text:style-name="P136">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37">Delete (Smoke Identity)</text:p>
      <text:p text:style-name="P138">Delete the selected participant. A confirmation dialog is displayed.</text:p>
      <text:p text:style-name="P161">Delete Fiasco Keys (Smoke Identity)</text:p>
      <text:p text:style-name="P162">Delete all of the recorded Fiasco keys. The current session keys of the selected participant are not deleted. <text:span text:style-name="T166">A confirmation dialog is displayed.</text:span></text:p>
      <text:p text:style-name="P259">Delete Public Keys (Smoke Identity)</text:p>
      <text:p text:style-name="P260">Delete the Fiasco and public keys of the specified participant. A confirmation dialog is displayed.</text:p>
      <text:p text:style-name="P153">New Name <text:span text:style-name="T110">(Smoke Identity)</text:span></text:p>
      <text:p text:style-name="P154">Assign a new name to the selected participant.</text:p>
      <text:p text:style-name="P137">Request Keys via Ozone (Smoke Identity)</text:p>
      <text:p text:style-name="P138">Submit a <text:span text:style-name="T77">public-</text:span>key request to SmokeStack instances via the selected Smoke Identity. An Ozone address must be defined <text:span text:style-name="T78">for this option to be enabled.</text:span></text:p>
      <text:p text:style-name="P247">Share Keys <text:span text:style-name="T147">Of </text:span>(Smoke Identity)</text:p>
      <text:p text:style-name="P246">The selected participant’s public-key pair <text:span text:style-name="T79">is distributed using the specified Smoke Identity. If a public-key pair does not exist for the specified participant, the option is disabled.</text:span></text:p>
      <text:p text:style-name="P257">Share Smoke ID Of (Smoke Identity)</text:p>
      <text:p text:style-name="P258">The selected participant’s Smoke Identity is distributed using the defined Ozone address. An Ozone address must be defined for this option to be enabled.</text:p>
      <text:p text:style-name="P245"><text:bookmark-start text:name="__RefHeading___Toc1692_948962112"/>View Details (Smoke Identity)<text:bookmark-end text:name="__RefHeading___Toc1692_948962112"/></text:p>
      <text:p text:style-name="P244">View details of the selected participant. <text:span text:style-name="T389">Details include algorithms information, key fingerprints, </text:span><text:span text:style-name="T390">whether signatures were verified, etc.</text:span></text:p>
      <text:p text:style-name="P245"/>
      <text:h text:style-name="P290" text:outline-level="1"><text:bookmark-start text:name="__RefHeading___Toc2421_617709667"/>Performance Considerations<text:bookmark-end text:name="__RefHeading___Toc2421_617709667"/></text:h>
      <text:p text:style-name="P204">Smoke is a multi-tasking process and several of its internal operations are performed in separate tasks, thus allowing the main thread to remain as responsive as possible.</text:p>
      <text:p text:style-name="P205">Chat Activity</text:p>
      <text:list xml:id="list217369949" text:style-name="L3">
        <text:list-item>
          <text:p text:style-name="P309"><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206">Database</text:p>
      <text:list xml:id="list3734061781" text:style-name="L4">
        <text:list-item>
          <text:p text:style-name="P310">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311"><text:span text:style-name="T332">Removal of </text:span>neighbor outbound queue data <text:span text:style-name="T332">is performed by</text:span> a separate task.</text:p>
        </text:list-item>
      </text:list>
      <text:p text:style-name="P207">Fire <text:span text:style-name="T341">Activity</text:span></text:p>
      <text:list xml:id="list2184667177" text:style-name="L5">
        <text:list-item>
          <text:p text:style-name="P312"><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208">Kernel</text:p>
      <text:list xml:id="list3101098559" text:style-name="L6">
        <text:list-item>
          <text:p text:style-name="P315">Arson keys are generated in a separate task.</text:p>
        </text:list-item>
        <text:list-item>
          <text:p text:style-name="P316">Automatic requesting of SmokeStack messages is performed <text:span text:style-name="T203">i</text:span>n a separate task.</text:p>
        </text:list-item>
        <text:list-item>
          <text:p text:style-name="P317">Neighbor objects are prepared <text:span text:style-name="T203">i</text:span>n a separate task.</text:p>
        </text:list-item>
        <text:list-item>
          <text:p text:style-name="P318">Network status information is gathered in a separate task and reported to the main thread.</text:p>
        </text:list-item>
        <text:list-item>
          <text:p text:style-name="P319">Outbound messages (Chat, Fire, Juggernaut, Message Retrieval Request, Share Smoke Identity, <text:span text:style-name="T345">Steam Key Exchange</text:span>) are prepared <text:span text:style-name="T203">i</text:span>n <text:span text:style-name="T203">a </text:span>separate task.</text:p>
        </text:list-item>
        <text:list-item>
          <text:p text:style-name="P320">Participant calling keys are generated <text:span text:style-name="T203">i</text:span>n <text:span text:style-name="T203">a </text:span>separate t<text:span text:style-name="T201">ask.</text:span></text:p>
        </text:list-item>
        <text:list-item>
          <text:p text:style-name="P321">Public-key <text:span text:style-name="T326">publication is </text:span>performed in a separate task.</text:p>
        </text:list-item>
        <text:list-item>
          <text:p text:style-name="P322">Purging of <text:span text:style-name="T344">congestion control data, </text:span>expired Juggernaut credentials, <text:span text:style-name="T202">and </text:span><text:span text:style-name="T344">expired </text:span><text:span text:style-name="T202">participant key streams</text:span> is performed <text:span text:style-name="T203">i</text:span>n a separate task.</text:p>
        </text:list-item>
        <text:list-item>
          <text:p text:style-name="P323">Purging of expired temporary identifiers is performed <text:span text:style-name="T204">i</text:span>n a separate task.</text:p>
        </text:list-item>
        <text:list-item>
          <text:p text:style-name="P324">Status message broadcasting is performed <text:span text:style-name="T204">i</text:span>n a separate task.</text:p>
        </text:list-item>
        <text:list-item>
          <text:p text:style-name="P325">Steam objects are prepared in a separate task.</text:p>
        </text:list-item>
      </text:list>
      <text:p text:style-name="P215">Member Activity</text:p>
      <text:list xml:id="list1819117609" text:style-name="L7">
        <text:list-item>
          <text:p text:style-name="P326">Network status information is gathered in a separate task and presented to the UI via the main thread.</text:p>
        </text:list-item>
      </text:list>
      <text:p text:style-name="P213">Miscellaneous</text:p>
      <text:list xml:id="list174342055361206" text:continue-list="list3101098559" text:style-name="L6">
        <text:list-item>
          <text:p text:style-name="P327">A special database cursor is maintained for rapid access to data for the Member Chat activity. The cursor is synchronized in various logical regions.</text:p>
        </text:list-item>
      </text:list>
      <text:p text:style-name="P216">Neighbor</text:p>
      <text:list xml:id="list174341560063614" text:continue-numbering="true" text:style-name="L6">
        <text:list-item>
          <text:p text:style-name="P313"><text:span text:style-name="T201">Accumulated data are parsed </text:span><text:span text:style-name="T300">in</text:span><text:span text:style-name="T201"> a separate task.</text:span></text:p>
        </text:list-item>
        <text:list-item>
          <text:p text:style-name="P328"><text:soft-page-break/>Data are written to the network in a separate task.</text:p>
        </text:list-item>
        <text:list-item>
          <text:p text:style-name="P329">Neighbor statistics <text:span text:style-name="T205">and statuses</text:span> are <text:span text:style-name="T205">prepared </text:span>in a separate task.</text:p>
        </text:list-item>
        <text:list-item>
          <text:p text:style-name="P330">Network data are read in a separate task.</text:p>
        </text:list-item>
        <text:list-item>
          <text:p text:style-name="P331">Purging of neighbor queues is performed in a separate task.</text:p>
        </text:list-item>
      </text:list>
      <text:p text:style-name="P218">Settings Activity</text:p>
      <text:list xml:id="list174340561574376" text:continue-numbering="true" text:style-name="L6">
        <text:list-item>
          <text:p text:style-name="P332"><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217">State</text:p>
      <text:list xml:id="list174342374010077" text:continue-numbering="true" text:style-name="L6">
        <text:list-item>
          <text:p text:style-name="P333">Participant elements for various interface widgets are gathered in a separate task.</text:p>
        </text:list-item>
      </text:list>
      <text:p text:style-name="P209">Steam Activity</text:p>
      <text:list xml:id="list1140123590" text:style-name="L8">
        <text:list-item>
          <text:p text:style-name="P334">Task for notifying adapter.</text:p>
        </text:list-item>
      </text:list>
      <text:p text:style-name="P212">Steam Key Exchange</text:p>
      <text:list xml:id="list2254696263" text:style-name="L9">
        <text:list-item>
          <text:p text:style-name="P335">A separate task is responsible for distributing and parsing key data.</text:p>
        </text:list-item>
        <text:list-item>
          <text:p text:style-name="P336"><text:span text:style-name="T337">P</text:span>ublic-key pairs are generated in a separate task.</text:p>
        </text:list-item>
      </text:list>
      <text:p text:style-name="P211">Steam Reader</text:p>
      <text:list xml:id="list261244660" text:style-name="L10">
        <text:list-item>
          <text:p text:style-name="P337"><text:span text:style-name="T337">F</text:span>iles are <text:span text:style-name="T328">read and </text:span>distributed <text:span text:style-name="T327">i</text:span>n separate tasks.</text:p>
        </text:list-item>
      </text:list>
      <text:p text:style-name="P210">Steam Writer</text:p>
      <text:list xml:id="list174342145137612" text:continue-list="list174342374010077" text:style-name="L6">
        <text:list-item>
          <text:p text:style-name="P314"><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214">Time</text:p>
      <text:list xml:id="list174342183324114" text:continue-numbering="true" text:style-name="L6">
        <text:list-item>
          <text:p text:style-name="P338">Time server is querie<text:span text:style-name="T325">d</text:span> in a separate task.</text:p>
        </text:list-item>
      </text:list>
      <text:p text:style-name="P203"/>
      <text:h text:style-name="P263" text:outline-level="1"><text:bookmark-start text:name="__RefHeading___Toc256_1329608135"/>Private Public-Key Server<text:bookmark-end text:name="__RefHeading___Toc256_1329608135"/></text:h>
      <text:p text:style-name="P73">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73"/>
      <text:h text:style-name="P291" text:outline-level="1"><text:bookmark-start text:name="__RefHeading___Toc1804_1127017888"/>Private Servers<text:bookmark-end text:name="__RefHeading___Toc1804_1127017888"/></text:h>
      <text:p text:style-name="P165">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3868338462" text:style-name="L11">
        <text:list-item>
          <text:p text:style-name="P339"><text:span text:style-name="T154">A private s</text:span>erver generates a 64-byte stream of random data <text:span text:style-name="T161">and concatenates the data with the current system time.</text:span></text:p>
        </text:list-item>
        <text:list-item>
          <text:p text:style-name="P339"><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340"><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341">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69">Please define private servers after the desired participants have been completely defined in SmokeStac<text:span text:style-name="T219">k. This is required because SmokeStack instances must be in possession of public-key pairs.</text:span></text:p>
      <text:p text:style-name="P175">Please note that multiple devices may contain identical Smoke instances. Thus, several identical Smoke instances may authenticate themselves with a given SmokeStack instance.</text:p>
      <text:p text:style-name="P179"/>
      <text:h text:style-name="P29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93872421" text:style-name="L12">
        <text:list-item>
          <text:p text:style-name="P302"><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2"><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302"><text:bookmark-start text:name="__RefHeading___Toc2044_1416438090"/>Participants notify <text:span text:style-name="T264">vanya@nasa.gov</text:span> of their aliases.<text:bookmark-end text:name="__RefHeading___Toc2044_1416438090"/></text:p>
        </text:list-item>
        <text:list-item>
          <text:p text:style-name="P302"><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71">Please note that a Smoke instance must synchronize itself with a remote server after a new Smoke Alias is assigned within Public Data. Synchronization generally completes in approximately 15 seconds.</text:p>
      <text:p text:style-name="P172">A Smoke identity is generated as follows:</text:p>
      <text:p text:style-name="P39"><text:span text:style-name="T197">i</text:span>d := siphash(<text:span text:style-name="T197">alias</text:span>,</text:p>
      <text:p text:style-name="P39"><text:s text:c="14"/>pbkdf2(sha512(<text:span text:style-name="T198">alias</text:span>), // Salt</text:p>
      <text:p text:style-name="P39"><text:s text:c="28"/><text:span text:style-name="T198">alias</text:span>,</text:p>
      <text:p text:style-name="P39"><text:s text:c="28"/>4096, // Iteration Count</text:p>
      <text:p text:style-name="P39"><text:s text:c="28"/>128)) // Bits (16 Bytes)</text:p>
      <text:p text:style-name="P39"/>
      <text:h text:style-name="P263" text:outline-level="1"><text:bookmark-start text:name="__RefHeading___Toc39_1222626670"/>Smoke Identities<text:bookmark-end text:name="__RefHeading___Toc39_1222626670"/></text:h>
      <text:p text:style-name="P33">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35">id := siphash(public-encryption-key || public-signature-key,</text:p>
      <text:p text:style-name="P35"><text:s text:c="14"/>pbkdf2(sha512(public-encryption-key || public-signature-key), // Salt</text:p>
      <text:p text:style-name="P35"><text:s text:c="28"/>public-encryption-key || public-signature-key,</text:p>
      <text:p text:style-name="P35"><text:s text:c="28"/>4096, // Iteration Count</text:p>
      <text:p text:style-name="P35"><text:s text:c="28"/>128)) // Bits (16 Bytes)</text:p>
      <text:p text:style-name="P34">Non-confidential authentication and encryption key streams from <text:span text:style-name="T199">a </text:span>Smoke identit<text:span text:style-name="T199">y</text:span> <text:span text:style-name="T45">are generated as follows (elongate the first key stream)</text:span>:</text:p>
      <text:p text:style-name="P35">keystream1 := pbkdf2(sha512(id), // Salt</text:p>
      <text:p text:style-name="P35"><text:s text:c="21"/>id,</text:p>
      <text:p text:style-name="P35"><text:s text:c="21"/>4096, <text:s text:c="6"/>// Iteration Count</text:p>
      <text:p text:style-name="P35"><text:s text:c="21"/>160) <text:s text:c="7"/>// Bits (20 Bytes)</text:p>
      <text:p text:style-name="P35">keystream2 := pbkdf2(sha512(id), // Salt</text:p>
      <text:p text:style-name="P35"><text:s text:c="21"/><text:span text:style-name="T194">base64(</text:span>keystream1<text:span text:style-name="T194">)</text:span>,</text:p>
      <text:p text:style-name="P35"><text:s text:c="21"/>1, <text:s text:c="9"/>// Iteration Count</text:p>
      <text:p text:style-name="P35"><text:s text:c="21"/>768) <text:s text:c="7"/>// Bits (96 Bytes)</text:p>
      <text:p text:style-name="P31">The transport keys which are generated from Smoke <text:span text:style-name="T6">identities</text:span> may be used for exchanging public-key data <text:span text:style-name="T5">via the Echo Public-Key Share (EPKS) protocol.</text:span></text:p>
      <text:p text:style-name="P152">It is impossible to avoid <text:span text:style-name="T46">SipHash </text:span>collisions <text:span text:style-name="T39">as there are infinitely-many inputs and a limited number of outputs.</text:span></text:p>
      <text:p text:style-name="P152"/>
      <text:h text:style-name="P293" text:outline-level="1"><text:bookmark-start text:name="__RefHeading___Toc2547_3236038107"/>Smoke Pipes (<text:span text:style-name="T379">Dull </text:span><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289643584" text:style-name="L13">
        <text:list-item>
          <text:p text:style-name="P342"><text:bookmark-start text:name="__RefHeading___Toc2551_3236038107"/>Define a passthrough network interface in <text:span text:style-name="T318">the </text:span>Settings <text:span text:style-name="T318">activity</text:span>. Optionally, disable or enable TLS. <text:span text:style-name="T224">If TLS is enabled, it is expected that the defined endpoint supports TLS.</text:span><text:bookmark-end text:name="__RefHeading___Toc2551_3236038107"/></text:p>
        </text:list-item>
        <text:list-item>
          <text:p text:style-name="P342"><text:bookmark-start text:name="__RefHeading___Toc2553_3236038107"/>Prepare the endpoint service on the destination device. In this example: nc -l 192.168.178.15 4710 &gt; output.<text:bookmark-end text:name="__RefHeading___Toc2553_3236038107"/></text:p>
        </text:list-item>
        <text:list-item>
          <text:p text:style-name="P342"><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344"><text:bookmark-start text:name="__RefHeading___Toc2557_3236038107"/>Resume each file.<text:bookmark-end text:name="__RefHeading___Toc2557_3236038107"/></text:p>
        </text:list-item>
        <text:list-item>
          <text:p text:style-name="P346">The first file to be tagged is the first file to be transferred.</text:p>
        </text:list-item>
      </text:list>
      <text:p text:style-name="P177"><text:span text:style-name="T225">Using commands such as head and tail, it’s possible to partition the output file into separate files. Data may also be</text:span> pip<text:span text:style-name="T222">ed</text:span> <text:span text:style-name="T222">to </text:span>multiple endpoints.</text:p>
      <text:p text:style-name="P178"><text:span text:style-name="T229">A c</text:span>oncrete example follows.</text:p>
      <text:list xml:id="list30613194" text:style-name="L14">
        <text:list-item>
          <text:p text:style-name="P348">In a console: “nc -k -l 192.168.178.15 4710 &gt; output”. <text:span text:style-name="T226">If necessary, disable the firewall or prepare specific firewall rules on the destination device.</text:span></text:p>
        </text:list-item>
        <text:list-item>
          <text:p text:style-name="P348">Define the non-TLS passthrough 192.168.178.15:4710 in Smoke’<text:span text:style-name="T227">s Settings activity.</text:span></text:p>
        </text:list-item>
        <text:list-item>
          <text:p text:style-name="P349">Prepare 3 image files for distribution in Smoke.</text:p>
        </text:list-item>
        <text:list-item>
          <text:p text:style-name="P349">Activate the Rewind &amp; Resume All Steams context-<text:span text:style-name="T226">menu option </text:span>in the Steam activity.</text:p>
        </text:list-item>
        <text:list-item>
          <text:p text:style-name="P350">Once the 3 files have been transferred, observe the file sizes of each Steam.</text:p>
        </text:list-item>
        <text:list-item>
          <text:p text:style-name="P350">In a console: “head -c <text:span text:style-name="T228">sizeof(file a)</text:span> output &gt; file1”.</text:p>
        </text:list-item>
        <text:list-item>
          <text:p text:style-name="P350">In a console: “sha256 file1”. The digest must match the digest provided by Smoke.</text:p>
        </text:list-item>
        <text:list-item>
          <text:p text:style-name="P350">In a console: “<text:span text:style-name="T228">tail -c “$((sizeof(file a) + sizeof(file b)))” output | head -c sizeof(file a) &gt; file2”.</text:span></text:p>
        </text:list-item>
        <text:list-item>
          <text:p text:style-name="P351">In a consol<text:span text:style-name="T229">e:</text:span> “sha256 file2”. The digest must match the digest provided by Smoke.</text:p>
        </text:list-item>
        <text:list-item>
          <text:p text:style-name="P352">In a console: “tail -c sizeof(file c) output &gt; file3”.</text:p>
        </text:list-item>
        <text:list-item>
          <text:p text:style-name="P352">Finally: “sha256 file3”. The digest must match the digest provided by Smoke.</text:p>
        </text:list-item>
      </text:list>
      <text:p text:style-name="P185"><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236"/>
      <text:h text:style-name="P294" text:outline-level="1"><text:bookmark-start text:name="__RefHeading___Toc3830_3858584476"/>Smoke Pipes (<text:span text:style-name="T379">Vivid </text:span><text:span text:style-name="T225">Simple Steams)</text:span><text:bookmark-end text:name="__RefHeading___Toc3830_3858584476"/></text:h>
      <text:p text:style-name="P235">Piping through Smoke allows for the <text:span text:style-name="T222">transfer</text:span> of data from Smoke devices to network-capable, non-Smoke devices. The process is as follows:</text:p>
      <text:list xml:id="list174341588644886" text:continue-list="list289643584" text:style-name="L13">
        <text:list-item text:start-value="1">
          <text:p text:style-name="P343"><text:bookmark-start text:name="__RefHeading___Toc2551_32360381071"/>Define a passthrough network interface in <text:span text:style-name="T318">the </text:span>Settings <text:span text:style-name="T318">activity</text:span>. <text:span text:style-name="T379">E</text:span>nable TLS.<text:bookmark-end text:name="__RefHeading___Toc2551_32360381071"/></text:p>
        </text:list-item>
        <text:list-item>
          <text:p text:style-name="P343"><text:bookmark-start text:name="__RefHeading___Toc2553_32360381071"/>Prepare the endpoint service on the destination device. In this example: nc<text:span text:style-name="T380">at</text:span> -l 192.168.178.15 4710 --<text:span text:style-name="T380">ssl </text:span>&gt; output.<text:bookmark-end text:name="__RefHeading___Toc2553_32360381071"/></text:p>
        </text:list-item>
        <text:list-item>
          <text:p text:style-name="P343"><text:bookmark-start text:name="__RefHeading___Toc2555_32360381071"/>In the Steam activity, select a single file and specify the destination as Other (Non-Smoke). <text:span text:style-name="T225">Tag the file for transfer.</text:span> <text:span text:style-name="T225">Repeat as often as desired.</text:span><text:bookmark-end text:name="__RefHeading___Toc2555_32360381071"/></text:p>
        </text:list-item>
        <text:list-item>
          <text:p text:style-name="P345"><text:bookmark-start text:name="__RefHeading___Toc2557_32360381071"/>Resume each file.<text:bookmark-end text:name="__RefHeading___Toc2557_32360381071"/></text:p>
        </text:list-item>
        <text:list-item>
          <text:p text:style-name="P347">The first file to be tagged is the first file to be transferred.</text:p>
        </text:list-item>
      </text:list>
      <text:p text:style-name="P237"/>
      <text:h text:style-name="P295" text:outline-level="1"><text:bookmark-start text:name="__RefHeading___Toc1545_532530284"/><text:span text:style-name="T101">Software </text:span>Distribution<text:bookmark-end text:name="__RefHeading___Toc1545_532530284"/></text:h>
      <text:p text:style-name="P108">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109"/>
      <text:h text:style-name="P296"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2207912679" text:style-name="L15">
        <text:list-item>
          <text:p text:style-name="P353">Generate an ephemeral public-key pair. A public-key pair is generated per file. Do not generate a public-key pair if one already exists or if private keys (4) have been recorded.</text:p>
        </text:list-item>
        <text:list-item>
          <text:p text:style-name="P353">Locally record the ephemeral public-key pair.</text:p>
        </text:list-item>
        <text:list-item>
          <text:p text:style-name="P353">Transfer <text:span text:style-name="T310">the </text:span>ephemeral public key to <text:span text:style-name="T296">the </text:span>destination participant <text:span text:style-name="T357">repeatedly until private keys are received.</text:span></text:p>
        </text:list-item>
        <text:list-item>
          <text:p text:style-name="P353">Destination receives <text:span text:style-name="T309">the </text:span>ephemeral public key and generates private keys. Do not generate private keys if private keys already exist.</text:p>
        </text:list-item>
        <text:list-item>
          <text:p text:style-name="P353">Locally record <text:span text:style-name="T311">the </text:span>private keys, unless <text:span text:style-name="T312">the </text:span>private keys exist.</text:p>
        </text:list-item>
        <text:list-item>
          <text:p text:style-name="P353">Destination encrypts <text:span text:style-name="T313">the </text:span>private keys via the ephemeral public key and submits the results to the source participant.</text:p>
        </text:list-item>
        <text:list-item>
          <text:p text:style-name="P353">Source participant receives <text:span text:style-name="T314">the </text:span>bundle and deciphers the private keys via the ephemeral private key.</text:p>
        </text:list-item>
        <text:list-item>
          <text:p text:style-name="P353">Source participant records <text:span text:style-name="T316">the </text:span>private keys (4).</text:p>
        </text:list-item>
        <text:list-item>
          <text:p text:style-name="P353">Source participant deletes <text:span text:style-name="T315">the </text:span>ephemeral public-key pair from the local SQLite database.</text:p>
        </text:list-item>
        <text:list-item>
          <text:p text:style-name="P353">Destination participant <text:span text:style-name="T317">the </text:span>deletes ephemeral public key after the first packet of the Steam is <text:span text:style-name="T298">recorded.</text:span></text:p>
        </text:list-item>
      </text:list>
      <text:p text:style-name="P238">Smoke allows for multiple Steams to be received and transferred simultaneously.</text:p>
      <text:p text:style-name="P238"/>
      <text:h text:style-name="P297" text:outline-level="1"><text:bookmark-start text:name="__RefHeading___Toc25427_1406614763"/>Steamrolling<text:bookmark-end text:name="__RefHeading___Toc25427_1406614763"/></text:h>
      <text:p text:style-name="P231"><text:span text:style-name="T365">Steamrolling is the process of </text:span><text:span text:style-name="T375">real-time </text:span><text:span text:style-name="T366">broadcasting </text:span><text:span text:style-name="T378">of </text:span><text:span text:style-name="T381">complete and incomplete </text:span><text:span text:style-name="T366">inbound Steams. Let’s review a </text:span><text:span text:style-name="T377">colorful </text:span><text:span text:style-name="T366">example.</text:span></text:p>
      <text:p text:style-name="P232">*---------------*</text:p>
      <text:p text:style-name="P232">| Participant A | <text:span text:style-name="T377">&lt;--------------------------------------</text:span></text:p>
      <text:p text:style-name="P232">*---------------* <text:s text:c="38"/><text:span text:style-name="T377">|</text:span></text:p>
      <text:p text:style-name="P232"><text:s text:c="7"/>| <text:s text:c="47"/><text:span text:style-name="T377">|</text:span></text:p>
      <text:p text:style-name="P232"><text:s text:c="7"/>| (Steam A) <text:s text:c="37"/><text:span text:style-name="T377">|</text:span></text:p>
      <text:p text:style-name="P232"><text:s text:c="7"/>V <text:s text:c="47"/><text:span text:style-name="T377">|</text:span></text:p>
      <text:p text:style-name="P232">*---------------* <text:s/><text:span text:style-name="T367">(Steam A)</text:span> <text:s/>*---------------* <text:s text:c="8"/><text:span text:style-name="T377">| (Steam A)</text:span></text:p>
      <text:p text:style-name="P232">| Participant B | ----------&gt; | Participant C | <text:s text:c="8"/><text:span text:style-name="T377">|</text:span></text:p>
      <text:p text:style-name="P232">*---------------* <text:s text:c="12"/>*---------------* <text:s text:c="8"/><text:span text:style-name="T377">|</text:span></text:p>
      <text:p text:style-name="P232"><text:s text:c="7"/>| <text:s text:c="47"/><text:span text:style-name="T377">|</text:span></text:p>
      <text:p text:style-name="P232"><text:s text:c="7"/>| (Steam A) <text:s text:c="37"/><text:span text:style-name="T377">|</text:span></text:p>
      <text:p text:style-name="P232"><text:s text:c="7"/>V <text:s text:c="47"/><text:span text:style-name="T377">|</text:span></text:p>
      <text:p text:style-name="P232">*---------------* <text:s text:c="38"/><text:span text:style-name="T377">|</text:span></text:p>
      <text:p text:style-name="P232">| Participant <text:span text:style-name="T367">D</text:span> | <text:s text:c="38"/><text:span text:style-name="T377">|</text:span></text:p>
      <text:p text:style-name="P232">*---------------* <text:s text:c="38"/><text:span text:style-name="T377">|</text:span></text:p>
      <text:p text:style-name="P233"><text:s text:c="7"/>| <text:s text:c="47"/><text:span text:style-name="T377">|</text:span></text:p>
      <text:p text:style-name="P233"><text:s text:c="7"/>| (Steam A) <text:s text:c="37"/><text:span text:style-name="T377">|</text:span></text:p>
      <text:p text:style-name="P233"><text:s text:c="7"/>V <text:s text:c="47"/><text:span text:style-name="T377">|</text:span></text:p>
      <text:p text:style-name="P233">*---------------* <text:s text:c="38"/><text:span text:style-name="T377">|</text:span></text:p>
      <text:p text:style-name="P233">| Participant <text:span text:style-name="T376">E</text:span> | ---------------------------------------</text:p>
      <text:p text:style-name="P233">*---------------*</text:p>
      <text:p text:style-name="P234"><text:span text:style-name="T368">Participants C, D, </text:span><text:span text:style-name="T370">and E </text:span><text:span text:style-name="T368">shall receive Steam A data as participant B receives and writes </text:span><text:span text:style-name="T369">Steam A data</text:span><text:span text:style-name="T368">. </text:span><text:span text:style-name="T369">If the stream of bytes between A and B is </text:span><text:span text:style-name="T373">interrupted</text:span><text:span text:style-name="T369">, the </text:span><text:span text:style-name="T373">interruption</text:span><text:span text:style-name="T369"> will percolate throug</text:span><text:span text:style-name="T371">hout</text:span><text:span text:style-name="T369"> the network. </text:span><text:span text:style-name="T374">U</text:span><text:span text:style-name="T372">nique keys </text:span><text:span text:style-name="T374">are </text:span><text:span text:style-name="T372">established between each of the paired participants. </text:span></text:p>
      <text:p text:style-name="P99"/>
      <text:h text:style-name="P263" text:outline-level="1"><text:bookmark-start text:name="__RefHeading___Toc226_1901209788"/>TCP, UDP Protocols<text:bookmark-end text:name="__RefHeading___Toc226_1901209788"/></text:h>
      <text:p text:style-name="P140">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41"><text:span text:style-name="T10">E</text:span><text:span text:style-name="T9">xample UDP multicast address: 239.255.43.21.</text:span></text:p>
      <text:p text:style-name="P12"/>
      <text:h text:style-name="P298" text:outline-level="1"><text:bookmark-start text:name="__RefHeading___Toc857_1547525695"/><text:span text:style-name="T162">Task</text:span> Utilization<text:bookmark-end text:name="__RefHeading___Toc857_1547525695"/></text:h>
      <text:p text:style-name="P200"><text:span text:style-name="T299">Smoke is an extremely </text:span><text:span text:style-name="T162">task-oriented</text:span><text:span text:style-name="T299"> application.</text:span></text:p>
      <text:p text:style-name="P147"/>
      <text:h text:style-name="P299" text:outline-level="1"><text:bookmark-start text:name="__RefHeading__1732_663878714"/>Time<text:bookmark-end text:name="__RefHeading__1732_663878714"/></text:h>
      <text:p text:style-name="P160">Time references are included in various message structures. Therefore, it is important that <text:span text:style-name="T133">a device’s</text:span> local clock is correct. Smoke also performs numerous internal processes which are time-sensitive.</text:p>
      <text:p text:style-name="P189">Smoke shall notify the operator if the device’s Unix time differs from the Unix time of an external source <text:span text:style-name="T249">by approximately five seconds</text:span>. Notifications, <text:span text:style-name="T308">if enabled,</text:span> will occur every thirty seconds.</text:p>
      <text:p text:style-name="P189"/>
      <text:h text:style-name="P300" text:outline-level="1"><text:bookmark-start text:name="__RefHeading___Toc789_736866454"/>UDP Datagrams<text:bookmark-end text:name="__RefHeading___Toc789_736866454"/></text:h>
      <text:p text:style-name="P139">Outbound UDP messages are partitioned into 576-byte datagrams. For example, a 15000-byte message will be partitioned into 27 datagrams.</text:p>
      <text:p text:style-name="P139"/>
      <text:h text:style-name="P301" text:outline-level="1"><text:bookmark-start text:name="__RefHeading___Toc785_736866454"/>Verifying Public-Key Ownership<text:bookmark-end text:name="__RefHeading___Toc785_736866454"/></text:h>
      <text:p text:style-name="P184"><text:span text:style-name="T238">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9">Summary:</text:span></text:p>
      <text:list xml:id="list507663851" text:style-name="L16">
        <text:list-item>
          <text:p text:style-name="P354">Concatenate the <text:span text:style-name="T150">encoded forms of the </text:span>encryption and <text:span text:style-name="T150">the </text:span>signature public keys.</text:p>
        </text:list-item>
        <text:list-item>
          <text:p text:style-name="P354">Digitally sign the <text:span text:style-name="T150">concatenated product u</text:span>sing the private encryption key.</text:p>
        </text:list-item>
        <text:list-item>
          <text:p text:style-name="P354">Digitally sign the <text:span text:style-name="T150">concatenated product</text:span> using the private signature key.</text:p>
        </text:list-item>
        <text:list-item>
          <text:p text:style-name="P354">Bundle the two digital signatures.</text:p>
        </text:list-item>
      </text:list>
      <text:p text:style-name="P2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2-05-27T17:43:40.012818303</dc:date>
    <meta:editing-duration>P13DT6H49M22S</meta:editing-duration>
    <meta:editing-cycles>1500</meta:editing-cycles>
    <meta:generator>LibreOffice/7.3.3.2$Linux_X86_64 LibreOffice_project/30$Build-2</meta:generator>
    <meta:print-date>2021-06-28T21:48:23.348264092</meta:print-date>
    <meta:document-statistic meta:table-count="0" meta:image-count="0" meta:object-count="0" meta:page-count="69" meta:paragraph-count="914" meta:word-count="7009" meta:character-count="47213" meta:non-whitespace-character-count="38757"/>
  </office:meta>
</office:document-meta>
</file>